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1.0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1" table:default-cell-style-name="Default"/>
        <table:table-column table:style-name="co4" table:default-cell-style-name="ce5"/>
        <table:table-column table:style-name="co1" table:default-cell-style-name="Default"/>
        <table:table-column table:style-name="co4" table:default-cell-style-name="ce5"/>
        <table:table-column table:style-name="co1" table:default-cell-style-name="Default"/>
        <table:table-column table:style-name="co4" table:default-cell-style-name="ce5"/>
        <table:table-column table:style-name="co1" table:default-cell-style-name="Default"/>
        <table:table-row table:style-name="ro1">
          <table:table-cell table:style-name="ce1" office:value-type="string">
            <text:p>Pruebas Sudoku Backtracking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ce2" office:value-type="string">
            <text:p>Nodos</text:p>
          </table:table-cell>
          <table:table-cell table:style-name="Default" office:value-type="string">
            <text:p>Tiempo</text:p>
          </table:table-cell>
          <table:table-cell table:style-name="ce2" office:value-type="string">
            <text:p>Nodos</text:p>
          </table:table-cell>
          <table:table-cell table:style-name="Default" office:value-type="string">
            <text:p>Tiempo</text:p>
          </table:table-cell>
          <table:table-cell table:style-name="ce2" office:value-type="string">
            <text:p>Nodos</text:p>
          </table:table-cell>
          <table:table-cell table:style-name="Default" office:value-type="string">
            <text:p>Tiempo</text:p>
          </table:table-cell>
          <table:table-cell table:style-name="ce2" office:value-type="string">
            <text:p>Nodos</text:p>
          </table:table-cell>
          <table:table-cell table:style-name="Default" office:value-type="string">
            <text:p>Tiempo</text:p>
          </table:table-cell>
          <table:table-cell/>
        </table:table-row>
        <table:table-row table:style-name="ro2">
          <table:table-cell office:value-type="string">
            <text:p>Tablero</text:p>
          </table:table-cell>
          <table:table-cell table:style-name="Default" office:value-type="string">
            <text:p>Sin Optimizar</text:p>
          </table:table-cell>
          <table:table-cell table:style-name="Default" office:value-type="string">
            <text:p>Sin optimizar</text:p>
          </table:table-cell>
          <table:table-cell office:value-type="string">
            <text:p>MRV</text:p>
          </table:table-cell>
          <table:table-cell table:style-name="Default" office:value-type="string">
            <text:p>MRV</text:p>
          </table:table-cell>
          <table:table-cell office:value-type="string">
            <text:p>MRV + Menos Conflictivo</text:p>
          </table:table-cell>
          <table:table-cell table:style-name="Default" office:value-type="string">
            <text:p>MRV + Menos Conflictivo</text:p>
          </table:table-cell>
          <table:table-cell office:value-type="string">
            <text:p>MRV + Más Conflictivo</text:p>
          </table:table-cell>
          <table:table-cell table:style-name="Default" office:value-type="string">
            <text:p>MRV + Más Conflictivo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time" office:time-value="PT00H00M00.013972S">
            <text:p>00:00.013972</text:p>
          </table:table-cell>
          <table:table-cell office:value-type="float" office:value="1">
            <text:p>1</text:p>
          </table:table-cell>
          <table:table-cell office:value-type="time" office:time-value="PT00H00M00.01192S">
            <text:p>00:00.011920</text:p>
          </table:table-cell>
          <table:table-cell office:value-type="float" office:value="1">
            <text:p>1</text:p>
          </table:table-cell>
          <table:table-cell office:value-type="time" office:time-value="PT00H00M00.012215S">
            <text:p>00:00.012215</text:p>
          </table:table-cell>
          <table:table-cell office:value-type="float" office:value="1">
            <text:p>1</text:p>
          </table:table-cell>
          <table:table-cell office:value-type="time" office:time-value="PT00H00M00.015292S">
            <text:p>00:00.01529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time" office:time-value="PT00H00M00.01254S">
            <text:p>00:00.012540</text:p>
          </table:table-cell>
          <table:table-cell office:value-type="float" office:value="1">
            <text:p>1</text:p>
          </table:table-cell>
          <table:table-cell office:value-type="time" office:time-value="PT00H00M00.013318S">
            <text:p>00:00.013318</text:p>
          </table:table-cell>
          <table:table-cell office:value-type="float" office:value="1">
            <text:p>1</text:p>
          </table:table-cell>
          <table:table-cell office:value-type="time" office:time-value="PT00H00M00.012647S">
            <text:p>00:00.012647</text:p>
          </table:table-cell>
          <table:table-cell office:value-type="float" office:value="1">
            <text:p>1</text:p>
          </table:table-cell>
          <table:table-cell office:value-type="time" office:time-value="PT00H00M00.014688S">
            <text:p>00:00.014688</text:p>
          </table:table-cell>
          <table:table-cell>
            <draw:frame table:end-cell-address="Sheet1.Q22" table:end-x="0.0248in" table:end-y="0.0272in" draw:z-index="0" draw:style-name="gr1" svg:width="5.9776in" svg:height="2.8213in" svg:x="0.2705in" svg:y="0.052in">
              <draw:object draw:notify-on-update-of-ranges="Sheet1.C3:Sheet1.C3 Sheet1.C4:Sheet1.C103 Sheet1.A4:Sheet1.A103 Sheet1.E3:Sheet1.E3 Sheet1.E4:Sheet1.E103 Sheet1.A4:Sheet1.A103 Sheet1.G3:Sheet1.G3 Sheet1.G4:Sheet1.G103 Sheet1.A4:Sheet1.A103 Sheet1.I3:Sheet1.I3 Sheet1.I4:Sheet1.I103 Sheet1.A4:Sheet1.A10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time" office:time-value="PT00H00M00.012372S">
            <text:p>00:00.012372</text:p>
          </table:table-cell>
          <table:table-cell office:value-type="float" office:value="1">
            <text:p>1</text:p>
          </table:table-cell>
          <table:table-cell office:value-type="time" office:time-value="PT00H00M00.014565S">
            <text:p>00:00.014565</text:p>
          </table:table-cell>
          <table:table-cell office:value-type="float" office:value="1">
            <text:p>1</text:p>
          </table:table-cell>
          <table:table-cell office:value-type="time" office:time-value="PT00H00M00.013411S">
            <text:p>00:00.013411</text:p>
          </table:table-cell>
          <table:table-cell office:value-type="float" office:value="1">
            <text:p>1</text:p>
          </table:table-cell>
          <table:table-cell office:value-type="time" office:time-value="PT00H00M00.01322S">
            <text:p>00:00.01322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time" office:time-value="PT00H00M00.015333S">
            <text:p>00:00.015333</text:p>
          </table:table-cell>
          <table:table-cell office:value-type="float" office:value="1">
            <text:p>1</text:p>
          </table:table-cell>
          <table:table-cell office:value-type="time" office:time-value="PT00H00M00.01783S">
            <text:p>00:00.017830</text:p>
          </table:table-cell>
          <table:table-cell office:value-type="float" office:value="1">
            <text:p>1</text:p>
          </table:table-cell>
          <table:table-cell office:value-type="time" office:time-value="PT00H00M00.015668S">
            <text:p>00:00.015668</text:p>
          </table:table-cell>
          <table:table-cell office:value-type="float" office:value="1">
            <text:p>1</text:p>
          </table:table-cell>
          <table:table-cell office:value-type="time" office:time-value="PT00H00M00.017342S">
            <text:p>00:00.017342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time" office:time-value="PT00H00M00.012477S">
            <text:p>00:00.012477</text:p>
          </table:table-cell>
          <table:table-cell office:value-type="float" office:value="1">
            <text:p>1</text:p>
          </table:table-cell>
          <table:table-cell office:value-type="time" office:time-value="PT00H00M00.012783S">
            <text:p>00:00.012783</text:p>
          </table:table-cell>
          <table:table-cell office:value-type="float" office:value="1">
            <text:p>1</text:p>
          </table:table-cell>
          <table:table-cell office:value-type="time" office:time-value="PT00H00M00.012499S">
            <text:p>00:00.012499</text:p>
          </table:table-cell>
          <table:table-cell office:value-type="float" office:value="1">
            <text:p>1</text:p>
          </table:table-cell>
          <table:table-cell office:value-type="time" office:time-value="PT00H00M00.013456S">
            <text:p>00:00.013456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time" office:time-value="PT00H00M00.012311S">
            <text:p>00:00.012311</text:p>
          </table:table-cell>
          <table:table-cell office:value-type="float" office:value="1">
            <text:p>1</text:p>
          </table:table-cell>
          <table:table-cell office:value-type="time" office:time-value="PT00H00M00.012167S">
            <text:p>00:00.012167</text:p>
          </table:table-cell>
          <table:table-cell office:value-type="float" office:value="1">
            <text:p>1</text:p>
          </table:table-cell>
          <table:table-cell office:value-type="time" office:time-value="PT00H00M00.013089S">
            <text:p>00:00.013089</text:p>
          </table:table-cell>
          <table:table-cell office:value-type="float" office:value="1">
            <text:p>1</text:p>
          </table:table-cell>
          <table:table-cell office:value-type="time" office:time-value="PT00H00M00.013733S">
            <text:p>00:00.013733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time" office:time-value="PT00H00M00.020394S">
            <text:p>00:00.020394</text:p>
          </table:table-cell>
          <table:table-cell office:value-type="float" office:value="1">
            <text:p>1</text:p>
          </table:table-cell>
          <table:table-cell office:value-type="time" office:time-value="PT00H00M00.021715S">
            <text:p>00:00.021715</text:p>
          </table:table-cell>
          <table:table-cell office:value-type="float" office:value="1">
            <text:p>1</text:p>
          </table:table-cell>
          <table:table-cell office:value-type="time" office:time-value="PT00H00M00.024285S">
            <text:p>00:00.024285</text:p>
          </table:table-cell>
          <table:table-cell office:value-type="float" office:value="1">
            <text:p>1</text:p>
          </table:table-cell>
          <table:table-cell office:value-type="time" office:time-value="PT00H00M00.022441S">
            <text:p>00:00.022441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time" office:time-value="PT00H00M00.012775S">
            <text:p>00:00.012775</text:p>
          </table:table-cell>
          <table:table-cell office:value-type="float" office:value="1">
            <text:p>1</text:p>
          </table:table-cell>
          <table:table-cell office:value-type="time" office:time-value="PT00H00M00.013152S">
            <text:p>00:00.013152</text:p>
          </table:table-cell>
          <table:table-cell office:value-type="float" office:value="1">
            <text:p>1</text:p>
          </table:table-cell>
          <table:table-cell office:value-type="time" office:time-value="PT00H00M00.014634S">
            <text:p>00:00.014634</text:p>
          </table:table-cell>
          <table:table-cell office:value-type="float" office:value="1">
            <text:p>1</text:p>
          </table:table-cell>
          <table:table-cell office:value-type="time" office:time-value="PT00H00M00.015377S">
            <text:p>00:00.015377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time" office:time-value="PT00H00M00.013767S">
            <text:p>00:00.013767</text:p>
          </table:table-cell>
          <table:table-cell office:value-type="float" office:value="1">
            <text:p>1</text:p>
          </table:table-cell>
          <table:table-cell office:value-type="time" office:time-value="PT00H00M00.015886S">
            <text:p>00:00.015886</text:p>
          </table:table-cell>
          <table:table-cell office:value-type="float" office:value="1">
            <text:p>1</text:p>
          </table:table-cell>
          <table:table-cell office:value-type="time" office:time-value="PT00H00M00.013738S">
            <text:p>00:00.013738</text:p>
          </table:table-cell>
          <table:table-cell office:value-type="float" office:value="1">
            <text:p>1</text:p>
          </table:table-cell>
          <table:table-cell office:value-type="time" office:time-value="PT00H00M00.01551S">
            <text:p>00:00.01551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time" office:time-value="PT00H00M00.01529S">
            <text:p>00:00.015290</text:p>
          </table:table-cell>
          <table:table-cell office:value-type="float" office:value="1">
            <text:p>1</text:p>
          </table:table-cell>
          <table:table-cell office:value-type="time" office:time-value="PT00H00M00.013359S">
            <text:p>00:00.013359</text:p>
          </table:table-cell>
          <table:table-cell office:value-type="float" office:value="1">
            <text:p>1</text:p>
          </table:table-cell>
          <table:table-cell office:value-type="time" office:time-value="PT00H00M00.01477S">
            <text:p>00:00.014770</text:p>
          </table:table-cell>
          <table:table-cell office:value-type="float" office:value="1">
            <text:p>1</text:p>
          </table:table-cell>
          <table:table-cell office:value-type="time" office:time-value="PT00H00M00.014781S">
            <text:p>00:00.014781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time" office:time-value="PT00H00M00.015275S">
            <text:p>00:00.015275</text:p>
          </table:table-cell>
          <table:table-cell office:value-type="float" office:value="1">
            <text:p>1</text:p>
          </table:table-cell>
          <table:table-cell office:value-type="time" office:time-value="PT00H00M00.018658S">
            <text:p>00:00.018658</text:p>
          </table:table-cell>
          <table:table-cell office:value-type="float" office:value="1">
            <text:p>1</text:p>
          </table:table-cell>
          <table:table-cell office:value-type="time" office:time-value="PT00H00M00.015044S">
            <text:p>00:00.015044</text:p>
          </table:table-cell>
          <table:table-cell office:value-type="float" office:value="1">
            <text:p>1</text:p>
          </table:table-cell>
          <table:table-cell office:value-type="time" office:time-value="PT00H00M00.015165S">
            <text:p>00:00.015165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time" office:time-value="PT00H00M00.014452S">
            <text:p>00:00.014452</text:p>
          </table:table-cell>
          <table:table-cell office:value-type="float" office:value="1">
            <text:p>1</text:p>
          </table:table-cell>
          <table:table-cell office:value-type="time" office:time-value="PT00H00M00.014217S">
            <text:p>00:00.014217</text:p>
          </table:table-cell>
          <table:table-cell office:value-type="float" office:value="1">
            <text:p>1</text:p>
          </table:table-cell>
          <table:table-cell office:value-type="time" office:time-value="PT00H00M00.012228S">
            <text:p>00:00.012228</text:p>
          </table:table-cell>
          <table:table-cell office:value-type="float" office:value="1">
            <text:p>1</text:p>
          </table:table-cell>
          <table:table-cell office:value-type="time" office:time-value="PT00H00M00.014296S">
            <text:p>00:00.014296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time" office:time-value="PT00H00M00.014196S">
            <text:p>00:00.014196</text:p>
          </table:table-cell>
          <table:table-cell office:value-type="float" office:value="1">
            <text:p>1</text:p>
          </table:table-cell>
          <table:table-cell office:value-type="time" office:time-value="PT00H00M00.014277S">
            <text:p>00:00.014277</text:p>
          </table:table-cell>
          <table:table-cell office:value-type="float" office:value="1">
            <text:p>1</text:p>
          </table:table-cell>
          <table:table-cell office:value-type="time" office:time-value="PT00H00M00.01938S">
            <text:p>00:00.019380</text:p>
          </table:table-cell>
          <table:table-cell office:value-type="float" office:value="1">
            <text:p>1</text:p>
          </table:table-cell>
          <table:table-cell office:value-type="time" office:time-value="PT00H00M00.014409S">
            <text:p>00:00.014409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time" office:time-value="PT00H00M00.014203S">
            <text:p>00:00.014203</text:p>
          </table:table-cell>
          <table:table-cell office:value-type="float" office:value="1">
            <text:p>1</text:p>
          </table:table-cell>
          <table:table-cell office:value-type="time" office:time-value="PT00H00M00.014328S">
            <text:p>00:00.014328</text:p>
          </table:table-cell>
          <table:table-cell office:value-type="float" office:value="1">
            <text:p>1</text:p>
          </table:table-cell>
          <table:table-cell office:value-type="time" office:time-value="PT00H00M00.014111S">
            <text:p>00:00.014111</text:p>
          </table:table-cell>
          <table:table-cell office:value-type="float" office:value="1">
            <text:p>1</text:p>
          </table:table-cell>
          <table:table-cell office:value-type="time" office:time-value="PT00H00M00.01618S">
            <text:p>00:00.01618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time" office:time-value="PT00H00M00.015941S">
            <text:p>00:00.015941</text:p>
          </table:table-cell>
          <table:table-cell office:value-type="float" office:value="1">
            <text:p>1</text:p>
          </table:table-cell>
          <table:table-cell office:value-type="time" office:time-value="PT00H00M00.015339S">
            <text:p>00:00.015339</text:p>
          </table:table-cell>
          <table:table-cell office:value-type="float" office:value="1">
            <text:p>1</text:p>
          </table:table-cell>
          <table:table-cell office:value-type="time" office:time-value="PT00H00M00.015234S">
            <text:p>00:00.015234</text:p>
          </table:table-cell>
          <table:table-cell office:value-type="float" office:value="1">
            <text:p>1</text:p>
          </table:table-cell>
          <table:table-cell office:value-type="time" office:time-value="PT00H00M00.017385S">
            <text:p>00:00.017385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time" office:time-value="PT00H00M00.017423S">
            <text:p>00:00.017423</text:p>
          </table:table-cell>
          <table:table-cell office:value-type="float" office:value="1">
            <text:p>1</text:p>
          </table:table-cell>
          <table:table-cell office:value-type="time" office:time-value="PT00H00M00.016876S">
            <text:p>00:00.016876</text:p>
          </table:table-cell>
          <table:table-cell office:value-type="float" office:value="1">
            <text:p>1</text:p>
          </table:table-cell>
          <table:table-cell office:value-type="time" office:time-value="PT00H00M00.01614S">
            <text:p>00:00.016140</text:p>
          </table:table-cell>
          <table:table-cell office:value-type="float" office:value="1">
            <text:p>1</text:p>
          </table:table-cell>
          <table:table-cell office:value-type="time" office:time-value="PT00H00M00.017468S">
            <text:p>00:00.01746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time" office:time-value="PT00H00M00.014673S">
            <text:p>00:00.014673</text:p>
          </table:table-cell>
          <table:table-cell office:value-type="float" office:value="1">
            <text:p>1</text:p>
          </table:table-cell>
          <table:table-cell office:value-type="time" office:time-value="PT00H00M00.014385S">
            <text:p>00:00.014385</text:p>
          </table:table-cell>
          <table:table-cell office:value-type="float" office:value="1">
            <text:p>1</text:p>
          </table:table-cell>
          <table:table-cell office:value-type="time" office:time-value="PT00H00M00.015445S">
            <text:p>00:00.015445</text:p>
          </table:table-cell>
          <table:table-cell office:value-type="float" office:value="1">
            <text:p>1</text:p>
          </table:table-cell>
          <table:table-cell office:value-type="time" office:time-value="PT00H00M00.014656S">
            <text:p>00:00.014656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time" office:time-value="PT00H00M00.015972S">
            <text:p>00:00.015972</text:p>
          </table:table-cell>
          <table:table-cell office:value-type="float" office:value="1">
            <text:p>1</text:p>
          </table:table-cell>
          <table:table-cell office:value-type="time" office:time-value="PT00H00M00.019112S">
            <text:p>00:00.019112</text:p>
          </table:table-cell>
          <table:table-cell office:value-type="float" office:value="1">
            <text:p>1</text:p>
          </table:table-cell>
          <table:table-cell office:value-type="time" office:time-value="PT00H00M00.01901S">
            <text:p>00:00.019010</text:p>
          </table:table-cell>
          <table:table-cell office:value-type="float" office:value="1">
            <text:p>1</text:p>
          </table:table-cell>
          <table:table-cell office:value-type="time" office:time-value="PT00H00M00.015602S">
            <text:p>00:00.015602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time" office:time-value="PT00H00M00.014321S">
            <text:p>00:00.014321</text:p>
          </table:table-cell>
          <table:table-cell office:value-type="float" office:value="1">
            <text:p>1</text:p>
          </table:table-cell>
          <table:table-cell office:value-type="time" office:time-value="PT00H00M00.013004S">
            <text:p>00:00.013004</text:p>
          </table:table-cell>
          <table:table-cell office:value-type="float" office:value="1">
            <text:p>1</text:p>
          </table:table-cell>
          <table:table-cell office:value-type="time" office:time-value="PT00H00M00.014758S">
            <text:p>00:00.014758</text:p>
          </table:table-cell>
          <table:table-cell office:value-type="float" office:value="1">
            <text:p>1</text:p>
          </table:table-cell>
          <table:table-cell office:value-type="time" office:time-value="PT00H00M00.012782S">
            <text:p>00:00.012782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time" office:time-value="PT00H00M00.011997S">
            <text:p>00:00.011997</text:p>
          </table:table-cell>
          <table:table-cell office:value-type="float" office:value="1">
            <text:p>1</text:p>
          </table:table-cell>
          <table:table-cell office:value-type="time" office:time-value="PT00H00M00.013053S">
            <text:p>00:00.013053</text:p>
          </table:table-cell>
          <table:table-cell office:value-type="float" office:value="1">
            <text:p>1</text:p>
          </table:table-cell>
          <table:table-cell office:value-type="time" office:time-value="PT00H00M00.014202S">
            <text:p>00:00.014202</text:p>
          </table:table-cell>
          <table:table-cell office:value-type="float" office:value="1">
            <text:p>1</text:p>
          </table:table-cell>
          <table:table-cell office:value-type="time" office:time-value="PT00H00M00.01194S">
            <text:p>00:00.011940</text:p>
          </table:table-cell>
          <table:table-cell>
            <draw:frame table:end-cell-address="Sheet1.P40" table:end-x="0.8843in" table:end-y="0.0705in" draw:z-index="1" draw:style-name="gr1" svg:width="5.9776in" svg:height="2.8213in" svg:x="0.2409in" svg:y="0.0953in">
              <draw:object draw:notify-on-update-of-ranges="Sheet1.B3:Sheet1.B3 Sheet1.B4:Sheet1.B103 Sheet1.A4:Sheet1.A103 Sheet1.D3:Sheet1.D3 Sheet1.D4:Sheet1.D103 Sheet1.A4:Sheet1.A103 Sheet1.F3:Sheet1.F3 Sheet1.F4:Sheet1.F103 Sheet1.A4:Sheet1.A103 Sheet1.H3:Sheet1.H3 Sheet1.H4:Sheet1.H103 Sheet1.A4:Sheet1.A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time" office:time-value="PT00H00M00.016961S">
            <text:p>00:00.016961</text:p>
          </table:table-cell>
          <table:table-cell office:value-type="float" office:value="1">
            <text:p>1</text:p>
          </table:table-cell>
          <table:table-cell office:value-type="time" office:time-value="PT00H00M00.017119S">
            <text:p>00:00.017119</text:p>
          </table:table-cell>
          <table:table-cell office:value-type="float" office:value="1">
            <text:p>1</text:p>
          </table:table-cell>
          <table:table-cell office:value-type="time" office:time-value="PT00H00M00.015559S">
            <text:p>00:00.015559</text:p>
          </table:table-cell>
          <table:table-cell office:value-type="float" office:value="1">
            <text:p>1</text:p>
          </table:table-cell>
          <table:table-cell office:value-type="time" office:time-value="PT00H00M00.016806S">
            <text:p>00:00.016806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time" office:time-value="PT00H00M00.018109S">
            <text:p>00:00.018109</text:p>
          </table:table-cell>
          <table:table-cell office:value-type="float" office:value="1">
            <text:p>1</text:p>
          </table:table-cell>
          <table:table-cell office:value-type="time" office:time-value="PT00H00M00.016542S">
            <text:p>00:00.016542</text:p>
          </table:table-cell>
          <table:table-cell office:value-type="float" office:value="1">
            <text:p>1</text:p>
          </table:table-cell>
          <table:table-cell office:value-type="time" office:time-value="PT00H00M00.017806S">
            <text:p>00:00.017806</text:p>
          </table:table-cell>
          <table:table-cell office:value-type="float" office:value="1">
            <text:p>1</text:p>
          </table:table-cell>
          <table:table-cell office:value-type="time" office:time-value="PT00H00M00.017999S">
            <text:p>00:00.017999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time" office:time-value="PT00H00M00.015427S">
            <text:p>00:00.015427</text:p>
          </table:table-cell>
          <table:table-cell office:value-type="float" office:value="1">
            <text:p>1</text:p>
          </table:table-cell>
          <table:table-cell office:value-type="time" office:time-value="PT00H00M00.015739S">
            <text:p>00:00.015739</text:p>
          </table:table-cell>
          <table:table-cell office:value-type="float" office:value="1">
            <text:p>1</text:p>
          </table:table-cell>
          <table:table-cell office:value-type="time" office:time-value="PT00H00M00.016819S">
            <text:p>00:00.016819</text:p>
          </table:table-cell>
          <table:table-cell office:value-type="float" office:value="1">
            <text:p>1</text:p>
          </table:table-cell>
          <table:table-cell office:value-type="time" office:time-value="PT00H00M00.01522S">
            <text:p>00:00.01522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time" office:time-value="PT00H00M00.014456S">
            <text:p>00:00.014456</text:p>
          </table:table-cell>
          <table:table-cell office:value-type="float" office:value="1">
            <text:p>1</text:p>
          </table:table-cell>
          <table:table-cell office:value-type="time" office:time-value="PT00H00M00.016714S">
            <text:p>00:00.016714</text:p>
          </table:table-cell>
          <table:table-cell office:value-type="float" office:value="1">
            <text:p>1</text:p>
          </table:table-cell>
          <table:table-cell office:value-type="time" office:time-value="PT00H00M00.016766S">
            <text:p>00:00.016766</text:p>
          </table:table-cell>
          <table:table-cell office:value-type="float" office:value="1">
            <text:p>1</text:p>
          </table:table-cell>
          <table:table-cell office:value-type="time" office:time-value="PT00H00M00.014482S">
            <text:p>00:00.014482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time" office:time-value="PT00H00M00.024662S">
            <text:p>00:00.024662</text:p>
          </table:table-cell>
          <table:table-cell office:value-type="float" office:value="1">
            <text:p>1</text:p>
          </table:table-cell>
          <table:table-cell office:value-type="time" office:time-value="PT00H00M00.024905S">
            <text:p>00:00.024905</text:p>
          </table:table-cell>
          <table:table-cell office:value-type="float" office:value="1">
            <text:p>1</text:p>
          </table:table-cell>
          <table:table-cell office:value-type="time" office:time-value="PT00H00M00.026563S">
            <text:p>00:00.026563</text:p>
          </table:table-cell>
          <table:table-cell office:value-type="float" office:value="1">
            <text:p>1</text:p>
          </table:table-cell>
          <table:table-cell office:value-type="time" office:time-value="PT00H00M00.02489S">
            <text:p>00:00.02489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time" office:time-value="PT00H00M00.018398S">
            <text:p>00:00.018398</text:p>
          </table:table-cell>
          <table:table-cell office:value-type="float" office:value="1">
            <text:p>1</text:p>
          </table:table-cell>
          <table:table-cell office:value-type="time" office:time-value="PT00H00M00.019159S">
            <text:p>00:00.019159</text:p>
          </table:table-cell>
          <table:table-cell office:value-type="float" office:value="1">
            <text:p>1</text:p>
          </table:table-cell>
          <table:table-cell office:value-type="time" office:time-value="PT00H00M00.020318S">
            <text:p>00:00.020318</text:p>
          </table:table-cell>
          <table:table-cell office:value-type="float" office:value="1">
            <text:p>1</text:p>
          </table:table-cell>
          <table:table-cell office:value-type="time" office:time-value="PT00H00M00.019035S">
            <text:p>00:00.019035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time" office:time-value="PT00H00M00.015875S">
            <text:p>00:00.015875</text:p>
          </table:table-cell>
          <table:table-cell office:value-type="float" office:value="1">
            <text:p>1</text:p>
          </table:table-cell>
          <table:table-cell office:value-type="time" office:time-value="PT00H00M00.015824S">
            <text:p>00:00.015824</text:p>
          </table:table-cell>
          <table:table-cell office:value-type="float" office:value="1">
            <text:p>1</text:p>
          </table:table-cell>
          <table:table-cell office:value-type="time" office:time-value="PT00H00M00.015803S">
            <text:p>00:00.015803</text:p>
          </table:table-cell>
          <table:table-cell office:value-type="float" office:value="1">
            <text:p>1</text:p>
          </table:table-cell>
          <table:table-cell office:value-type="time" office:time-value="PT00H00M00.017639S">
            <text:p>00:00.017639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time" office:time-value="PT00H00M00.014877S">
            <text:p>00:00.014877</text:p>
          </table:table-cell>
          <table:table-cell office:value-type="float" office:value="1">
            <text:p>1</text:p>
          </table:table-cell>
          <table:table-cell office:value-type="time" office:time-value="PT00H00M00.014826S">
            <text:p>00:00.014826</text:p>
          </table:table-cell>
          <table:table-cell office:value-type="float" office:value="1">
            <text:p>1</text:p>
          </table:table-cell>
          <table:table-cell office:value-type="time" office:time-value="PT00H00M00.015473S">
            <text:p>00:00.015473</text:p>
          </table:table-cell>
          <table:table-cell office:value-type="float" office:value="1">
            <text:p>1</text:p>
          </table:table-cell>
          <table:table-cell office:value-type="time" office:time-value="PT00H00M00.014789S">
            <text:p>00:00.014789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time" office:time-value="PT00H00M00.014399S">
            <text:p>00:00.014399</text:p>
          </table:table-cell>
          <table:table-cell office:value-type="float" office:value="1">
            <text:p>1</text:p>
          </table:table-cell>
          <table:table-cell office:value-type="time" office:time-value="PT00H00M00.012485S">
            <text:p>00:00.012485</text:p>
          </table:table-cell>
          <table:table-cell office:value-type="float" office:value="1">
            <text:p>1</text:p>
          </table:table-cell>
          <table:table-cell office:value-type="time" office:time-value="PT00H00M00.014333S">
            <text:p>00:00.014333</text:p>
          </table:table-cell>
          <table:table-cell office:value-type="float" office:value="1">
            <text:p>1</text:p>
          </table:table-cell>
          <table:table-cell office:value-type="time" office:time-value="PT00H00M00.012436S">
            <text:p>00:00.012436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time" office:time-value="PT00H00M00.015759S">
            <text:p>00:00.015759</text:p>
          </table:table-cell>
          <table:table-cell office:value-type="float" office:value="1">
            <text:p>1</text:p>
          </table:table-cell>
          <table:table-cell office:value-type="time" office:time-value="PT00H00M00.017136S">
            <text:p>00:00.017136</text:p>
          </table:table-cell>
          <table:table-cell office:value-type="float" office:value="1">
            <text:p>1</text:p>
          </table:table-cell>
          <table:table-cell office:value-type="time" office:time-value="PT00H00M00.01916S">
            <text:p>00:00.019160</text:p>
          </table:table-cell>
          <table:table-cell office:value-type="float" office:value="1">
            <text:p>1</text:p>
          </table:table-cell>
          <table:table-cell office:value-type="time" office:time-value="PT00H00M00.015928S">
            <text:p>00:00.015928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time" office:time-value="PT00H00M00.016899S">
            <text:p>00:00.016899</text:p>
          </table:table-cell>
          <table:table-cell office:value-type="float" office:value="1">
            <text:p>1</text:p>
          </table:table-cell>
          <table:table-cell office:value-type="time" office:time-value="PT00H00M00.015634S">
            <text:p>00:00.015634</text:p>
          </table:table-cell>
          <table:table-cell office:value-type="float" office:value="1">
            <text:p>1</text:p>
          </table:table-cell>
          <table:table-cell office:value-type="time" office:time-value="PT00H00M00.015147S">
            <text:p>00:00.015147</text:p>
          </table:table-cell>
          <table:table-cell office:value-type="float" office:value="1">
            <text:p>1</text:p>
          </table:table-cell>
          <table:table-cell office:value-type="time" office:time-value="PT00H00M00.015276S">
            <text:p>00:00.015276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1">
            <text:p>101</text:p>
          </table:table-cell>
          <table:table-cell office:value-type="time" office:time-value="PT00H00M00.019027S">
            <text:p>00:00.019027</text:p>
          </table:table-cell>
          <table:table-cell office:value-type="float" office:value="75">
            <text:p>75</text:p>
          </table:table-cell>
          <table:table-cell office:value-type="time" office:time-value="PT00H00M00.018853S">
            <text:p>00:00.018853</text:p>
          </table:table-cell>
          <table:table-cell office:value-type="float" office:value="77">
            <text:p>77</text:p>
          </table:table-cell>
          <table:table-cell office:value-type="time" office:time-value="PT00H00M00.022805S">
            <text:p>00:00.022805</text:p>
          </table:table-cell>
          <table:table-cell office:value-type="float" office:value="75">
            <text:p>75</text:p>
          </table:table-cell>
          <table:table-cell office:value-type="time" office:time-value="PT00H00M00.02176S">
            <text:p>00:00.021760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time" office:time-value="PT00H00M00.015822S">
            <text:p>00:00.015822</text:p>
          </table:table-cell>
          <table:table-cell office:value-type="float" office:value="1">
            <text:p>1</text:p>
          </table:table-cell>
          <table:table-cell office:value-type="time" office:time-value="PT00H00M00.015468S">
            <text:p>00:00.015468</text:p>
          </table:table-cell>
          <table:table-cell office:value-type="float" office:value="1">
            <text:p>1</text:p>
          </table:table-cell>
          <table:table-cell office:value-type="time" office:time-value="PT00H00M00.016421S">
            <text:p>00:00.016421</text:p>
          </table:table-cell>
          <table:table-cell office:value-type="float" office:value="1">
            <text:p>1</text:p>
          </table:table-cell>
          <table:table-cell office:value-type="time" office:time-value="PT00H00M00.01786S">
            <text:p>00:00.017860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time" office:time-value="PT00H00M00.018866S">
            <text:p>00:00.018866</text:p>
          </table:table-cell>
          <table:table-cell office:value-type="float" office:value="1">
            <text:p>1</text:p>
          </table:table-cell>
          <table:table-cell office:value-type="time" office:time-value="PT00H00M00.018553S">
            <text:p>00:00.018553</text:p>
          </table:table-cell>
          <table:table-cell office:value-type="float" office:value="1">
            <text:p>1</text:p>
          </table:table-cell>
          <table:table-cell office:value-type="time" office:time-value="PT00H00M00.016333S">
            <text:p>00:00.016333</text:p>
          </table:table-cell>
          <table:table-cell office:value-type="float" office:value="1">
            <text:p>1</text:p>
          </table:table-cell>
          <table:table-cell office:value-type="time" office:time-value="PT00H00M00.016449S">
            <text:p>00:00.016449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time" office:time-value="PT00H00M00.017089S">
            <text:p>00:00.017089</text:p>
          </table:table-cell>
          <table:table-cell office:value-type="float" office:value="1">
            <text:p>1</text:p>
          </table:table-cell>
          <table:table-cell office:value-type="time" office:time-value="PT00H00M00.01761S">
            <text:p>00:00.017610</text:p>
          </table:table-cell>
          <table:table-cell office:value-type="float" office:value="1">
            <text:p>1</text:p>
          </table:table-cell>
          <table:table-cell office:value-type="time" office:time-value="PT00H00M00.018871S">
            <text:p>00:00.018871</text:p>
          </table:table-cell>
          <table:table-cell office:value-type="float" office:value="1">
            <text:p>1</text:p>
          </table:table-cell>
          <table:table-cell office:value-type="time" office:time-value="PT00H00M00.01595S">
            <text:p>00:00.015950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time" office:time-value="PT00H00M00.014435S">
            <text:p>00:00.014435</text:p>
          </table:table-cell>
          <table:table-cell office:value-type="float" office:value="1">
            <text:p>1</text:p>
          </table:table-cell>
          <table:table-cell office:value-type="time" office:time-value="PT00H00M00.013812S">
            <text:p>00:00.013812</text:p>
          </table:table-cell>
          <table:table-cell office:value-type="float" office:value="1">
            <text:p>1</text:p>
          </table:table-cell>
          <table:table-cell office:value-type="time" office:time-value="PT00H00M00.013974S">
            <text:p>00:00.013974</text:p>
          </table:table-cell>
          <table:table-cell office:value-type="float" office:value="1">
            <text:p>1</text:p>
          </table:table-cell>
          <table:table-cell office:value-type="time" office:time-value="PT00H00M00.013302S">
            <text:p>00:00.013302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time" office:time-value="PT00H00M00.014454S">
            <text:p>00:00.014454</text:p>
          </table:table-cell>
          <table:table-cell office:value-type="float" office:value="1">
            <text:p>1</text:p>
          </table:table-cell>
          <table:table-cell office:value-type="time" office:time-value="PT00H00M00.014417S">
            <text:p>00:00.014417</text:p>
          </table:table-cell>
          <table:table-cell office:value-type="float" office:value="1">
            <text:p>1</text:p>
          </table:table-cell>
          <table:table-cell office:value-type="time" office:time-value="PT00H00M00.014515S">
            <text:p>00:00.014515</text:p>
          </table:table-cell>
          <table:table-cell office:value-type="float" office:value="1">
            <text:p>1</text:p>
          </table:table-cell>
          <table:table-cell office:value-type="time" office:time-value="PT00H00M00.016069S">
            <text:p>00:00.016069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time" office:time-value="PT00H00M00.017415S">
            <text:p>00:00.017415</text:p>
          </table:table-cell>
          <table:table-cell office:value-type="float" office:value="1">
            <text:p>1</text:p>
          </table:table-cell>
          <table:table-cell office:value-type="time" office:time-value="PT00H00M00.014866S">
            <text:p>00:00.014866</text:p>
          </table:table-cell>
          <table:table-cell office:value-type="float" office:value="1">
            <text:p>1</text:p>
          </table:table-cell>
          <table:table-cell office:value-type="time" office:time-value="PT00H00M00.018616S">
            <text:p>00:00.018616</text:p>
          </table:table-cell>
          <table:table-cell office:value-type="float" office:value="1">
            <text:p>1</text:p>
          </table:table-cell>
          <table:table-cell office:value-type="time" office:time-value="PT00H00M00.014998S">
            <text:p>00:00.014998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time" office:time-value="PT00H00M00.013887S">
            <text:p>00:00.013887</text:p>
          </table:table-cell>
          <table:table-cell office:value-type="float" office:value="1">
            <text:p>1</text:p>
          </table:table-cell>
          <table:table-cell office:value-type="time" office:time-value="PT00H00M00.013004S">
            <text:p>00:00.013004</text:p>
          </table:table-cell>
          <table:table-cell office:value-type="float" office:value="1">
            <text:p>1</text:p>
          </table:table-cell>
          <table:table-cell office:value-type="time" office:time-value="PT00H00M00.016175S">
            <text:p>00:00.016175</text:p>
          </table:table-cell>
          <table:table-cell office:value-type="float" office:value="1">
            <text:p>1</text:p>
          </table:table-cell>
          <table:table-cell office:value-type="time" office:time-value="PT00H00M00.014756S">
            <text:p>00:00.014756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time" office:time-value="PT00H00M00.012584S">
            <text:p>00:00.012584</text:p>
          </table:table-cell>
          <table:table-cell office:value-type="float" office:value="1">
            <text:p>1</text:p>
          </table:table-cell>
          <table:table-cell office:value-type="time" office:time-value="PT00H00M00.012965S">
            <text:p>00:00.012965</text:p>
          </table:table-cell>
          <table:table-cell office:value-type="float" office:value="1">
            <text:p>1</text:p>
          </table:table-cell>
          <table:table-cell office:value-type="time" office:time-value="PT00H00M00.014992S">
            <text:p>00:00.014992</text:p>
          </table:table-cell>
          <table:table-cell office:value-type="float" office:value="1">
            <text:p>1</text:p>
          </table:table-cell>
          <table:table-cell office:value-type="time" office:time-value="PT00H00M00.013534S">
            <text:p>00:00.013534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79">
            <text:p>179</text:p>
          </table:table-cell>
          <table:table-cell office:value-type="time" office:time-value="PT00H00M00.024056S">
            <text:p>00:00.024056</text:p>
          </table:table-cell>
          <table:table-cell office:value-type="float" office:value="79">
            <text:p>79</text:p>
          </table:table-cell>
          <table:table-cell office:value-type="time" office:time-value="PT00H00M00.018919S">
            <text:p>00:00.018919</text:p>
          </table:table-cell>
          <table:table-cell office:value-type="float" office:value="79">
            <text:p>79</text:p>
          </table:table-cell>
          <table:table-cell office:value-type="time" office:time-value="PT00H00M00.019735S">
            <text:p>00:00.019735</text:p>
          </table:table-cell>
          <table:table-cell office:value-type="float" office:value="79">
            <text:p>79</text:p>
          </table:table-cell>
          <table:table-cell office:value-type="time" office:time-value="PT00H00M00.023168S">
            <text:p>00:00.023168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time" office:time-value="PT00H00M00.020315S">
            <text:p>00:00.020315</text:p>
          </table:table-cell>
          <table:table-cell office:value-type="float" office:value="1">
            <text:p>1</text:p>
          </table:table-cell>
          <table:table-cell office:value-type="time" office:time-value="PT00H00M00.02133S">
            <text:p>00:00.021330</text:p>
          </table:table-cell>
          <table:table-cell office:value-type="float" office:value="1">
            <text:p>1</text:p>
          </table:table-cell>
          <table:table-cell office:value-type="time" office:time-value="PT00H00M00.020506S">
            <text:p>00:00.020506</text:p>
          </table:table-cell>
          <table:table-cell office:value-type="float" office:value="1">
            <text:p>1</text:p>
          </table:table-cell>
          <table:table-cell office:value-type="time" office:time-value="PT00H00M00.02291S">
            <text:p>00:00.022910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time" office:time-value="PT00H00M00.016523S">
            <text:p>00:00.016523</text:p>
          </table:table-cell>
          <table:table-cell office:value-type="float" office:value="81">
            <text:p>81</text:p>
          </table:table-cell>
          <table:table-cell office:value-type="time" office:time-value="PT00H00M00.024218S">
            <text:p>00:00.024218</text:p>
          </table:table-cell>
          <table:table-cell office:value-type="float" office:value="81">
            <text:p>81</text:p>
          </table:table-cell>
          <table:table-cell office:value-type="time" office:time-value="PT00H00M00.020129S">
            <text:p>00:00.020129</text:p>
          </table:table-cell>
          <table:table-cell office:value-type="float" office:value="82">
            <text:p>82</text:p>
          </table:table-cell>
          <table:table-cell office:value-type="time" office:time-value="PT00H00M00.017336S">
            <text:p>00:00.017336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397">
            <text:p>397</text:p>
          </table:table-cell>
          <table:table-cell office:value-type="time" office:time-value="PT00H00M00.04164S">
            <text:p>00:00.041640</text:p>
          </table:table-cell>
          <table:table-cell office:value-type="float" office:value="92">
            <text:p>92</text:p>
          </table:table-cell>
          <table:table-cell office:value-type="time" office:time-value="PT00H00M00.01962S">
            <text:p>00:00.019620</text:p>
          </table:table-cell>
          <table:table-cell office:value-type="float" office:value="92">
            <text:p>92</text:p>
          </table:table-cell>
          <table:table-cell office:value-type="time" office:time-value="PT00H00M00.023173S">
            <text:p>00:00.023173</text:p>
          </table:table-cell>
          <table:table-cell office:value-type="float" office:value="77">
            <text:p>77</text:p>
          </table:table-cell>
          <table:table-cell office:value-type="time" office:time-value="PT00H00M00.017725S">
            <text:p>00:00.017725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time" office:time-value="PT00H00M00.024259S">
            <text:p>00:00.024259</text:p>
          </table:table-cell>
          <table:table-cell office:value-type="float" office:value="83">
            <text:p>83</text:p>
          </table:table-cell>
          <table:table-cell office:value-type="time" office:time-value="PT00H00M00.023763S">
            <text:p>00:00.023763</text:p>
          </table:table-cell>
          <table:table-cell office:value-type="float" office:value="83">
            <text:p>83</text:p>
          </table:table-cell>
          <table:table-cell office:value-type="time" office:time-value="PT00H00M00.029394S">
            <text:p>00:00.029394</text:p>
          </table:table-cell>
          <table:table-cell office:value-type="float" office:value="83">
            <text:p>83</text:p>
          </table:table-cell>
          <table:table-cell office:value-type="time" office:time-value="PT00H00M00.024602S">
            <text:p>00:00.024602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time" office:time-value="PT00H00M00.018384S">
            <text:p>00:00.018384</text:p>
          </table:table-cell>
          <table:table-cell office:value-type="float" office:value="1">
            <text:p>1</text:p>
          </table:table-cell>
          <table:table-cell office:value-type="time" office:time-value="PT00H00M00.017822S">
            <text:p>00:00.017822</text:p>
          </table:table-cell>
          <table:table-cell office:value-type="float" office:value="1">
            <text:p>1</text:p>
          </table:table-cell>
          <table:table-cell office:value-type="time" office:time-value="PT00H00M00.018221S">
            <text:p>00:00.018221</text:p>
          </table:table-cell>
          <table:table-cell office:value-type="float" office:value="1">
            <text:p>1</text:p>
          </table:table-cell>
          <table:table-cell office:value-type="time" office:time-value="PT00H00M00.016034S">
            <text:p>00:00.016034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time" office:time-value="PT00H00M00.02374S">
            <text:p>00:00.023740</text:p>
          </table:table-cell>
          <table:table-cell office:value-type="float" office:value="1">
            <text:p>1</text:p>
          </table:table-cell>
          <table:table-cell office:value-type="time" office:time-value="PT00H00M00.025512S">
            <text:p>00:00.025512</text:p>
          </table:table-cell>
          <table:table-cell office:value-type="float" office:value="1">
            <text:p>1</text:p>
          </table:table-cell>
          <table:table-cell office:value-type="time" office:time-value="PT00H00M00.023508S">
            <text:p>00:00.023508</text:p>
          </table:table-cell>
          <table:table-cell office:value-type="float" office:value="1">
            <text:p>1</text:p>
          </table:table-cell>
          <table:table-cell office:value-type="time" office:time-value="PT00H00M00.025283S">
            <text:p>00:00.025283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time" office:time-value="PT00H00M00.023361S">
            <text:p>00:00.023361</text:p>
          </table:table-cell>
          <table:table-cell office:value-type="float" office:value="1">
            <text:p>1</text:p>
          </table:table-cell>
          <table:table-cell office:value-type="time" office:time-value="PT00H00M00.022125S">
            <text:p>00:00.022125</text:p>
          </table:table-cell>
          <table:table-cell office:value-type="float" office:value="1">
            <text:p>1</text:p>
          </table:table-cell>
          <table:table-cell office:value-type="time" office:time-value="PT00H00M00.02186S">
            <text:p>00:00.021860</text:p>
          </table:table-cell>
          <table:table-cell office:value-type="float" office:value="1">
            <text:p>1</text:p>
          </table:table-cell>
          <table:table-cell office:value-type="time" office:time-value="PT00H00M00.021646S">
            <text:p>00:00.021646</text:p>
          </table:table-cell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102">
            <text:p>102</text:p>
          </table:table-cell>
          <table:table-cell office:value-type="time" office:time-value="PT00H00M00.015031S">
            <text:p>00:00.015031</text:p>
          </table:table-cell>
          <table:table-cell office:value-type="float" office:value="77">
            <text:p>77</text:p>
          </table:table-cell>
          <table:table-cell office:value-type="time" office:time-value="PT00H00M00.019822S">
            <text:p>00:00.019822</text:p>
          </table:table-cell>
          <table:table-cell office:value-type="float" office:value="77">
            <text:p>77</text:p>
          </table:table-cell>
          <table:table-cell office:value-type="time" office:time-value="PT00H00M00.015702S">
            <text:p>00:00.015702</text:p>
          </table:table-cell>
          <table:table-cell office:value-type="float" office:value="77">
            <text:p>77</text:p>
          </table:table-cell>
          <table:table-cell office:value-type="time" office:time-value="PT00H00M00.016973S">
            <text:p>00:00.016973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time" office:time-value="PT00H00M00.021969S">
            <text:p>00:00.021969</text:p>
          </table:table-cell>
          <table:table-cell office:value-type="float" office:value="1">
            <text:p>1</text:p>
          </table:table-cell>
          <table:table-cell office:value-type="time" office:time-value="PT00H00M00.02571S">
            <text:p>00:00.025710</text:p>
          </table:table-cell>
          <table:table-cell office:value-type="float" office:value="1">
            <text:p>1</text:p>
          </table:table-cell>
          <table:table-cell office:value-type="time" office:time-value="PT00H00M00.02477S">
            <text:p>00:00.024770</text:p>
          </table:table-cell>
          <table:table-cell office:value-type="float" office:value="1">
            <text:p>1</text:p>
          </table:table-cell>
          <table:table-cell office:value-type="time" office:time-value="PT00H00M00.025627S">
            <text:p>00:00.025627</text:p>
          </table:table-cell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time" office:time-value="PT00H00M00.017583S">
            <text:p>00:00.017583</text:p>
          </table:table-cell>
          <table:table-cell office:value-type="float" office:value="1">
            <text:p>1</text:p>
          </table:table-cell>
          <table:table-cell office:value-type="time" office:time-value="PT00H00M00.018454S">
            <text:p>00:00.018454</text:p>
          </table:table-cell>
          <table:table-cell office:value-type="float" office:value="1">
            <text:p>1</text:p>
          </table:table-cell>
          <table:table-cell office:value-type="time" office:time-value="PT00H00M00.020543S">
            <text:p>00:00.020543</text:p>
          </table:table-cell>
          <table:table-cell office:value-type="float" office:value="1">
            <text:p>1</text:p>
          </table:table-cell>
          <table:table-cell office:value-type="time" office:time-value="PT00H00M00.017855S">
            <text:p>00:00.017855</text:p>
          </table:table-cell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time" office:time-value="PT00H00M00.024383S">
            <text:p>00:00.024383</text:p>
          </table:table-cell>
          <table:table-cell office:value-type="float" office:value="1">
            <text:p>1</text:p>
          </table:table-cell>
          <table:table-cell office:value-type="time" office:time-value="PT00H00M00.02416S">
            <text:p>00:00.024160</text:p>
          </table:table-cell>
          <table:table-cell office:value-type="float" office:value="1">
            <text:p>1</text:p>
          </table:table-cell>
          <table:table-cell office:value-type="time" office:time-value="PT00H00M00.028473S">
            <text:p>00:00.028473</text:p>
          </table:table-cell>
          <table:table-cell office:value-type="float" office:value="1">
            <text:p>1</text:p>
          </table:table-cell>
          <table:table-cell office:value-type="time" office:time-value="PT00H00M00.025744S">
            <text:p>00:00.025744</text:p>
          </table:table-cell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time" office:time-value="PT00H00M00.023698S">
            <text:p>00:00.023698</text:p>
          </table:table-cell>
          <table:table-cell office:value-type="float" office:value="1">
            <text:p>1</text:p>
          </table:table-cell>
          <table:table-cell office:value-type="time" office:time-value="PT00H00M00.027386S">
            <text:p>00:00.027386</text:p>
          </table:table-cell>
          <table:table-cell office:value-type="float" office:value="1">
            <text:p>1</text:p>
          </table:table-cell>
          <table:table-cell office:value-type="time" office:time-value="PT00H00M00.025499S">
            <text:p>00:00.025499</text:p>
          </table:table-cell>
          <table:table-cell office:value-type="float" office:value="1">
            <text:p>1</text:p>
          </table:table-cell>
          <table:table-cell office:value-type="time" office:time-value="PT00H00M00.025809S">
            <text:p>00:00.025809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time" office:time-value="PT00H00M00.020845S">
            <text:p>00:00.020845</text:p>
          </table:table-cell>
          <table:table-cell office:value-type="float" office:value="1">
            <text:p>1</text:p>
          </table:table-cell>
          <table:table-cell office:value-type="time" office:time-value="PT00H00M00.024669S">
            <text:p>00:00.024669</text:p>
          </table:table-cell>
          <table:table-cell office:value-type="float" office:value="1">
            <text:p>1</text:p>
          </table:table-cell>
          <table:table-cell office:value-type="time" office:time-value="PT00H00M00.021413S">
            <text:p>00:00.021413</text:p>
          </table:table-cell>
          <table:table-cell office:value-type="float" office:value="1">
            <text:p>1</text:p>
          </table:table-cell>
          <table:table-cell office:value-type="time" office:time-value="PT00H00M00.023298S">
            <text:p>00:00.023298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time" office:time-value="PT00H00M00.009911S">
            <text:p>00:00.009911</text:p>
          </table:table-cell>
          <table:table-cell office:value-type="float" office:value="76">
            <text:p>76</text:p>
          </table:table-cell>
          <table:table-cell office:value-type="time" office:time-value="PT00H00M00.016324S">
            <text:p>00:00.016324</text:p>
          </table:table-cell>
          <table:table-cell office:value-type="float" office:value="86">
            <text:p>86</text:p>
          </table:table-cell>
          <table:table-cell office:value-type="time" office:time-value="PT00H00M00.016403S">
            <text:p>00:00.016403</text:p>
          </table:table-cell>
          <table:table-cell office:value-type="float" office:value="76">
            <text:p>76</text:p>
          </table:table-cell>
          <table:table-cell office:value-type="time" office:time-value="PT00H00M00.016547S">
            <text:p>00:00.016547</text:p>
          </table:table-cell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time" office:time-value="PT00H00M00.024421S">
            <text:p>00:00.024421</text:p>
          </table:table-cell>
          <table:table-cell office:value-type="float" office:value="1">
            <text:p>1</text:p>
          </table:table-cell>
          <table:table-cell office:value-type="time" office:time-value="PT00H00M00.02209S">
            <text:p>00:00.022090</text:p>
          </table:table-cell>
          <table:table-cell office:value-type="float" office:value="1">
            <text:p>1</text:p>
          </table:table-cell>
          <table:table-cell office:value-type="time" office:time-value="PT00H00M00.021946S">
            <text:p>00:00.021946</text:p>
          </table:table-cell>
          <table:table-cell office:value-type="float" office:value="1">
            <text:p>1</text:p>
          </table:table-cell>
          <table:table-cell office:value-type="time" office:time-value="PT00H00M00.021977S">
            <text:p>00:00.021977</text:p>
          </table:table-cell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time" office:time-value="PT00H00M00.028357S">
            <text:p>00:00.028357</text:p>
          </table:table-cell>
          <table:table-cell office:value-type="float" office:value="1">
            <text:p>1</text:p>
          </table:table-cell>
          <table:table-cell office:value-type="time" office:time-value="PT00H00M00.028618S">
            <text:p>00:00.028618</text:p>
          </table:table-cell>
          <table:table-cell office:value-type="float" office:value="1">
            <text:p>1</text:p>
          </table:table-cell>
          <table:table-cell office:value-type="time" office:time-value="PT00H00M00.032858S">
            <text:p>00:00.032858</text:p>
          </table:table-cell>
          <table:table-cell office:value-type="float" office:value="1">
            <text:p>1</text:p>
          </table:table-cell>
          <table:table-cell office:value-type="time" office:time-value="PT00H00M00.028153S">
            <text:p>00:00.028153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43">
            <text:p>143</text:p>
          </table:table-cell>
          <table:table-cell office:value-type="time" office:time-value="PT00H00M00.023796S">
            <text:p>00:00.023796</text:p>
          </table:table-cell>
          <table:table-cell office:value-type="float" office:value="103">
            <text:p>103</text:p>
          </table:table-cell>
          <table:table-cell office:value-type="time" office:time-value="PT00H00M00.025883S">
            <text:p>00:00.025883</text:p>
          </table:table-cell>
          <table:table-cell office:value-type="float" office:value="76">
            <text:p>76</text:p>
          </table:table-cell>
          <table:table-cell office:value-type="time" office:time-value="PT00H00M00.020415S">
            <text:p>00:00.020415</text:p>
          </table:table-cell>
          <table:table-cell office:value-type="float" office:value="103">
            <text:p>103</text:p>
          </table:table-cell>
          <table:table-cell office:value-type="time" office:time-value="PT00H00M00.02346S">
            <text:p>00:00.023460</text:p>
          </table:table-cell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247">
            <text:p>247</text:p>
          </table:table-cell>
          <table:table-cell office:value-type="time" office:time-value="PT00H00M00.020165S">
            <text:p>00:00.020165</text:p>
          </table:table-cell>
          <table:table-cell office:value-type="float" office:value="148">
            <text:p>148</text:p>
          </table:table-cell>
          <table:table-cell office:value-type="time" office:time-value="PT00H00M00.024931S">
            <text:p>00:00.024931</text:p>
          </table:table-cell>
          <table:table-cell office:value-type="float" office:value="148">
            <text:p>148</text:p>
          </table:table-cell>
          <table:table-cell office:value-type="time" office:time-value="PT00H00M00.025487S">
            <text:p>00:00.025487</text:p>
          </table:table-cell>
          <table:table-cell office:value-type="float" office:value="77">
            <text:p>77</text:p>
          </table:table-cell>
          <table:table-cell office:value-type="time" office:time-value="PT00H00M00.013581S">
            <text:p>00:00.013581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340">
            <text:p>1,340</text:p>
          </table:table-cell>
          <table:table-cell office:value-type="time" office:time-value="PT00H00M00.09922S">
            <text:p>00:00.099220</text:p>
          </table:table-cell>
          <table:table-cell office:value-type="float" office:value="113">
            <text:p>113</text:p>
          </table:table-cell>
          <table:table-cell office:value-type="time" office:time-value="PT00H00M00.018335S">
            <text:p>00:00.018335</text:p>
          </table:table-cell>
          <table:table-cell office:value-type="float" office:value="113">
            <text:p>113</text:p>
          </table:table-cell>
          <table:table-cell office:value-type="time" office:time-value="PT00H00M00.018914S">
            <text:p>00:00.018914</text:p>
          </table:table-cell>
          <table:table-cell office:value-type="float" office:value="113">
            <text:p>113</text:p>
          </table:table-cell>
          <table:table-cell office:value-type="time" office:time-value="PT00H00M00.022087S">
            <text:p>00:00.022087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319">
            <text:p>319</text:p>
          </table:table-cell>
          <table:table-cell office:value-type="time" office:time-value="PT00H00M00.031909S">
            <text:p>00:00.031909</text:p>
          </table:table-cell>
          <table:table-cell office:value-type="float" office:value="107">
            <text:p>107</text:p>
          </table:table-cell>
          <table:table-cell office:value-type="time" office:time-value="PT00H00M00.02214S">
            <text:p>00:00.022140</text:p>
          </table:table-cell>
          <table:table-cell office:value-type="float" office:value="86">
            <text:p>86</text:p>
          </table:table-cell>
          <table:table-cell office:value-type="time" office:time-value="PT00H00M00.019078S">
            <text:p>00:00.019078</text:p>
          </table:table-cell>
          <table:table-cell office:value-type="float" office:value="107">
            <text:p>107</text:p>
          </table:table-cell>
          <table:table-cell office:value-type="time" office:time-value="PT00H00M00.023373S">
            <text:p>00:00.023373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77">
            <text:p>177</text:p>
          </table:table-cell>
          <table:table-cell office:value-type="time" office:time-value="PT00H00M00.016404S">
            <text:p>00:00.016404</text:p>
          </table:table-cell>
          <table:table-cell office:value-type="float" office:value="94">
            <text:p>94</text:p>
          </table:table-cell>
          <table:table-cell office:value-type="time" office:time-value="PT00H00M00.022751S">
            <text:p>00:00.022751</text:p>
          </table:table-cell>
          <table:table-cell office:value-type="float" office:value="94">
            <text:p>94</text:p>
          </table:table-cell>
          <table:table-cell office:value-type="time" office:time-value="PT00H00M00.016905S">
            <text:p>00:00.016905</text:p>
          </table:table-cell>
          <table:table-cell office:value-type="float" office:value="94">
            <text:p>94</text:p>
          </table:table-cell>
          <table:table-cell office:value-type="time" office:time-value="PT00H00M00.016908S">
            <text:p>00:00.016908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102">
            <text:p>1,102</text:p>
          </table:table-cell>
          <table:table-cell office:value-type="time" office:time-value="PT00H00M00.079845S">
            <text:p>00:00.079845</text:p>
          </table:table-cell>
          <table:table-cell office:value-type="float" office:value="118">
            <text:p>118</text:p>
          </table:table-cell>
          <table:table-cell office:value-type="time" office:time-value="PT00H00M00.021353S">
            <text:p>00:00.021353</text:p>
          </table:table-cell>
          <table:table-cell office:value-type="float" office:value="79">
            <text:p>79</text:p>
          </table:table-cell>
          <table:table-cell office:value-type="time" office:time-value="PT00H00M00.018234S">
            <text:p>00:00.018234</text:p>
          </table:table-cell>
          <table:table-cell office:value-type="float" office:value="118">
            <text:p>118</text:p>
          </table:table-cell>
          <table:table-cell office:value-type="time" office:time-value="PT00H00M00.028454S">
            <text:p>00:00.028454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27">
            <text:p>227</text:p>
          </table:table-cell>
          <table:table-cell office:value-type="time" office:time-value="PT00H00M00.029725S">
            <text:p>00:00.029725</text:p>
          </table:table-cell>
          <table:table-cell office:value-type="float" office:value="95">
            <text:p>95</text:p>
          </table:table-cell>
          <table:table-cell office:value-type="time" office:time-value="PT00H00M00.024051S">
            <text:p>00:00.024051</text:p>
          </table:table-cell>
          <table:table-cell office:value-type="float" office:value="76">
            <text:p>76</text:p>
          </table:table-cell>
          <table:table-cell office:value-type="time" office:time-value="PT00H00M00.025479S">
            <text:p>00:00.025479</text:p>
          </table:table-cell>
          <table:table-cell office:value-type="float" office:value="95">
            <text:p>95</text:p>
          </table:table-cell>
          <table:table-cell office:value-type="time" office:time-value="PT00H00M00.02784S">
            <text:p>00:00.027840</text:p>
          </table:table-cell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865">
            <text:p>3,865</text:p>
          </table:table-cell>
          <table:table-cell office:value-type="time" office:time-value="PT00H00M00.294469S">
            <text:p>00:00.294469</text:p>
          </table:table-cell>
          <table:table-cell office:value-type="float" office:value="246">
            <text:p>246</text:p>
          </table:table-cell>
          <table:table-cell office:value-type="time" office:time-value="PT00H00M00.037816S">
            <text:p>00:00.037816</text:p>
          </table:table-cell>
          <table:table-cell office:value-type="float" office:value="245">
            <text:p>245</text:p>
          </table:table-cell>
          <table:table-cell office:value-type="time" office:time-value="PT00H00M00.043631S">
            <text:p>00:00.043631</text:p>
          </table:table-cell>
          <table:table-cell office:value-type="float" office:value="246">
            <text:p>246</text:p>
          </table:table-cell>
          <table:table-cell office:value-type="time" office:time-value="PT00H00M00.039234S">
            <text:p>00:00.039234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218">
            <text:p>218</text:p>
          </table:table-cell>
          <table:table-cell office:value-type="time" office:time-value="PT00H00M00.024609S">
            <text:p>00:00.024609</text:p>
          </table:table-cell>
          <table:table-cell office:value-type="float" office:value="102">
            <text:p>102</text:p>
          </table:table-cell>
          <table:table-cell office:value-type="time" office:time-value="PT00H00M00.022756S">
            <text:p>00:00.022756</text:p>
          </table:table-cell>
          <table:table-cell office:value-type="float" office:value="74">
            <text:p>74</text:p>
          </table:table-cell>
          <table:table-cell office:value-type="time" office:time-value="PT00H00M00.021132S">
            <text:p>00:00.021132</text:p>
          </table:table-cell>
          <table:table-cell office:value-type="float" office:value="102">
            <text:p>102</text:p>
          </table:table-cell>
          <table:table-cell office:value-type="time" office:time-value="PT00H00M00.021934S">
            <text:p>00:00.021934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402">
            <text:p>402</text:p>
          </table:table-cell>
          <table:table-cell office:value-type="time" office:time-value="PT00H00M00.036919S">
            <text:p>00:00.036919</text:p>
          </table:table-cell>
          <table:table-cell office:value-type="float" office:value="79">
            <text:p>79</text:p>
          </table:table-cell>
          <table:table-cell office:value-type="time" office:time-value="PT00H00M00.017554S">
            <text:p>00:00.017554</text:p>
          </table:table-cell>
          <table:table-cell office:value-type="float" office:value="79">
            <text:p>79</text:p>
          </table:table-cell>
          <table:table-cell office:value-type="time" office:time-value="PT00H00M00.020936S">
            <text:p>00:00.020936</text:p>
          </table:table-cell>
          <table:table-cell office:value-type="float" office:value="79">
            <text:p>79</text:p>
          </table:table-cell>
          <table:table-cell office:value-type="time" office:time-value="PT00H00M00.017753S">
            <text:p>00:00.017753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240">
            <text:p>240</text:p>
          </table:table-cell>
          <table:table-cell office:value-type="time" office:time-value="PT00H00M00.029489S">
            <text:p>00:00.029489</text:p>
          </table:table-cell>
          <table:table-cell office:value-type="float" office:value="78">
            <text:p>78</text:p>
          </table:table-cell>
          <table:table-cell office:value-type="time" office:time-value="PT00H00M00.020797S">
            <text:p>00:00.020797</text:p>
          </table:table-cell>
          <table:table-cell office:value-type="float" office:value="87">
            <text:p>87</text:p>
          </table:table-cell>
          <table:table-cell office:value-type="time" office:time-value="PT00H00M00.021782S">
            <text:p>00:00.021782</text:p>
          </table:table-cell>
          <table:table-cell office:value-type="float" office:value="78">
            <text:p>78</text:p>
          </table:table-cell>
          <table:table-cell office:value-type="time" office:time-value="PT00H00M00.020778S">
            <text:p>00:00.020778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56">
            <text:p>456</text:p>
          </table:table-cell>
          <table:table-cell office:value-type="time" office:time-value="PT00H00M00.039137S">
            <text:p>00:00.039137</text:p>
          </table:table-cell>
          <table:table-cell office:value-type="float" office:value="82">
            <text:p>82</text:p>
          </table:table-cell>
          <table:table-cell office:value-type="time" office:time-value="PT00H00M00.015543S">
            <text:p>00:00.015543</text:p>
          </table:table-cell>
          <table:table-cell office:value-type="float" office:value="78">
            <text:p>78</text:p>
          </table:table-cell>
          <table:table-cell office:value-type="time" office:time-value="PT00H00M00.016378S">
            <text:p>00:00.016378</text:p>
          </table:table-cell>
          <table:table-cell office:value-type="float" office:value="82">
            <text:p>82</text:p>
          </table:table-cell>
          <table:table-cell office:value-type="time" office:time-value="PT00H00M00.018458S">
            <text:p>00:00.018458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955">
            <text:p>955</text:p>
          </table:table-cell>
          <table:table-cell office:value-type="time" office:time-value="PT00H00M00.081534S">
            <text:p>00:00.081534</text:p>
          </table:table-cell>
          <table:table-cell office:value-type="float" office:value="90">
            <text:p>90</text:p>
          </table:table-cell>
          <table:table-cell office:value-type="time" office:time-value="PT00H00M00.020957S">
            <text:p>00:00.020957</text:p>
          </table:table-cell>
          <table:table-cell office:value-type="float" office:value="88">
            <text:p>88</text:p>
          </table:table-cell>
          <table:table-cell office:value-type="time" office:time-value="PT00H00M00.022676S">
            <text:p>00:00.022676</text:p>
          </table:table-cell>
          <table:table-cell office:value-type="float" office:value="80">
            <text:p>80</text:p>
          </table:table-cell>
          <table:table-cell office:value-type="time" office:time-value="PT00H00M00.021442S">
            <text:p>00:00.021442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470">
            <text:p>470</text:p>
          </table:table-cell>
          <table:table-cell office:value-type="time" office:time-value="PT00H00M00.034958S">
            <text:p>00:00.034958</text:p>
          </table:table-cell>
          <table:table-cell office:value-type="float" office:value="132">
            <text:p>132</text:p>
          </table:table-cell>
          <table:table-cell office:value-type="time" office:time-value="PT00H00M00.021747S">
            <text:p>00:00.021747</text:p>
          </table:table-cell>
          <table:table-cell office:value-type="float" office:value="79">
            <text:p>79</text:p>
          </table:table-cell>
          <table:table-cell office:value-type="time" office:time-value="PT00H00M00.013217S">
            <text:p>00:00.013217</text:p>
          </table:table-cell>
          <table:table-cell office:value-type="float" office:value="111">
            <text:p>111</text:p>
          </table:table-cell>
          <table:table-cell office:value-type="time" office:time-value="PT00H00M00.021945S">
            <text:p>00:00.021945</text:p>
          </table:table-cell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time" office:time-value="PT00H00M00.02813S">
            <text:p>00:00.028130</text:p>
          </table:table-cell>
          <table:table-cell office:value-type="float" office:value="1">
            <text:p>1</text:p>
          </table:table-cell>
          <table:table-cell office:value-type="time" office:time-value="PT00H00M00.029879S">
            <text:p>00:00.029879</text:p>
          </table:table-cell>
          <table:table-cell office:value-type="float" office:value="1">
            <text:p>1</text:p>
          </table:table-cell>
          <table:table-cell office:value-type="time" office:time-value="PT00H00M00.028258S">
            <text:p>00:00.028258</text:p>
          </table:table-cell>
          <table:table-cell office:value-type="float" office:value="1">
            <text:p>1</text:p>
          </table:table-cell>
          <table:table-cell office:value-type="time" office:time-value="PT00H00M00.0315S">
            <text:p>00:00.031500</text:p>
          </table:table-cell>
          <table:table-cell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379">
            <text:p>2,379</text:p>
          </table:table-cell>
          <table:table-cell office:value-type="time" office:time-value="PT00H00M00.21051S">
            <text:p>00:00.210510</text:p>
          </table:table-cell>
          <table:table-cell office:value-type="float" office:value="114">
            <text:p>114</text:p>
          </table:table-cell>
          <table:table-cell office:value-type="time" office:time-value="PT00H00M00.027822S">
            <text:p>00:00.027822</text:p>
          </table:table-cell>
          <table:table-cell office:value-type="float" office:value="151">
            <text:p>151</text:p>
          </table:table-cell>
          <table:table-cell office:value-type="time" office:time-value="PT00H00M00.027698S">
            <text:p>00:00.027698</text:p>
          </table:table-cell>
          <table:table-cell office:value-type="float" office:value="116">
            <text:p>116</text:p>
          </table:table-cell>
          <table:table-cell office:value-type="time" office:time-value="PT00H00M00.025306S">
            <text:p>00:00.025306</text:p>
          </table:table-cell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time" office:time-value="PT00H00M00.012799S">
            <text:p>00:00.012799</text:p>
          </table:table-cell>
          <table:table-cell office:value-type="float" office:value="123">
            <text:p>123</text:p>
          </table:table-cell>
          <table:table-cell office:value-type="time" office:time-value="PT00H00M00.023326S">
            <text:p>00:00.023326</text:p>
          </table:table-cell>
          <table:table-cell office:value-type="float" office:value="77">
            <text:p>77</text:p>
          </table:table-cell>
          <table:table-cell office:value-type="time" office:time-value="PT00H00M00.014714S">
            <text:p>00:00.014714</text:p>
          </table:table-cell>
          <table:table-cell office:value-type="float" office:value="123">
            <text:p>123</text:p>
          </table:table-cell>
          <table:table-cell office:value-type="time" office:time-value="PT00H00M00.021669S">
            <text:p>00:00.021669</text:p>
          </table:table-cell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647">
            <text:p>647</text:p>
          </table:table-cell>
          <table:table-cell office:value-type="time" office:time-value="PT00H00M00.050007S">
            <text:p>00:00.050007</text:p>
          </table:table-cell>
          <table:table-cell office:value-type="float" office:value="104">
            <text:p>104</text:p>
          </table:table-cell>
          <table:table-cell office:value-type="time" office:time-value="PT00H00M00.019954S">
            <text:p>00:00.019954</text:p>
          </table:table-cell>
          <table:table-cell office:value-type="float" office:value="105">
            <text:p>105</text:p>
          </table:table-cell>
          <table:table-cell office:value-type="time" office:time-value="PT00H00M00.021257S">
            <text:p>00:00.021257</text:p>
          </table:table-cell>
          <table:table-cell office:value-type="float" office:value="92">
            <text:p>92</text:p>
          </table:table-cell>
          <table:table-cell office:value-type="time" office:time-value="PT00H00M00.021791S">
            <text:p>00:00.021791</text:p>
          </table:table-cell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696">
            <text:p>696</text:p>
          </table:table-cell>
          <table:table-cell office:value-type="time" office:time-value="PT00H00M00.051543S">
            <text:p>00:00.051543</text:p>
          </table:table-cell>
          <table:table-cell office:value-type="float" office:value="86">
            <text:p>86</text:p>
          </table:table-cell>
          <table:table-cell office:value-type="time" office:time-value="PT00H00M00.014456S">
            <text:p>00:00.014456</text:p>
          </table:table-cell>
          <table:table-cell office:value-type="float" office:value="78">
            <text:p>78</text:p>
          </table:table-cell>
          <table:table-cell office:value-type="time" office:time-value="PT00H00M00.01334S">
            <text:p>00:00.013340</text:p>
          </table:table-cell>
          <table:table-cell office:value-type="float" office:value="95">
            <text:p>95</text:p>
          </table:table-cell>
          <table:table-cell office:value-type="time" office:time-value="PT00H00M00.016002S">
            <text:p>00:00.016002</text:p>
          </table:table-cell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2376">
            <text:p>2,376</text:p>
          </table:table-cell>
          <table:table-cell office:value-type="time" office:time-value="PT00H00M00.180595S">
            <text:p>00:00.180595</text:p>
          </table:table-cell>
          <table:table-cell office:value-type="float" office:value="203">
            <text:p>203</text:p>
          </table:table-cell>
          <table:table-cell office:value-type="time" office:time-value="PT00H00M00.031454S">
            <text:p>00:00.031454</text:p>
          </table:table-cell>
          <table:table-cell office:value-type="float" office:value="141">
            <text:p>141</text:p>
          </table:table-cell>
          <table:table-cell office:value-type="time" office:time-value="PT00H00M00.026021S">
            <text:p>00:00.026021</text:p>
          </table:table-cell>
          <table:table-cell office:value-type="float" office:value="166">
            <text:p>166</text:p>
          </table:table-cell>
          <table:table-cell office:value-type="time" office:time-value="PT00H00M00.029571S">
            <text:p>00:00.029571</text:p>
          </table:table-cell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19">
            <text:p>119</text:p>
          </table:table-cell>
          <table:table-cell office:value-type="time" office:time-value="PT00H00M00.013463S">
            <text:p>00:00.013463</text:p>
          </table:table-cell>
          <table:table-cell office:value-type="float" office:value="76">
            <text:p>76</text:p>
          </table:table-cell>
          <table:table-cell office:value-type="time" office:time-value="PT00H00M00.015202S">
            <text:p>00:00.015202</text:p>
          </table:table-cell>
          <table:table-cell office:value-type="float" office:value="76">
            <text:p>76</text:p>
          </table:table-cell>
          <table:table-cell office:value-type="time" office:time-value="PT00H00M00.016739S">
            <text:p>00:00.016739</text:p>
          </table:table-cell>
          <table:table-cell office:value-type="float" office:value="76">
            <text:p>76</text:p>
          </table:table-cell>
          <table:table-cell office:value-type="time" office:time-value="PT00H00M00.015266S">
            <text:p>00:00.015266</text:p>
          </table:table-cell>
          <table:table-cell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247">
            <text:p>247</text:p>
          </table:table-cell>
          <table:table-cell office:value-type="time" office:time-value="PT00H00M00.03207S">
            <text:p>00:00.032070</text:p>
          </table:table-cell>
          <table:table-cell office:value-type="float" office:value="77">
            <text:p>77</text:p>
          </table:table-cell>
          <table:table-cell office:value-type="time" office:time-value="PT00H00M00.021181S">
            <text:p>00:00.021181</text:p>
          </table:table-cell>
          <table:table-cell office:value-type="float" office:value="77">
            <text:p>77</text:p>
          </table:table-cell>
          <table:table-cell office:value-type="time" office:time-value="PT00H00M00.021493S">
            <text:p>00:00.021493</text:p>
          </table:table-cell>
          <table:table-cell office:value-type="float" office:value="77">
            <text:p>77</text:p>
          </table:table-cell>
          <table:table-cell office:value-type="time" office:time-value="PT00H00M00.022032S">
            <text:p>00:00.022032</text:p>
          </table:table-cell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56">
            <text:p>156</text:p>
          </table:table-cell>
          <table:table-cell office:value-type="time" office:time-value="PT00H00M00.013544S">
            <text:p>00:00.013544</text:p>
          </table:table-cell>
          <table:table-cell office:value-type="float" office:value="85">
            <text:p>85</text:p>
          </table:table-cell>
          <table:table-cell office:value-type="time" office:time-value="PT00H00M00.016239S">
            <text:p>00:00.016239</text:p>
          </table:table-cell>
          <table:table-cell office:value-type="float" office:value="85">
            <text:p>85</text:p>
          </table:table-cell>
          <table:table-cell office:value-type="time" office:time-value="PT00H00M00.018305S">
            <text:p>00:00.018305</text:p>
          </table:table-cell>
          <table:table-cell office:value-type="float" office:value="97">
            <text:p>97</text:p>
          </table:table-cell>
          <table:table-cell office:value-type="time" office:time-value="PT00H00M00.018753S">
            <text:p>00:00.018753</text:p>
          </table:table-cell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535">
            <text:p>535</text:p>
          </table:table-cell>
          <table:table-cell office:value-type="time" office:time-value="PT00H00M00.040181S">
            <text:p>00:00.040181</text:p>
          </table:table-cell>
          <table:table-cell office:value-type="float" office:value="143">
            <text:p>143</text:p>
          </table:table-cell>
          <table:table-cell office:value-type="time" office:time-value="PT00H00M00.023103S">
            <text:p>00:00.023103</text:p>
          </table:table-cell>
          <table:table-cell office:value-type="float" office:value="97">
            <text:p>97</text:p>
          </table:table-cell>
          <table:table-cell office:value-type="time" office:time-value="PT00H00M00.017604S">
            <text:p>00:00.017604</text:p>
          </table:table-cell>
          <table:table-cell office:value-type="float" office:value="211">
            <text:p>211</text:p>
          </table:table-cell>
          <table:table-cell office:value-type="time" office:time-value="PT00H00M00.041498S">
            <text:p>00:00.041498</text:p>
          </table:table-cell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161">
            <text:p>1,161</text:p>
          </table:table-cell>
          <table:table-cell office:value-type="time" office:time-value="PT00H00M00.08755S">
            <text:p>00:00.087550</text:p>
          </table:table-cell>
          <table:table-cell office:value-type="float" office:value="159">
            <text:p>159</text:p>
          </table:table-cell>
          <table:table-cell office:value-type="time" office:time-value="PT00H00M00.029504S">
            <text:p>00:00.029504</text:p>
          </table:table-cell>
          <table:table-cell office:value-type="float" office:value="88">
            <text:p>88</text:p>
          </table:table-cell>
          <table:table-cell office:value-type="time" office:time-value="PT00H00M00.017959S">
            <text:p>00:00.017959</text:p>
          </table:table-cell>
          <table:table-cell office:value-type="float" office:value="211">
            <text:p>211</text:p>
          </table:table-cell>
          <table:table-cell office:value-type="time" office:time-value="PT00H00M00.033659S">
            <text:p>00:00.033659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155">
            <text:p>3,155</text:p>
          </table:table-cell>
          <table:table-cell office:value-type="time" office:time-value="PT00H00M00.22373S">
            <text:p>00:00.223730</text:p>
          </table:table-cell>
          <table:table-cell office:value-type="float" office:value="478">
            <text:p>478</text:p>
          </table:table-cell>
          <table:table-cell office:value-type="time" office:time-value="PT00H00M00.086364S">
            <text:p>00:00.086364</text:p>
          </table:table-cell>
          <table:table-cell office:value-type="float" office:value="635">
            <text:p>635</text:p>
          </table:table-cell>
          <table:table-cell office:value-type="time" office:time-value="PT00H00M00.116816S">
            <text:p>00:00.116816</text:p>
          </table:table-cell>
          <table:table-cell office:value-type="float" office:value="478">
            <text:p>478</text:p>
          </table:table-cell>
          <table:table-cell office:value-type="time" office:time-value="PT00H00M00.082301S">
            <text:p>00:00.082301</text:p>
          </table:table-cell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574">
            <text:p>574</text:p>
          </table:table-cell>
          <table:table-cell office:value-type="time" office:time-value="PT00H00M00.043906S">
            <text:p>00:00.043906</text:p>
          </table:table-cell>
          <table:table-cell office:value-type="float" office:value="194">
            <text:p>194</text:p>
          </table:table-cell>
          <table:table-cell office:value-type="time" office:time-value="PT00H00M00.033498S">
            <text:p>00:00.033498</text:p>
          </table:table-cell>
          <table:table-cell office:value-type="float" office:value="157">
            <text:p>157</text:p>
          </table:table-cell>
          <table:table-cell office:value-type="time" office:time-value="PT00H00M00.027302S">
            <text:p>00:00.027302</text:p>
          </table:table-cell>
          <table:table-cell office:value-type="float" office:value="151">
            <text:p>151</text:p>
          </table:table-cell>
          <table:table-cell office:value-type="time" office:time-value="PT00H00M00.03297S">
            <text:p>00:00.032970</text:p>
          </table:table-cell>
          <table:table-cell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705">
            <text:p>1,705</text:p>
          </table:table-cell>
          <table:table-cell office:value-type="time" office:time-value="PT00H00M00.121611S">
            <text:p>00:00.121611</text:p>
          </table:table-cell>
          <table:table-cell office:value-type="float" office:value="111">
            <text:p>111</text:p>
          </table:table-cell>
          <table:table-cell office:value-type="time" office:time-value="PT00H00M00.019477S">
            <text:p>00:00.019477</text:p>
          </table:table-cell>
          <table:table-cell office:value-type="float" office:value="78">
            <text:p>78</text:p>
          </table:table-cell>
          <table:table-cell office:value-type="time" office:time-value="PT00H00M00.015183S">
            <text:p>00:00.015183</text:p>
          </table:table-cell>
          <table:table-cell office:value-type="float" office:value="111">
            <text:p>111</text:p>
          </table:table-cell>
          <table:table-cell office:value-type="time" office:time-value="PT00H00M00.019872S">
            <text:p>00:00.019872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76">
            <text:p>376</text:p>
          </table:table-cell>
          <table:table-cell office:value-type="time" office:time-value="PT00H00M00.027818S">
            <text:p>00:00.027818</text:p>
          </table:table-cell>
          <table:table-cell office:value-type="float" office:value="77">
            <text:p>77</text:p>
          </table:table-cell>
          <table:table-cell office:value-type="time" office:time-value="PT00H00M00.014578S">
            <text:p>00:00.014578</text:p>
          </table:table-cell>
          <table:table-cell office:value-type="float" office:value="106">
            <text:p>106</text:p>
          </table:table-cell>
          <table:table-cell office:value-type="time" office:time-value="PT00H00M00.019482S">
            <text:p>00:00.019482</text:p>
          </table:table-cell>
          <table:table-cell office:value-type="float" office:value="127">
            <text:p>127</text:p>
          </table:table-cell>
          <table:table-cell office:value-type="time" office:time-value="PT00H00M00.023516S">
            <text:p>00:00.023516</text:p>
          </table:table-cell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time" office:time-value="PT00H00M00.019462S">
            <text:p>00:00.019462</text:p>
          </table:table-cell>
          <table:table-cell office:value-type="float" office:value="99">
            <text:p>99</text:p>
          </table:table-cell>
          <table:table-cell office:value-type="time" office:time-value="PT00H00M00.027629S">
            <text:p>00:00.027629</text:p>
          </table:table-cell>
          <table:table-cell office:value-type="float" office:value="96">
            <text:p>96</text:p>
          </table:table-cell>
          <table:table-cell office:value-type="time" office:time-value="PT00H00M00.027101S">
            <text:p>00:00.027101</text:p>
          </table:table-cell>
          <table:table-cell office:value-type="float" office:value="80">
            <text:p>80</text:p>
          </table:table-cell>
          <table:table-cell office:value-type="time" office:time-value="PT00H00M00.022202S">
            <text:p>00:00.022202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2009">
            <text:p>2,009</text:p>
          </table:table-cell>
          <table:table-cell office:value-type="time" office:time-value="PT00H00M00.150745S">
            <text:p>00:00.150745</text:p>
          </table:table-cell>
          <table:table-cell office:value-type="float" office:value="133">
            <text:p>133</text:p>
          </table:table-cell>
          <table:table-cell office:value-type="time" office:time-value="PT00H00M00.024723S">
            <text:p>00:00.024723</text:p>
          </table:table-cell>
          <table:table-cell office:value-type="float" office:value="79">
            <text:p>79</text:p>
          </table:table-cell>
          <table:table-cell office:value-type="time" office:time-value="PT00H00M00.015282S">
            <text:p>00:00.015282</text:p>
          </table:table-cell>
          <table:table-cell office:value-type="float" office:value="139">
            <text:p>139</text:p>
          </table:table-cell>
          <table:table-cell office:value-type="time" office:time-value="PT00H00M00.026932S">
            <text:p>00:00.026932</text:p>
          </table:table-cell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797">
            <text:p>797</text:p>
          </table:table-cell>
          <table:table-cell office:value-type="time" office:time-value="PT00H00M00.061628S">
            <text:p>00:00.061628</text:p>
          </table:table-cell>
          <table:table-cell office:value-type="float" office:value="181">
            <text:p>181</text:p>
          </table:table-cell>
          <table:table-cell office:value-type="time" office:time-value="PT00H00M00.028789S">
            <text:p>00:00.028789</text:p>
          </table:table-cell>
          <table:table-cell office:value-type="float" office:value="184">
            <text:p>184</text:p>
          </table:table-cell>
          <table:table-cell office:value-type="time" office:time-value="PT00H00M00.031591S">
            <text:p>00:00.031591</text:p>
          </table:table-cell>
          <table:table-cell office:value-type="float" office:value="157">
            <text:p>157</text:p>
          </table:table-cell>
          <table:table-cell office:value-type="time" office:time-value="PT00H00M00.029805S">
            <text:p>00:00.029805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907">
            <text:p>907</text:p>
          </table:table-cell>
          <table:table-cell office:value-type="time" office:time-value="PT00H00M00.072008S">
            <text:p>00:00.072008</text:p>
          </table:table-cell>
          <table:table-cell office:value-type="float" office:value="150">
            <text:p>150</text:p>
          </table:table-cell>
          <table:table-cell office:value-type="time" office:time-value="PT00H00M00.027681S">
            <text:p>00:00.027681</text:p>
          </table:table-cell>
          <table:table-cell office:value-type="float" office:value="150">
            <text:p>150</text:p>
          </table:table-cell>
          <table:table-cell office:value-type="time" office:time-value="PT00H00M00.033546S">
            <text:p>00:00.033546</text:p>
          </table:table-cell>
          <table:table-cell office:value-type="float" office:value="211">
            <text:p>211</text:p>
          </table:table-cell>
          <table:table-cell office:value-type="time" office:time-value="PT00H00M00.042339S">
            <text:p>00:00.042339</text:p>
          </table:table-cell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935">
            <text:p>935</text:p>
          </table:table-cell>
          <table:table-cell office:value-type="time" office:time-value="PT00H00M00.073265S">
            <text:p>00:00.073265</text:p>
          </table:table-cell>
          <table:table-cell office:value-type="float" office:value="100">
            <text:p>100</text:p>
          </table:table-cell>
          <table:table-cell office:value-type="time" office:time-value="PT00H00M00.023911S">
            <text:p>00:00.023911</text:p>
          </table:table-cell>
          <table:table-cell office:value-type="float" office:value="149">
            <text:p>149</text:p>
          </table:table-cell>
          <table:table-cell office:value-type="time" office:time-value="PT00H00M00.032138S">
            <text:p>00:00.032138</text:p>
          </table:table-cell>
          <table:table-cell office:value-type="float" office:value="100">
            <text:p>100</text:p>
          </table:table-cell>
          <table:table-cell office:value-type="time" office:time-value="PT00H00M00.022733S">
            <text:p>00:00.022733</text:p>
          </table:table-cell>
          <table:table-cell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823">
            <text:p>2,823</text:p>
          </table:table-cell>
          <table:table-cell office:value-type="time" office:time-value="PT00H00M00.200133S">
            <text:p>00:00.200133</text:p>
          </table:table-cell>
          <table:table-cell office:value-type="float" office:value="80">
            <text:p>80</text:p>
          </table:table-cell>
          <table:table-cell office:value-type="time" office:time-value="PT00H00M00.013062S">
            <text:p>00:00.013062</text:p>
          </table:table-cell>
          <table:table-cell office:value-type="float" office:value="370">
            <text:p>370</text:p>
          </table:table-cell>
          <table:table-cell office:value-type="time" office:time-value="PT00H00M00.06302S">
            <text:p>00:00.063020</text:p>
          </table:table-cell>
          <table:table-cell office:value-type="float" office:value="82">
            <text:p>82</text:p>
          </table:table-cell>
          <table:table-cell office:value-type="time" office:time-value="PT00H00M00.016969S">
            <text:p>00:00.016969</text:p>
          </table:table-cell>
          <table:table-cell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329">
            <text:p>329</text:p>
          </table:table-cell>
          <table:table-cell office:value-type="time" office:time-value="PT00H00M00.029817S">
            <text:p>00:00.029817</text:p>
          </table:table-cell>
          <table:table-cell office:value-type="float" office:value="214">
            <text:p>214</text:p>
          </table:table-cell>
          <table:table-cell office:value-type="time" office:time-value="PT00H00M00.037728S">
            <text:p>00:00.037728</text:p>
          </table:table-cell>
          <table:table-cell office:value-type="float" office:value="110">
            <text:p>110</text:p>
          </table:table-cell>
          <table:table-cell office:value-type="time" office:time-value="PT00H00M00.018381S">
            <text:p>00:00.018381</text:p>
          </table:table-cell>
          <table:table-cell office:value-type="float" office:value="214">
            <text:p>214</text:p>
          </table:table-cell>
          <table:table-cell office:value-type="time" office:time-value="PT00H00M00.035285S">
            <text:p>00:00.035285</text:p>
          </table:table-cell>
          <table:table-cell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985">
            <text:p>985</text:p>
          </table:table-cell>
          <table:table-cell office:value-type="time" office:time-value="PT00H00M00.073748S">
            <text:p>00:00.073748</text:p>
          </table:table-cell>
          <table:table-cell office:value-type="float" office:value="130">
            <text:p>130</text:p>
          </table:table-cell>
          <table:table-cell office:value-type="time" office:time-value="PT00H00M00.023783S">
            <text:p>00:00.023783</text:p>
          </table:table-cell>
          <table:table-cell office:value-type="float" office:value="90">
            <text:p>90</text:p>
          </table:table-cell>
          <table:table-cell office:value-type="time" office:time-value="PT00H00M00.017113S">
            <text:p>00:00.017113</text:p>
          </table:table-cell>
          <table:table-cell office:value-type="float" office:value="130">
            <text:p>130</text:p>
          </table:table-cell>
          <table:table-cell office:value-type="time" office:time-value="PT00H00M00.02122S">
            <text:p>00:00.021220</text:p>
          </table:table-cell>
          <table:table-cell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849">
            <text:p>849</text:p>
          </table:table-cell>
          <table:table-cell office:value-type="time" office:time-value="PT00H00M00.070709S">
            <text:p>00:00.070709</text:p>
          </table:table-cell>
          <table:table-cell office:value-type="float" office:value="150">
            <text:p>150</text:p>
          </table:table-cell>
          <table:table-cell office:value-type="time" office:time-value="PT00H00M00.028278S">
            <text:p>00:00.028278</text:p>
          </table:table-cell>
          <table:table-cell office:value-type="float" office:value="150">
            <text:p>150</text:p>
          </table:table-cell>
          <table:table-cell office:value-type="time" office:time-value="PT00H00M00.032704S">
            <text:p>00:00.032704</text:p>
          </table:table-cell>
          <table:table-cell office:value-type="float" office:value="150">
            <text:p>150</text:p>
          </table:table-cell>
          <table:table-cell office:value-type="time" office:time-value="PT00H00M00.033165S">
            <text:p>00:00.033165</text:p>
          </table:table-cell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3198">
            <text:p>3,198</text:p>
          </table:table-cell>
          <table:table-cell office:value-type="time" office:time-value="PT00H00M00.245127S">
            <text:p>00:00.245127</text:p>
          </table:table-cell>
          <table:table-cell office:value-type="float" office:value="169">
            <text:p>169</text:p>
          </table:table-cell>
          <table:table-cell office:value-type="time" office:time-value="PT00H00M00.02877S">
            <text:p>00:00.028770</text:p>
          </table:table-cell>
          <table:table-cell office:value-type="float" office:value="112">
            <text:p>112</text:p>
          </table:table-cell>
          <table:table-cell office:value-type="time" office:time-value="PT00H00M00.022247S">
            <text:p>00:00.022247</text:p>
          </table:table-cell>
          <table:table-cell office:value-type="float" office:value="135">
            <text:p>135</text:p>
          </table:table-cell>
          <table:table-cell office:value-type="time" office:time-value="PT00H00M00.027474S">
            <text:p>00:00.027474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6354">
            <text:p>6,354</text:p>
          </table:table-cell>
          <table:table-cell office:value-type="time" office:time-value="PT00H00M00.53676S">
            <text:p>00:00.536760</text:p>
          </table:table-cell>
          <table:table-cell office:value-type="float" office:value="146">
            <text:p>146</text:p>
          </table:table-cell>
          <table:table-cell office:value-type="time" office:time-value="PT00H00M00.023414S">
            <text:p>00:00.023414</text:p>
          </table:table-cell>
          <table:table-cell office:value-type="float" office:value="191">
            <text:p>191</text:p>
          </table:table-cell>
          <table:table-cell office:value-type="time" office:time-value="PT00H00M00.035439S">
            <text:p>00:00.035439</text:p>
          </table:table-cell>
          <table:table-cell office:value-type="float" office:value="217">
            <text:p>217</text:p>
          </table:table-cell>
          <table:table-cell office:value-type="time" office:time-value="PT00H00M00.037603S">
            <text:p>00:00.037603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789">
            <text:p>789</text:p>
          </table:table-cell>
          <table:table-cell office:value-type="time" office:time-value="PT00H00M00.076875S">
            <text:p>00:00.076875</text:p>
          </table:table-cell>
          <table:table-cell office:value-type="float" office:value="79">
            <text:p>79</text:p>
          </table:table-cell>
          <table:table-cell office:value-type="time" office:time-value="PT00H00M00.014974S">
            <text:p>00:00.014974</text:p>
          </table:table-cell>
          <table:table-cell office:value-type="float" office:value="79">
            <text:p>79</text:p>
          </table:table-cell>
          <table:table-cell office:value-type="time" office:time-value="PT00H00M00.015709S">
            <text:p>00:00.015709</text:p>
          </table:table-cell>
          <table:table-cell office:value-type="float" office:value="111">
            <text:p>111</text:p>
          </table:table-cell>
          <table:table-cell office:value-type="time" office:time-value="PT00H00M00.02108S">
            <text:p>00:00.021080</text:p>
          </table:table-cell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time" office:time-value="PT00H00M00.080715S">
            <text:p>00:00.080715</text:p>
          </table:table-cell>
          <table:table-cell office:value-type="float" office:value="208">
            <text:p>208</text:p>
          </table:table-cell>
          <table:table-cell office:value-type="time" office:time-value="PT00H00M00.034351S">
            <text:p>00:00.034351</text:p>
          </table:table-cell>
          <table:table-cell office:value-type="float" office:value="105">
            <text:p>105</text:p>
          </table:table-cell>
          <table:table-cell office:value-type="time" office:time-value="PT00H00M00.0246S">
            <text:p>00:00.024600</text:p>
          </table:table-cell>
          <table:table-cell office:value-type="float" office:value="180">
            <text:p>180</text:p>
          </table:table-cell>
          <table:table-cell office:value-type="time" office:time-value="PT00H00M00.031869S">
            <text:p>00:00.031869</text:p>
          </table:table-cell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970">
            <text:p>970</text:p>
          </table:table-cell>
          <table:table-cell office:value-type="time" office:time-value="PT00H00M00.069561S">
            <text:p>00:00.069561</text:p>
          </table:table-cell>
          <table:table-cell office:value-type="float" office:value="148">
            <text:p>148</text:p>
          </table:table-cell>
          <table:table-cell office:value-type="time" office:time-value="PT00H00M00.026577S">
            <text:p>00:00.026577</text:p>
          </table:table-cell>
          <table:table-cell office:value-type="float" office:value="78">
            <text:p>78</text:p>
          </table:table-cell>
          <table:table-cell office:value-type="time" office:time-value="PT00H00M00.017268S">
            <text:p>00:00.017268</text:p>
          </table:table-cell>
          <table:table-cell office:value-type="float" office:value="143">
            <text:p>143</text:p>
          </table:table-cell>
          <table:table-cell office:value-type="time" office:time-value="PT00H00M00.025347S">
            <text:p>00:00.025347</text:p>
          </table:table-cell>
          <table:table-cell>
            <draw:frame table:end-cell-address="Sheet1.Q120" table:end-x="0.3472in" table:end-y="0.0091in" draw:z-index="2" draw:style-name="gr1" svg:width="5.9776in" svg:height="2.8209in" svg:x="0.5929in" svg:y="0.0421in">
              <draw:object draw:notify-on-update-of-ranges="Sheet1.C3:Sheet1.C3 Sheet1.C106:Sheet1.C200 Sheet1.A106:Sheet1.A200 Sheet1.E3:Sheet1.E3 Sheet1.E106:Sheet1.E200 Sheet1.A106:Sheet1.A200 Sheet1.G3:Sheet1.G3 Sheet1.G106:Sheet1.G200 Sheet1.A106:Sheet1.A200 Sheet1.I3:Sheet1.I3 Sheet1.I106:Sheet1.I200 Sheet1.A106:Sheet1.A2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/>
          <table:table-cell table:style-name="ce4" table:formula="of:=SUM([.B4:.B103])" office:value-type="float" office:value="47554">
            <text:p>47,554</text:p>
          </table:table-cell>
          <table:table-cell table:style-name="ce6" table:formula="of:=SUM([.C4:.C103])" office:value-type="time" office:time-value="PT00H00M04.73775S">
            <text:p>00:04.74</text:p>
          </table:table-cell>
          <table:table-cell table:style-name="ce2" table:formula="of:=SUM([.D4:.D103])" office:value-type="float" office:value="6218">
            <text:p>6218</text:p>
          </table:table-cell>
          <table:table-cell table:style-name="ce6" table:formula="of:=SUM([.E4:.E103])" office:value-type="time" office:time-value="PT00H00M02.092438S">
            <text:p>00:02.09</text:p>
          </table:table-cell>
          <table:table-cell table:style-name="ce2" table:formula="of:=SUM([.F4:.F103])" office:value-type="float" office:value="5922">
            <text:p>5922</text:p>
          </table:table-cell>
          <table:table-cell table:style-name="ce6" table:formula="of:=SUM([.G4:.G103])" office:value-type="time" office:time-value="PT00H00M02.125664S">
            <text:p>00:02.13</text:p>
          </table:table-cell>
          <table:table-cell table:style-name="ce2" table:formula="of:=SUM([.H4:.H103])" office:value-type="float" office:value="6265">
            <text:p>6265</text:p>
          </table:table-cell>
          <table:table-cell table:style-name="ce6" table:formula="of:=SUM([.I4:.I103])" office:value-type="time" office:time-value="PT00H00M02.152564S">
            <text:p>00:02.15</text:p>
          </table:table-cell>
          <table:table-cell/>
        </table:table-row>
        <table:table-row table:style-name="ro2">
          <table:table-cell office:value-type="string">
            <text:p>Tablero</text:p>
          </table:table-cell>
          <table:table-cell table:style-name="Default" office:value-type="string">
            <text:p>Sin Optimizar</text:p>
          </table:table-cell>
          <table:table-cell table:style-name="Default" office:value-type="string">
            <text:p>Sin optimizar</text:p>
          </table:table-cell>
          <table:table-cell office:value-type="string">
            <text:p>MRV</text:p>
          </table:table-cell>
          <table:table-cell table:style-name="Default" office:value-type="string">
            <text:p>MRV</text:p>
          </table:table-cell>
          <table:table-cell office:value-type="string">
            <text:p>MRV + Menos Conflictivo</text:p>
          </table:table-cell>
          <table:table-cell table:style-name="Default" office:value-type="string">
            <text:p>MRV + Menos Conflictivo</text:p>
          </table:table-cell>
          <table:table-cell office:value-type="string">
            <text:p>MRV + Más Conflictivo</text:p>
          </table:table-cell>
          <table:table-cell table:style-name="Default" office:value-type="string">
            <text:p>MRV + Más Conflictivo</text:p>
          </table:table-cell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1730590">
            <text:p>1,730,590</text:p>
          </table:table-cell>
          <table:table-cell office:value-type="time" office:time-value="PT00H02M44.255281S">
            <text:p>02:44.255281</text:p>
          </table:table-cell>
          <table:table-cell office:value-type="float" office:value="1298">
            <text:p>1298</text:p>
          </table:table-cell>
          <table:table-cell office:value-type="time" office:time-value="PT00H00M00.225616S">
            <text:p>00:00.225616</text:p>
          </table:table-cell>
          <table:table-cell office:value-type="float" office:value="3621">
            <text:p>3621</text:p>
          </table:table-cell>
          <table:table-cell office:value-type="time" office:time-value="PT00H00M00.774115S">
            <text:p>00:00.774115</text:p>
          </table:table-cell>
          <table:table-cell office:value-type="float" office:value="2203">
            <text:p>2203</text:p>
          </table:table-cell>
          <table:table-cell office:value-type="time" office:time-value="PT00H00M00.424701S">
            <text:p>00:00.424701</text:p>
          </table:table-cell>
          <table:table-cell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190310">
            <text:p>1,190,310</text:p>
          </table:table-cell>
          <table:table-cell office:value-type="time" office:time-value="PT00H01M34.367957S">
            <text:p>01:34.367957</text:p>
          </table:table-cell>
          <table:table-cell office:value-type="float" office:value="6312">
            <text:p>6312</text:p>
          </table:table-cell>
          <table:table-cell office:value-type="time" office:time-value="PT00H00M01.147358S">
            <text:p>00:01.147358</text:p>
          </table:table-cell>
          <table:table-cell office:value-type="float" office:value="9751">
            <text:p>9751</text:p>
          </table:table-cell>
          <table:table-cell office:value-type="time" office:time-value="PT00H00M02.083965S">
            <text:p>00:02.083965</text:p>
          </table:table-cell>
          <table:table-cell office:value-type="float" office:value="2255">
            <text:p>2255</text:p>
          </table:table-cell>
          <table:table-cell office:value-type="time" office:time-value="PT00H00M00.483374S">
            <text:p>00:00.483374</text:p>
          </table:table-cell>
          <table:table-cell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119255">
            <text:p>119,255</text:p>
          </table:table-cell>
          <table:table-cell office:value-type="time" office:time-value="PT00H00M09.368245S">
            <text:p>00:09.368245</text:p>
          </table:table-cell>
          <table:table-cell office:value-type="float" office:value="4094">
            <text:p>4094</text:p>
          </table:table-cell>
          <table:table-cell office:value-type="time" office:time-value="PT00H00M00.708281S">
            <text:p>00:00.708281</text:p>
          </table:table-cell>
          <table:table-cell office:value-type="float" office:value="1874">
            <text:p>1874</text:p>
          </table:table-cell>
          <table:table-cell office:value-type="time" office:time-value="PT00H00M00.368504S">
            <text:p>00:00.368504</text:p>
          </table:table-cell>
          <table:table-cell office:value-type="float" office:value="3378">
            <text:p>3378</text:p>
          </table:table-cell>
          <table:table-cell office:value-type="time" office:time-value="PT00H00M00.725945S">
            <text:p>00:00.725945</text:p>
          </table:table-cell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62157">
            <text:p>162,157</text:p>
          </table:table-cell>
          <table:table-cell office:value-type="time" office:time-value="PT00H00M11.91298S">
            <text:p>00:11.912980</text:p>
          </table:table-cell>
          <table:table-cell office:value-type="float" office:value="13824">
            <text:p>13824</text:p>
          </table:table-cell>
          <table:table-cell office:value-type="time" office:time-value="PT00H00M02.349883S">
            <text:p>00:02.349883</text:p>
          </table:table-cell>
          <table:table-cell office:value-type="float" office:value="20430">
            <text:p>20430</text:p>
          </table:table-cell>
          <table:table-cell office:value-type="time" office:time-value="PT00H00M04.3295S">
            <text:p>00:04.329500</text:p>
          </table:table-cell>
          <table:table-cell office:value-type="float" office:value="2687">
            <text:p>2687</text:p>
          </table:table-cell>
          <table:table-cell office:value-type="time" office:time-value="PT00H00M00.513567S">
            <text:p>00:00.513567</text:p>
          </table:table-cell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6428282">
            <text:p>16,428,282</text:p>
          </table:table-cell>
          <table:table-cell office:value-type="time" office:time-value="PT00H25M40.649008S">
            <text:p>25:40.649008</text:p>
          </table:table-cell>
          <table:table-cell office:value-type="float" office:value="32020">
            <text:p>32020</text:p>
          </table:table-cell>
          <table:table-cell office:value-type="time" office:time-value="PT00H00M05.985958S">
            <text:p>00:05.985958</text:p>
          </table:table-cell>
          <table:table-cell office:value-type="float" office:value="31871">
            <text:p>31871</text:p>
          </table:table-cell>
          <table:table-cell office:value-type="time" office:time-value="PT00H00M05.833316S">
            <text:p>00:05.833316</text:p>
          </table:table-cell>
          <table:table-cell office:value-type="float" office:value="3519">
            <text:p>3519</text:p>
          </table:table-cell>
          <table:table-cell office:value-type="time" office:time-value="PT00H00M00.620504S">
            <text:p>00:00.620504</text:p>
          </table:table-cell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731296">
            <text:p>731,296</text:p>
          </table:table-cell>
          <table:table-cell office:value-type="time" office:time-value="PT00H01M02.367406S">
            <text:p>01:02.367406</text:p>
          </table:table-cell>
          <table:table-cell office:value-type="float" office:value="161241">
            <text:p>161241</text:p>
          </table:table-cell>
          <table:table-cell office:value-type="time" office:time-value="PT00H00M26.641993S">
            <text:p>00:26.641993</text:p>
          </table:table-cell>
          <table:table-cell office:value-type="float" office:value="159250">
            <text:p>159250</text:p>
          </table:table-cell>
          <table:table-cell office:value-type="time" office:time-value="PT00H00M29.178771S">
            <text:p>00:29.178771</text:p>
          </table:table-cell>
          <table:table-cell office:value-type="float" office:value="158786">
            <text:p>158786</text:p>
          </table:table-cell>
          <table:table-cell office:value-type="time" office:time-value="PT00H00M29.276984S">
            <text:p>00:29.276984</text:p>
          </table:table-cell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2708810">
            <text:p>2,708,810</text:p>
          </table:table-cell>
          <table:table-cell office:value-type="time" office:time-value="PT00H03M53.925584S">
            <text:p>03:53.925584</text:p>
          </table:table-cell>
          <table:table-cell office:value-type="float" office:value="50766">
            <text:p>50766</text:p>
          </table:table-cell>
          <table:table-cell office:value-type="time" office:time-value="PT00H00M07.901454S">
            <text:p>00:07.901454</text:p>
          </table:table-cell>
          <table:table-cell office:value-type="float" office:value="64655">
            <text:p>64655</text:p>
          </table:table-cell>
          <table:table-cell office:value-type="time" office:time-value="PT00H00M11.899713S">
            <text:p>00:11.899713</text:p>
          </table:table-cell>
          <table:table-cell office:value-type="float" office:value="90275">
            <text:p>90275</text:p>
          </table:table-cell>
          <table:table-cell office:value-type="time" office:time-value="PT00H00M15.946837S">
            <text:p>00:15.946837</text:p>
          </table:table-cell>
          <table:table-cell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733146">
            <text:p>1,733,146</text:p>
          </table:table-cell>
          <table:table-cell office:value-type="time" office:time-value="PT00H02M32.759032S">
            <text:p>02:32.759032</text:p>
          </table:table-cell>
          <table:table-cell office:value-type="float" office:value="2005">
            <text:p>2005</text:p>
          </table:table-cell>
          <table:table-cell office:value-type="time" office:time-value="PT00H00M00.344105S">
            <text:p>00:00.344105</text:p>
          </table:table-cell>
          <table:table-cell office:value-type="float" office:value="785">
            <text:p>785</text:p>
          </table:table-cell>
          <table:table-cell office:value-type="time" office:time-value="PT00H00M00.175663S">
            <text:p>00:00.175663</text:p>
          </table:table-cell>
          <table:table-cell office:value-type="float" office:value="2008">
            <text:p>2008</text:p>
          </table:table-cell>
          <table:table-cell office:value-type="time" office:time-value="PT00H00M00.421033S">
            <text:p>00:00.421033</text:p>
          </table:table-cell>
          <table:table-cell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2030496">
            <text:p>2,030,496</text:p>
          </table:table-cell>
          <table:table-cell office:value-type="time" office:time-value="PT00H02M52.497366S">
            <text:p>02:52.497366</text:p>
          </table:table-cell>
          <table:table-cell office:value-type="float" office:value="36263">
            <text:p>36263</text:p>
          </table:table-cell>
          <table:table-cell office:value-type="time" office:time-value="PT00H00M05.386346S">
            <text:p>00:05.386346</text:p>
          </table:table-cell>
          <table:table-cell office:value-type="float" office:value="49135">
            <text:p>49135</text:p>
          </table:table-cell>
          <table:table-cell office:value-type="time" office:time-value="PT00H00M09.363622S">
            <text:p>00:09.363622</text:p>
          </table:table-cell>
          <table:table-cell office:value-type="float" office:value="63658">
            <text:p>63658</text:p>
          </table:table-cell>
          <table:table-cell office:value-type="time" office:time-value="PT00H00M12.367114S">
            <text:p>00:12.367114</text:p>
          </table:table-cell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2600620">
            <text:p>2,600,620</text:p>
          </table:table-cell>
          <table:table-cell office:value-type="time" office:time-value="PT00H03M57.617346S">
            <text:p>03:57.617346</text:p>
          </table:table-cell>
          <table:table-cell office:value-type="float" office:value="8675">
            <text:p>8675</text:p>
          </table:table-cell>
          <table:table-cell office:value-type="time" office:time-value="PT00H00M01.866828S">
            <text:p>00:01.866828</text:p>
          </table:table-cell>
          <table:table-cell office:value-type="float" office:value="8899">
            <text:p>8899</text:p>
          </table:table-cell>
          <table:table-cell office:value-type="time" office:time-value="PT00H00M01.82113S">
            <text:p>00:01.821130</text:p>
          </table:table-cell>
          <table:table-cell office:value-type="float" office:value="8214">
            <text:p>8214</text:p>
          </table:table-cell>
          <table:table-cell office:value-type="time" office:time-value="PT00H00M01.732506S">
            <text:p>00:01.732506</text:p>
          </table:table-cell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227868">
            <text:p>227,868</text:p>
          </table:table-cell>
          <table:table-cell office:value-type="time" office:time-value="PT00H00M20.506219S">
            <text:p>00:20.506219</text:p>
          </table:table-cell>
          <table:table-cell office:value-type="float" office:value="47645">
            <text:p>47645</text:p>
          </table:table-cell>
          <table:table-cell office:value-type="time" office:time-value="PT00H00M07.754996S">
            <text:p>00:07.754996</text:p>
          </table:table-cell>
          <table:table-cell office:value-type="float" office:value="36480">
            <text:p>36480</text:p>
          </table:table-cell>
          <table:table-cell office:value-type="time" office:time-value="PT00H00M06.409773S">
            <text:p>00:06.409773</text:p>
          </table:table-cell>
          <table:table-cell office:value-type="float" office:value="26398">
            <text:p>26398</text:p>
          </table:table-cell>
          <table:table-cell office:value-type="time" office:time-value="PT00H00M05.006549S">
            <text:p>00:05.006549</text:p>
          </table:table-cell>
          <table:table-cell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45711">
            <text:p>45,711</text:p>
          </table:table-cell>
          <table:table-cell office:value-type="time" office:time-value="PT00H00M04.09907S">
            <text:p>00:04.099070</text:p>
          </table:table-cell>
          <table:table-cell office:value-type="float" office:value="4017">
            <text:p>4017</text:p>
          </table:table-cell>
          <table:table-cell office:value-type="time" office:time-value="PT00H00M00.545696S">
            <text:p>00:00.545696</text:p>
          </table:table-cell>
          <table:table-cell office:value-type="float" office:value="10788">
            <text:p>10788</text:p>
          </table:table-cell>
          <table:table-cell office:value-type="time" office:time-value="PT00H00M01.616S">
            <text:p>00:01.616000</text:p>
          </table:table-cell>
          <table:table-cell office:value-type="float" office:value="1128">
            <text:p>1128</text:p>
          </table:table-cell>
          <table:table-cell office:value-type="time" office:time-value="PT00H00M00.206126S">
            <text:p>00:00.206126</text:p>
          </table:table-cell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0246">
            <text:p>40,246</text:p>
          </table:table-cell>
          <table:table-cell office:value-type="time" office:time-value="PT00H00M03.298069S">
            <text:p>00:03.298069</text:p>
          </table:table-cell>
          <table:table-cell office:value-type="float" office:value="876">
            <text:p>876</text:p>
          </table:table-cell>
          <table:table-cell office:value-type="time" office:time-value="PT00H00M00.144039S">
            <text:p>00:00.144039</text:p>
          </table:table-cell>
          <table:table-cell office:value-type="float" office:value="876">
            <text:p>876</text:p>
          </table:table-cell>
          <table:table-cell office:value-type="time" office:time-value="PT00H00M00.147071S">
            <text:p>00:00.147071</text:p>
          </table:table-cell>
          <table:table-cell office:value-type="float" office:value="72">
            <text:p>72</text:p>
          </table:table-cell>
          <table:table-cell office:value-type="time" office:time-value="PT00H00M00.015128S">
            <text:p>00:00.015128</text:p>
          </table:table-cell>
          <table:table-cell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86706">
            <text:p>86,706</text:p>
          </table:table-cell>
          <table:table-cell office:value-type="time" office:time-value="PT00H00M06.854193S">
            <text:p>00:06.854193</text:p>
          </table:table-cell>
          <table:table-cell office:value-type="float" office:value="8403">
            <text:p>8403</text:p>
          </table:table-cell>
          <table:table-cell office:value-type="time" office:time-value="PT00H00M01.527755S">
            <text:p>00:01.527755</text:p>
          </table:table-cell>
          <table:table-cell office:value-type="float" office:value="3364">
            <text:p>3364</text:p>
          </table:table-cell>
          <table:table-cell office:value-type="time" office:time-value="PT00H00M00.723431S">
            <text:p>00:00.723431</text:p>
          </table:table-cell>
          <table:table-cell office:value-type="float" office:value="9042">
            <text:p>9042</text:p>
          </table:table-cell>
          <table:table-cell office:value-type="time" office:time-value="PT00H00M01.840751S">
            <text:p>00:01.840751</text:p>
          </table:table-cell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1439474">
            <text:p>1,439,474</text:p>
          </table:table-cell>
          <table:table-cell office:value-type="time" office:time-value="PT00H02M15.257211S">
            <text:p>02:15.257211</text:p>
          </table:table-cell>
          <table:table-cell office:value-type="float" office:value="2178">
            <text:p>2178</text:p>
          </table:table-cell>
          <table:table-cell office:value-type="time" office:time-value="PT00H00M00.331913S">
            <text:p>00:00.331913</text:p>
          </table:table-cell>
          <table:table-cell office:value-type="float" office:value="3962">
            <text:p>3962</text:p>
          </table:table-cell>
          <table:table-cell office:value-type="time" office:time-value="PT00H00M00.765863S">
            <text:p>00:00.765863</text:p>
          </table:table-cell>
          <table:table-cell office:value-type="float" office:value="1810">
            <text:p>1810</text:p>
          </table:table-cell>
          <table:table-cell office:value-type="time" office:time-value="PT00H00M00.356518S">
            <text:p>00:00.356518</text:p>
          </table:table-cell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248180">
            <text:p>248,180</text:p>
          </table:table-cell>
          <table:table-cell office:value-type="time" office:time-value="PT00H00M23.220526S">
            <text:p>00:23.220526</text:p>
          </table:table-cell>
          <table:table-cell office:value-type="float" office:value="49447">
            <text:p>49447</text:p>
          </table:table-cell>
          <table:table-cell office:value-type="time" office:time-value="PT00H00M08.076394S">
            <text:p>00:08.076394</text:p>
          </table:table-cell>
          <table:table-cell office:value-type="float" office:value="35089">
            <text:p>35089</text:p>
          </table:table-cell>
          <table:table-cell office:value-type="time" office:time-value="PT00H00M06.189661S">
            <text:p>00:06.189661</text:p>
          </table:table-cell>
          <table:table-cell office:value-type="float" office:value="28652">
            <text:p>28652</text:p>
          </table:table-cell>
          <table:table-cell office:value-type="time" office:time-value="PT00H00M05.392371S">
            <text:p>00:05.392371</text:p>
          </table:table-cell>
          <table:table-cell>
            <draw:frame table:end-cell-address="Sheet1.Q138" table:end-x="0.2228in" table:end-y="0.1161in" draw:z-index="3" draw:style-name="gr1" svg:width="5.9776in" svg:height="2.8213in" svg:x="0.4685in" svg:y="0.1409in">
              <draw:object draw:notify-on-update-of-ranges="Sheet1.B3:Sheet1.B3 Sheet1.B106:Sheet1.B200 Sheet1.A106:Sheet1.A200 Sheet1.D3:Sheet1.D3 Sheet1.D106:Sheet1.D200 Sheet1.A106:Sheet1.A200 Sheet1.F3:Sheet1.F3 Sheet1.F106:Sheet1.F200 Sheet1.A106:Sheet1.A200 Sheet1.H3:Sheet1.H3 Sheet1.H106:Sheet1.H200 Sheet1.A106:Sheet1.A20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1104563">
            <text:p>1,104,563</text:p>
          </table:table-cell>
          <table:table-cell office:value-type="time" office:time-value="PT00H01M39.11711S">
            <text:p>01:39.117110</text:p>
          </table:table-cell>
          <table:table-cell office:value-type="float" office:value="838">
            <text:p>838</text:p>
          </table:table-cell>
          <table:table-cell office:value-type="time" office:time-value="PT00H00M00.141303S">
            <text:p>00:00.141303</text:p>
          </table:table-cell>
          <table:table-cell office:value-type="float" office:value="113">
            <text:p>113</text:p>
          </table:table-cell>
          <table:table-cell office:value-type="time" office:time-value="PT00H00M00.020225S">
            <text:p>00:00.020225</text:p>
          </table:table-cell>
          <table:table-cell office:value-type="float" office:value="841">
            <text:p>841</text:p>
          </table:table-cell>
          <table:table-cell office:value-type="time" office:time-value="PT00H00M00.141244S">
            <text:p>00:00.141244</text:p>
          </table:table-cell>
          <table:table-cell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688698">
            <text:p>1,688,698</text:p>
          </table:table-cell>
          <table:table-cell office:value-type="time" office:time-value="PT00H02M32.301482S">
            <text:p>02:32.301482</text:p>
          </table:table-cell>
          <table:table-cell office:value-type="float" office:value="23880">
            <text:p>23880</text:p>
          </table:table-cell>
          <table:table-cell office:value-type="time" office:time-value="PT00H00M03.906205S">
            <text:p>00:03.906205</text:p>
          </table:table-cell>
          <table:table-cell office:value-type="float" office:value="5597">
            <text:p>5597</text:p>
          </table:table-cell>
          <table:table-cell office:value-type="time" office:time-value="PT00H00M01.015057S">
            <text:p>00:01.015057</text:p>
          </table:table-cell>
          <table:table-cell office:value-type="float" office:value="24001">
            <text:p>24001</text:p>
          </table:table-cell>
          <table:table-cell office:value-type="time" office:time-value="PT00H00M05.142746S">
            <text:p>00:05.142746</text:p>
          </table:table-cell>
          <table:table-cell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668">
            <text:p>668</text:p>
          </table:table-cell>
          <table:table-cell office:value-type="time" office:time-value="PT00H00M00.057298S">
            <text:p>00:00.057298</text:p>
          </table:table-cell>
          <table:table-cell office:value-type="float" office:value="154">
            <text:p>154</text:p>
          </table:table-cell>
          <table:table-cell office:value-type="time" office:time-value="PT00H00M00.028252S">
            <text:p>00:00.028252</text:p>
          </table:table-cell>
          <table:table-cell office:value-type="float" office:value="1435">
            <text:p>1435</text:p>
          </table:table-cell>
          <table:table-cell office:value-type="time" office:time-value="PT00H00M00.236536S">
            <text:p>00:00.236536</text:p>
          </table:table-cell>
          <table:table-cell office:value-type="float" office:value="819">
            <text:p>819</text:p>
          </table:table-cell>
          <table:table-cell office:value-type="time" office:time-value="PT00H00M00.135654S">
            <text:p>00:00.135654</text:p>
          </table:table-cell>
          <table:table-cell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6006">
            <text:p>6,006</text:p>
          </table:table-cell>
          <table:table-cell office:value-type="time" office:time-value="PT00H00M00.458235S">
            <text:p>00:00.458235</text:p>
          </table:table-cell>
          <table:table-cell office:value-type="float" office:value="3463">
            <text:p>3463</text:p>
          </table:table-cell>
          <table:table-cell office:value-type="time" office:time-value="PT00H00M00.493446S">
            <text:p>00:00.493446</text:p>
          </table:table-cell>
          <table:table-cell office:value-type="float" office:value="3459">
            <text:p>3459</text:p>
          </table:table-cell>
          <table:table-cell office:value-type="time" office:time-value="PT00H00M00.534895S">
            <text:p>00:00.534895</text:p>
          </table:table-cell>
          <table:table-cell office:value-type="float" office:value="91">
            <text:p>91</text:p>
          </table:table-cell>
          <table:table-cell office:value-type="time" office:time-value="PT00H00M00.0177S">
            <text:p>00:00.017700</text:p>
          </table:table-cell>
          <table:table-cell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1519772">
            <text:p>1,519,772</text:p>
          </table:table-cell>
          <table:table-cell office:value-type="time" office:time-value="PT00H02M05.560987S">
            <text:p>02:05.560987</text:p>
          </table:table-cell>
          <table:table-cell office:value-type="float" office:value="17686">
            <text:p>17686</text:p>
          </table:table-cell>
          <table:table-cell office:value-type="time" office:time-value="PT00H00M03.509833S">
            <text:p>00:03.509833</text:p>
          </table:table-cell>
          <table:table-cell office:value-type="float" office:value="13024">
            <text:p>13024</text:p>
          </table:table-cell>
          <table:table-cell office:value-type="time" office:time-value="PT00H00M02.688174S">
            <text:p>00:02.688174</text:p>
          </table:table-cell>
          <table:table-cell office:value-type="float" office:value="21170">
            <text:p>21170</text:p>
          </table:table-cell>
          <table:table-cell office:value-type="time" office:time-value="PT00H00M05.093221S">
            <text:p>00:05.093221</text:p>
          </table:table-cell>
          <table:table-cell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9552">
            <text:p>19,552</text:p>
          </table:table-cell>
          <table:table-cell office:value-type="time" office:time-value="PT00H00M01.582688S">
            <text:p>00:01.582688</text:p>
          </table:table-cell>
          <table:table-cell office:value-type="float" office:value="615">
            <text:p>615</text:p>
          </table:table-cell>
          <table:table-cell office:value-type="time" office:time-value="PT00H00M00.100686S">
            <text:p>00:00.100686</text:p>
          </table:table-cell>
          <table:table-cell office:value-type="float" office:value="675">
            <text:p>675</text:p>
          </table:table-cell>
          <table:table-cell office:value-type="time" office:time-value="PT00H00M00.114913S">
            <text:p>00:00.114913</text:p>
          </table:table-cell>
          <table:table-cell office:value-type="float" office:value="465">
            <text:p>465</text:p>
          </table:table-cell>
          <table:table-cell office:value-type="time" office:time-value="PT00H00M00.088836S">
            <text:p>00:00.088836</text:p>
          </table:table-cell>
          <table:table-cell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851981">
            <text:p>851,981</text:p>
          </table:table-cell>
          <table:table-cell office:value-type="time" office:time-value="PT00H01M20.066999S">
            <text:p>01:20.066999</text:p>
          </table:table-cell>
          <table:table-cell office:value-type="float" office:value="13345">
            <text:p>13345</text:p>
          </table:table-cell>
          <table:table-cell office:value-type="time" office:time-value="PT00H00M02.33305S">
            <text:p>00:02.333050</text:p>
          </table:table-cell>
          <table:table-cell office:value-type="float" office:value="23323">
            <text:p>23323</text:p>
          </table:table-cell>
          <table:table-cell office:value-type="time" office:time-value="PT00H00M04.217716S">
            <text:p>00:04.217716</text:p>
          </table:table-cell>
          <table:table-cell office:value-type="float" office:value="13413">
            <text:p>13413</text:p>
          </table:table-cell>
          <table:table-cell office:value-type="time" office:time-value="PT00H00M02.461927S">
            <text:p>00:02.461927</text:p>
          </table:table-cell>
          <table:table-cell/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101957">
            <text:p>101,957</text:p>
          </table:table-cell>
          <table:table-cell office:value-type="time" office:time-value="PT00H00M08.182804S">
            <text:p>00:08.182804</text:p>
          </table:table-cell>
          <table:table-cell office:value-type="float" office:value="1971">
            <text:p>1971</text:p>
          </table:table-cell>
          <table:table-cell office:value-type="time" office:time-value="PT00H00M00.354857S">
            <text:p>00:00.354857</text:p>
          </table:table-cell>
          <table:table-cell office:value-type="float" office:value="172">
            <text:p>172</text:p>
          </table:table-cell>
          <table:table-cell office:value-type="time" office:time-value="PT00H00M00.031214S">
            <text:p>00:00.031214</text:p>
          </table:table-cell>
          <table:table-cell office:value-type="float" office:value="2856">
            <text:p>2856</text:p>
          </table:table-cell>
          <table:table-cell office:value-type="time" office:time-value="PT00H00M00.496705S">
            <text:p>00:00.496705</text:p>
          </table:table-cell>
          <table:table-cell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726">
            <text:p>726</text:p>
          </table:table-cell>
          <table:table-cell office:value-type="time" office:time-value="PT00H00M00.065362S">
            <text:p>00:00.065362</text:p>
          </table:table-cell>
          <table:table-cell office:value-type="float" office:value="145">
            <text:p>145</text:p>
          </table:table-cell>
          <table:table-cell office:value-type="time" office:time-value="PT00H00M00.022061S">
            <text:p>00:00.022061</text:p>
          </table:table-cell>
          <table:table-cell office:value-type="float" office:value="621">
            <text:p>621</text:p>
          </table:table-cell>
          <table:table-cell office:value-type="time" office:time-value="PT00H00M00.102803S">
            <text:p>00:00.102803</text:p>
          </table:table-cell>
          <table:table-cell office:value-type="float" office:value="297">
            <text:p>297</text:p>
          </table:table-cell>
          <table:table-cell office:value-type="time" office:time-value="PT00H00M00.050592S">
            <text:p>00:00.050592</text:p>
          </table:table-cell>
          <table:table-cell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452727">
            <text:p>452,727</text:p>
          </table:table-cell>
          <table:table-cell office:value-type="time" office:time-value="PT00H00M39.595982S">
            <text:p>00:39.595982</text:p>
          </table:table-cell>
          <table:table-cell office:value-type="float" office:value="3566">
            <text:p>3566</text:p>
          </table:table-cell>
          <table:table-cell office:value-type="time" office:time-value="PT00H00M00.609968S">
            <text:p>00:00.609968</text:p>
          </table:table-cell>
          <table:table-cell office:value-type="float" office:value="2443">
            <text:p>2443</text:p>
          </table:table-cell>
          <table:table-cell office:value-type="time" office:time-value="PT00H00M00.400445S">
            <text:p>00:00.400445</text:p>
          </table:table-cell>
          <table:table-cell office:value-type="float" office:value="2751">
            <text:p>2751</text:p>
          </table:table-cell>
          <table:table-cell office:value-type="time" office:time-value="PT00H00M00.509961S">
            <text:p>00:00.509961</text:p>
          </table:table-cell>
          <table:table-cell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51179">
            <text:p>51,179</text:p>
          </table:table-cell>
          <table:table-cell office:value-type="time" office:time-value="PT00H00M03.684869S">
            <text:p>00:03.684869</text:p>
          </table:table-cell>
          <table:table-cell office:value-type="float" office:value="3489">
            <text:p>3489</text:p>
          </table:table-cell>
          <table:table-cell office:value-type="time" office:time-value="PT00H00M00.61434S">
            <text:p>00:00.614340</text:p>
          </table:table-cell>
          <table:table-cell office:value-type="float" office:value="3493">
            <text:p>3493</text:p>
          </table:table-cell>
          <table:table-cell office:value-type="time" office:time-value="PT00H00M00.65168S">
            <text:p>00:00.651680</text:p>
          </table:table-cell>
          <table:table-cell office:value-type="float" office:value="3577">
            <text:p>3577</text:p>
          </table:table-cell>
          <table:table-cell office:value-type="time" office:time-value="PT00H00M00.68211S">
            <text:p>00:00.682110</text:p>
          </table:table-cell>
          <table:table-cell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22295">
            <text:p>122,295</text:p>
          </table:table-cell>
          <table:table-cell office:value-type="time" office:time-value="PT00H00M11.670922S">
            <text:p>00:11.670922</text:p>
          </table:table-cell>
          <table:table-cell office:value-type="float" office:value="44453">
            <text:p>44453</text:p>
          </table:table-cell>
          <table:table-cell office:value-type="time" office:time-value="PT00H00M08.056574S">
            <text:p>00:08.056574</text:p>
          </table:table-cell>
          <table:table-cell office:value-type="float" office:value="10568">
            <text:p>10568</text:p>
          </table:table-cell>
          <table:table-cell office:value-type="time" office:time-value="PT00H00M02.04726S">
            <text:p>00:02.047260</text:p>
          </table:table-cell>
          <table:table-cell office:value-type="float" office:value="35504">
            <text:p>35504</text:p>
          </table:table-cell>
          <table:table-cell office:value-type="time" office:time-value="PT00H00M06.61339S">
            <text:p>00:06.613390</text:p>
          </table:table-cell>
          <table:table-cell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54123">
            <text:p>54,123</text:p>
          </table:table-cell>
          <table:table-cell office:value-type="time" office:time-value="PT00H00M04.39494S">
            <text:p>00:04.394940</text:p>
          </table:table-cell>
          <table:table-cell office:value-type="float" office:value="203">
            <text:p>203</text:p>
          </table:table-cell>
          <table:table-cell office:value-type="time" office:time-value="PT00H00M00.043276S">
            <text:p>00:00.043276</text:p>
          </table:table-cell>
          <table:table-cell office:value-type="float" office:value="116">
            <text:p>116</text:p>
          </table:table-cell>
          <table:table-cell office:value-type="time" office:time-value="PT00H00M00.025726S">
            <text:p>00:00.025726</text:p>
          </table:table-cell>
          <table:table-cell office:value-type="float" office:value="179">
            <text:p>179</text:p>
          </table:table-cell>
          <table:table-cell office:value-type="time" office:time-value="PT00H00M00.038963S">
            <text:p>00:00.038963</text:p>
          </table:table-cell>
          <table:table-cell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7121">
            <text:p>17,121</text:p>
          </table:table-cell>
          <table:table-cell office:value-type="time" office:time-value="PT00H00M01.417633S">
            <text:p>00:01.417633</text:p>
          </table:table-cell>
          <table:table-cell office:value-type="float" office:value="2249">
            <text:p>2249</text:p>
          </table:table-cell>
          <table:table-cell office:value-type="time" office:time-value="PT00H00M00.440359S">
            <text:p>00:00.440359</text:p>
          </table:table-cell>
          <table:table-cell office:value-type="float" office:value="1806">
            <text:p>1806</text:p>
          </table:table-cell>
          <table:table-cell office:value-type="time" office:time-value="PT00H00M00.358985S">
            <text:p>00:00.358985</text:p>
          </table:table-cell>
          <table:table-cell office:value-type="float" office:value="3362">
            <text:p>3362</text:p>
          </table:table-cell>
          <table:table-cell office:value-type="time" office:time-value="PT00H00M00.790709S">
            <text:p>00:00.790709</text:p>
          </table:table-cell>
          <table:table-cell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36308">
            <text:p>36,308</text:p>
          </table:table-cell>
          <table:table-cell office:value-type="time" office:time-value="PT00H00M02.806703S">
            <text:p>00:02.806703</text:p>
          </table:table-cell>
          <table:table-cell office:value-type="float" office:value="2357">
            <text:p>2357</text:p>
          </table:table-cell>
          <table:table-cell office:value-type="time" office:time-value="PT00H00M00.492248S">
            <text:p>00:00.492248</text:p>
          </table:table-cell>
          <table:table-cell office:value-type="float" office:value="1917">
            <text:p>1917</text:p>
          </table:table-cell>
          <table:table-cell office:value-type="time" office:time-value="PT00H00M00.380507S">
            <text:p>00:00.380507</text:p>
          </table:table-cell>
          <table:table-cell office:value-type="float" office:value="2357">
            <text:p>2357</text:p>
          </table:table-cell>
          <table:table-cell office:value-type="time" office:time-value="PT00H00M00.469625S">
            <text:p>00:00.469625</text:p>
          </table:table-cell>
          <table:table-cell/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383">
            <text:p>383</text:p>
          </table:table-cell>
          <table:table-cell office:value-type="time" office:time-value="PT00H00M00.033538S">
            <text:p>00:00.033538</text:p>
          </table:table-cell>
          <table:table-cell office:value-type="float" office:value="1548">
            <text:p>1548</text:p>
          </table:table-cell>
          <table:table-cell office:value-type="time" office:time-value="PT00H00M00.225101S">
            <text:p>00:00.225101</text:p>
          </table:table-cell>
          <table:table-cell office:value-type="float" office:value="1349">
            <text:p>1349</text:p>
          </table:table-cell>
          <table:table-cell office:value-type="time" office:time-value="PT00H00M00.217832S">
            <text:p>00:00.217832</text:p>
          </table:table-cell>
          <table:table-cell office:value-type="float" office:value="1560">
            <text:p>1560</text:p>
          </table:table-cell>
          <table:table-cell office:value-type="time" office:time-value="PT00H00M00.241924S">
            <text:p>00:00.241924</text:p>
          </table:table-cell>
          <table:table-cell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6692">
            <text:p>6,692</text:p>
          </table:table-cell>
          <table:table-cell office:value-type="time" office:time-value="PT00H00M00.458295S">
            <text:p>00:00.458295</text:p>
          </table:table-cell>
          <table:table-cell office:value-type="float" office:value="74">
            <text:p>74</text:p>
          </table:table-cell>
          <table:table-cell office:value-type="time" office:time-value="PT00H00M00.014207S">
            <text:p>00:00.014207</text:p>
          </table:table-cell>
          <table:table-cell office:value-type="float" office:value="210">
            <text:p>210</text:p>
          </table:table-cell>
          <table:table-cell office:value-type="time" office:time-value="PT00H00M00.035482S">
            <text:p>00:00.035482</text:p>
          </table:table-cell>
          <table:table-cell office:value-type="float" office:value="213">
            <text:p>213</text:p>
          </table:table-cell>
          <table:table-cell office:value-type="time" office:time-value="PT00H00M00.042652S">
            <text:p>00:00.042652</text:p>
          </table:table-cell>
          <table:table-cell/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998613">
            <text:p>998,613</text:p>
          </table:table-cell>
          <table:table-cell office:value-type="time" office:time-value="PT00H01M23.797836S">
            <text:p>01:23.797836</text:p>
          </table:table-cell>
          <table:table-cell office:value-type="float" office:value="76527">
            <text:p>76527</text:p>
          </table:table-cell>
          <table:table-cell office:value-type="time" office:time-value="PT00H00M14.840908S">
            <text:p>00:14.840908</text:p>
          </table:table-cell>
          <table:table-cell office:value-type="float" office:value="32042">
            <text:p>32042</text:p>
          </table:table-cell>
          <table:table-cell office:value-type="time" office:time-value="PT00H00M05.891936S">
            <text:p>00:05.891936</text:p>
          </table:table-cell>
          <table:table-cell office:value-type="float" office:value="52188">
            <text:p>52188</text:p>
          </table:table-cell>
          <table:table-cell office:value-type="time" office:time-value="PT00H00M11.359147S">
            <text:p>00:11.359147</text:p>
          </table:table-cell>
          <table:table-cell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31526">
            <text:p>31,526</text:p>
          </table:table-cell>
          <table:table-cell office:value-type="time" office:time-value="PT00H00M02.452672S">
            <text:p>00:02.452672</text:p>
          </table:table-cell>
          <table:table-cell office:value-type="float" office:value="6075">
            <text:p>6075</text:p>
          </table:table-cell>
          <table:table-cell office:value-type="time" office:time-value="PT00H00M00.928014S">
            <text:p>00:00.928014</text:p>
          </table:table-cell>
          <table:table-cell office:value-type="float" office:value="3699">
            <text:p>3699</text:p>
          </table:table-cell>
          <table:table-cell office:value-type="time" office:time-value="PT00H00M00.692842S">
            <text:p>00:00.692842</text:p>
          </table:table-cell>
          <table:table-cell office:value-type="float" office:value="5017">
            <text:p>5017</text:p>
          </table:table-cell>
          <table:table-cell office:value-type="time" office:time-value="PT00H00M00.870286S">
            <text:p>00:00.870286</text:p>
          </table:table-cell>
          <table:table-cell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922236">
            <text:p>922,236</text:p>
          </table:table-cell>
          <table:table-cell office:value-type="time" office:time-value="PT00H01M33.70473S">
            <text:p>01:33.704730</text:p>
          </table:table-cell>
          <table:table-cell office:value-type="float" office:value="2590">
            <text:p>2590</text:p>
          </table:table-cell>
          <table:table-cell office:value-type="time" office:time-value="PT00H00M00.51789S">
            <text:p>00:00.517890</text:p>
          </table:table-cell>
          <table:table-cell office:value-type="float" office:value="4373">
            <text:p>4373</text:p>
          </table:table-cell>
          <table:table-cell office:value-type="time" office:time-value="PT00H00M00.856624S">
            <text:p>00:00.856624</text:p>
          </table:table-cell>
          <table:table-cell office:value-type="float" office:value="2595">
            <text:p>2595</text:p>
          </table:table-cell>
          <table:table-cell office:value-type="time" office:time-value="PT00H00M00.506952S">
            <text:p>00:00.506952</text:p>
          </table:table-cell>
          <table:table-cell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66077">
            <text:p>66,077</text:p>
          </table:table-cell>
          <table:table-cell office:value-type="time" office:time-value="PT00H00M05.326314S">
            <text:p>00:05.326314</text:p>
          </table:table-cell>
          <table:table-cell office:value-type="float" office:value="3590">
            <text:p>3590</text:p>
          </table:table-cell>
          <table:table-cell office:value-type="time" office:time-value="PT00H00M00.619967S">
            <text:p>00:00.619967</text:p>
          </table:table-cell>
          <table:table-cell office:value-type="float" office:value="4440">
            <text:p>4440</text:p>
          </table:table-cell>
          <table:table-cell office:value-type="time" office:time-value="PT00H00M00.742517S">
            <text:p>00:00.742517</text:p>
          </table:table-cell>
          <table:table-cell office:value-type="float" office:value="3590">
            <text:p>3590</text:p>
          </table:table-cell>
          <table:table-cell office:value-type="time" office:time-value="PT00H00M00.593727S">
            <text:p>00:00.593727</text:p>
          </table:table-cell>
          <table:table-cell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1371">
            <text:p>11,371</text:p>
          </table:table-cell>
          <table:table-cell office:value-type="time" office:time-value="PT00H00M00.860246S">
            <text:p>00:00.860246</text:p>
          </table:table-cell>
          <table:table-cell office:value-type="float" office:value="1061">
            <text:p>1061</text:p>
          </table:table-cell>
          <table:table-cell office:value-type="time" office:time-value="PT00H00M00.162775S">
            <text:p>00:00.162775</text:p>
          </table:table-cell>
          <table:table-cell office:value-type="float" office:value="1602">
            <text:p>1602</text:p>
          </table:table-cell>
          <table:table-cell office:value-type="time" office:time-value="PT00H00M00.276761S">
            <text:p>00:00.276761</text:p>
          </table:table-cell>
          <table:table-cell office:value-type="float" office:value="1883">
            <text:p>1883</text:p>
          </table:table-cell>
          <table:table-cell office:value-type="time" office:time-value="PT00H00M00.321055S">
            <text:p>00:00.321055</text:p>
          </table:table-cell>
          <table:table-cell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330628">
            <text:p>330,628</text:p>
          </table:table-cell>
          <table:table-cell office:value-type="time" office:time-value="PT00H00M29.567486S">
            <text:p>00:29.567486</text:p>
          </table:table-cell>
          <table:table-cell office:value-type="float" office:value="1828">
            <text:p>1828</text:p>
          </table:table-cell>
          <table:table-cell office:value-type="time" office:time-value="PT00H00M00.288654S">
            <text:p>00:00.288654</text:p>
          </table:table-cell>
          <table:table-cell office:value-type="float" office:value="1059">
            <text:p>1059</text:p>
          </table:table-cell>
          <table:table-cell office:value-type="time" office:time-value="PT00H00M00.194468S">
            <text:p>00:00.194468</text:p>
          </table:table-cell>
          <table:table-cell office:value-type="float" office:value="2215">
            <text:p>2215</text:p>
          </table:table-cell>
          <table:table-cell office:value-type="time" office:time-value="PT00H00M00.388712S">
            <text:p>00:00.388712</text:p>
          </table:table-cell>
          <table:table-cell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267">
            <text:p>4,267</text:p>
          </table:table-cell>
          <table:table-cell office:value-type="time" office:time-value="PT00H00M00.397177S">
            <text:p>00:00.397177</text:p>
          </table:table-cell>
          <table:table-cell office:value-type="float" office:value="654">
            <text:p>654</text:p>
          </table:table-cell>
          <table:table-cell office:value-type="time" office:time-value="PT00H00M00.101149S">
            <text:p>00:00.101149</text:p>
          </table:table-cell>
          <table:table-cell office:value-type="float" office:value="878">
            <text:p>878</text:p>
          </table:table-cell>
          <table:table-cell office:value-type="time" office:time-value="PT00H00M00.144604S">
            <text:p>00:00.144604</text:p>
          </table:table-cell>
          <table:table-cell office:value-type="float" office:value="898">
            <text:p>898</text:p>
          </table:table-cell>
          <table:table-cell office:value-type="time" office:time-value="PT00H00M00.149721S">
            <text:p>00:00.149721</text:p>
          </table:table-cell>
          <table:table-cell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8877680">
            <text:p>8,877,680</text:p>
          </table:table-cell>
          <table:table-cell office:value-type="time" office:time-value="PT00H13M41.991641S">
            <text:p>13:41.991641</text:p>
          </table:table-cell>
          <table:table-cell office:value-type="float" office:value="9789">
            <text:p>9789</text:p>
          </table:table-cell>
          <table:table-cell office:value-type="time" office:time-value="PT00H00M01.439266S">
            <text:p>00:01.439266</text:p>
          </table:table-cell>
          <table:table-cell office:value-type="float" office:value="59560">
            <text:p>59560</text:p>
          </table:table-cell>
          <table:table-cell office:value-type="time" office:time-value="PT00H00M10.756463S">
            <text:p>00:10.756463</text:p>
          </table:table-cell>
          <table:table-cell office:value-type="float" office:value="10534">
            <text:p>10534</text:p>
          </table:table-cell>
          <table:table-cell office:value-type="time" office:time-value="PT00H00M02.045399S">
            <text:p>00:02.045399</text:p>
          </table:table-cell>
          <table:table-cell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89030">
            <text:p>89,030</text:p>
          </table:table-cell>
          <table:table-cell office:value-type="time" office:time-value="PT00H00M07.704817S">
            <text:p>00:07.704817</text:p>
          </table:table-cell>
          <table:table-cell office:value-type="float" office:value="1630">
            <text:p>1630</text:p>
          </table:table-cell>
          <table:table-cell office:value-type="time" office:time-value="PT00H00M00.309374S">
            <text:p>00:00.309374</text:p>
          </table:table-cell>
          <table:table-cell office:value-type="float" office:value="5403">
            <text:p>5403</text:p>
          </table:table-cell>
          <table:table-cell office:value-type="time" office:time-value="PT00H00M01.295968S">
            <text:p>00:01.295968</text:p>
          </table:table-cell>
          <table:table-cell office:value-type="float" office:value="2798">
            <text:p>2798</text:p>
          </table:table-cell>
          <table:table-cell office:value-type="time" office:time-value="PT00H00M00.632394S">
            <text:p>00:00.632394</text:p>
          </table:table-cell>
          <table:table-cell/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84687">
            <text:p>84,687</text:p>
          </table:table-cell>
          <table:table-cell office:value-type="time" office:time-value="PT00H00M07.208849S">
            <text:p>00:07.208849</text:p>
          </table:table-cell>
          <table:table-cell office:value-type="float" office:value="2093">
            <text:p>2093</text:p>
          </table:table-cell>
          <table:table-cell office:value-type="time" office:time-value="PT00H00M00.360214S">
            <text:p>00:00.360214</text:p>
          </table:table-cell>
          <table:table-cell office:value-type="float" office:value="235">
            <text:p>235</text:p>
          </table:table-cell>
          <table:table-cell office:value-type="time" office:time-value="PT00H00M00.041751S">
            <text:p>00:00.041751</text:p>
          </table:table-cell>
          <table:table-cell office:value-type="float" office:value="2055">
            <text:p>2055</text:p>
          </table:table-cell>
          <table:table-cell office:value-type="time" office:time-value="PT00H00M00.342724S">
            <text:p>00:00.342724</text:p>
          </table:table-cell>
          <table:table-cell/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5389">
            <text:p>5,389</text:p>
          </table:table-cell>
          <table:table-cell office:value-type="time" office:time-value="PT00H00M00.409895S">
            <text:p>00:00.409895</text:p>
          </table:table-cell>
          <table:table-cell office:value-type="float" office:value="580">
            <text:p>580</text:p>
          </table:table-cell>
          <table:table-cell office:value-type="time" office:time-value="PT00H00M00.091655S">
            <text:p>00:00.091655</text:p>
          </table:table-cell>
          <table:table-cell office:value-type="float" office:value="843">
            <text:p>843</text:p>
          </table:table-cell>
          <table:table-cell office:value-type="time" office:time-value="PT00H00M00.164342S">
            <text:p>00:00.164342</text:p>
          </table:table-cell>
          <table:table-cell office:value-type="float" office:value="580">
            <text:p>580</text:p>
          </table:table-cell>
          <table:table-cell office:value-type="time" office:time-value="PT00H00M00.090829S">
            <text:p>00:00.090829</text:p>
          </table:table-cell>
          <table:table-cell/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19901">
            <text:p>19,901</text:p>
          </table:table-cell>
          <table:table-cell office:value-type="time" office:time-value="PT00H00M01.487471S">
            <text:p>00:01.487471</text:p>
          </table:table-cell>
          <table:table-cell office:value-type="float" office:value="2168">
            <text:p>2168</text:p>
          </table:table-cell>
          <table:table-cell office:value-type="time" office:time-value="PT00H00M00.35308S">
            <text:p>00:00.353080</text:p>
          </table:table-cell>
          <table:table-cell office:value-type="float" office:value="1129">
            <text:p>1129</text:p>
          </table:table-cell>
          <table:table-cell office:value-type="time" office:time-value="PT00H00M00.177969S">
            <text:p>00:00.177969</text:p>
          </table:table-cell>
          <table:table-cell office:value-type="float" office:value="1410">
            <text:p>1410</text:p>
          </table:table-cell>
          <table:table-cell office:value-type="time" office:time-value="PT00H00M00.233415S">
            <text:p>00:00.233415</text:p>
          </table:table-cell>
          <table:table-cell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010955">
            <text:p>3,010,955</text:p>
          </table:table-cell>
          <table:table-cell office:value-type="time" office:time-value="PT00H04M38.423694S">
            <text:p>04:38.423694</text:p>
          </table:table-cell>
          <table:table-cell office:value-type="float" office:value="22730">
            <text:p>22730</text:p>
          </table:table-cell>
          <table:table-cell office:value-type="time" office:time-value="PT00H00M03.884543S">
            <text:p>00:03.884543</text:p>
          </table:table-cell>
          <table:table-cell office:value-type="float" office:value="22826">
            <text:p>22826</text:p>
          </table:table-cell>
          <table:table-cell office:value-type="time" office:time-value="PT00H00M04.957924S">
            <text:p>00:04.957924</text:p>
          </table:table-cell>
          <table:table-cell office:value-type="float" office:value="6275">
            <text:p>6275</text:p>
          </table:table-cell>
          <table:table-cell office:value-type="time" office:time-value="PT00H00M01.142146S">
            <text:p>00:01.142146</text:p>
          </table:table-cell>
          <table:table-cell/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185675">
            <text:p>185,675</text:p>
          </table:table-cell>
          <table:table-cell office:value-type="time" office:time-value="PT00H00M16.786822S">
            <text:p>00:16.786822</text:p>
          </table:table-cell>
          <table:table-cell office:value-type="float" office:value="6026">
            <text:p>6026</text:p>
          </table:table-cell>
          <table:table-cell office:value-type="time" office:time-value="PT00H00M00.929111S">
            <text:p>00:00.929111</text:p>
          </table:table-cell>
          <table:table-cell office:value-type="float" office:value="5324">
            <text:p>5324</text:p>
          </table:table-cell>
          <table:table-cell office:value-type="time" office:time-value="PT00H00M00.830863S">
            <text:p>00:00.830863</text:p>
          </table:table-cell>
          <table:table-cell office:value-type="float" office:value="6550">
            <text:p>6550</text:p>
          </table:table-cell>
          <table:table-cell office:value-type="time" office:time-value="PT00H00M01.104908S">
            <text:p>00:01.104908</text:p>
          </table:table-cell>
          <table:table-cell/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8793">
            <text:p>8,793</text:p>
          </table:table-cell>
          <table:table-cell office:value-type="time" office:time-value="PT00H00M00.681757S">
            <text:p>00:00.681757</text:p>
          </table:table-cell>
          <table:table-cell office:value-type="float" office:value="560">
            <text:p>560</text:p>
          </table:table-cell>
          <table:table-cell office:value-type="time" office:time-value="PT00H00M00.095073S">
            <text:p>00:00.095073</text:p>
          </table:table-cell>
          <table:table-cell office:value-type="float" office:value="814">
            <text:p>814</text:p>
          </table:table-cell>
          <table:table-cell office:value-type="time" office:time-value="PT00H00M00.132899S">
            <text:p>00:00.132899</text:p>
          </table:table-cell>
          <table:table-cell office:value-type="float" office:value="1950">
            <text:p>1950</text:p>
          </table:table-cell>
          <table:table-cell office:value-type="time" office:time-value="PT00H00M00.305357S">
            <text:p>00:00.305357</text:p>
          </table:table-cell>
          <table:table-cell/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192538">
            <text:p>192,538</text:p>
          </table:table-cell>
          <table:table-cell office:value-type="time" office:time-value="PT00H00M14.5475S">
            <text:p>00:14.547500</text:p>
          </table:table-cell>
          <table:table-cell office:value-type="float" office:value="6593">
            <text:p>6593</text:p>
          </table:table-cell>
          <table:table-cell office:value-type="time" office:time-value="PT00H00M01.146628S">
            <text:p>00:01.146628</text:p>
          </table:table-cell>
          <table:table-cell office:value-type="float" office:value="5432">
            <text:p>5432</text:p>
          </table:table-cell>
          <table:table-cell office:value-type="time" office:time-value="PT00H00M00.936694S">
            <text:p>00:00.936694</text:p>
          </table:table-cell>
          <table:table-cell office:value-type="float" office:value="6634">
            <text:p>6634</text:p>
          </table:table-cell>
          <table:table-cell office:value-type="time" office:time-value="PT00H00M01.119044S">
            <text:p>00:01.119044</text:p>
          </table:table-cell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1932856">
            <text:p>1,932,856</text:p>
          </table:table-cell>
          <table:table-cell office:value-type="time" office:time-value="PT00H03M03.194394S">
            <text:p>03:03.194394</text:p>
          </table:table-cell>
          <table:table-cell office:value-type="float" office:value="17207">
            <text:p>17207</text:p>
          </table:table-cell>
          <table:table-cell office:value-type="time" office:time-value="PT00H00M02.840555S">
            <text:p>00:02.840555</text:p>
          </table:table-cell>
          <table:table-cell office:value-type="float" office:value="17379">
            <text:p>17379</text:p>
          </table:table-cell>
          <table:table-cell office:value-type="time" office:time-value="PT00H00M03.746324S">
            <text:p>00:03.746324</text:p>
          </table:table-cell>
          <table:table-cell office:value-type="float" office:value="4148">
            <text:p>4148</text:p>
          </table:table-cell>
          <table:table-cell office:value-type="time" office:time-value="PT00H00M00.809705S">
            <text:p>00:00.809705</text:p>
          </table:table-cell>
          <table:table-cell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33904">
            <text:p>233,904</text:p>
          </table:table-cell>
          <table:table-cell office:value-type="time" office:time-value="PT00H00M22.294942S">
            <text:p>00:22.294942</text:p>
          </table:table-cell>
          <table:table-cell office:value-type="float" office:value="942">
            <text:p>942</text:p>
          </table:table-cell>
          <table:table-cell office:value-type="time" office:time-value="PT00H00M00.145576S">
            <text:p>00:00.145576</text:p>
          </table:table-cell>
          <table:table-cell office:value-type="float" office:value="375">
            <text:p>375</text:p>
          </table:table-cell>
          <table:table-cell office:value-type="time" office:time-value="PT00H00M00.060061S">
            <text:p>00:00.060061</text:p>
          </table:table-cell>
          <table:table-cell office:value-type="float" office:value="946">
            <text:p>946</text:p>
          </table:table-cell>
          <table:table-cell office:value-type="time" office:time-value="PT00H00M00.17741S">
            <text:p>00:00.177410</text:p>
          </table:table-cell>
          <table:table-cell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25722">
            <text:p>25,722</text:p>
          </table:table-cell>
          <table:table-cell office:value-type="time" office:time-value="PT00H00M01.987144S">
            <text:p>00:01.987144</text:p>
          </table:table-cell>
          <table:table-cell office:value-type="float" office:value="605">
            <text:p>605</text:p>
          </table:table-cell>
          <table:table-cell office:value-type="time" office:time-value="PT00H00M00.106245S">
            <text:p>00:00.106245</text:p>
          </table:table-cell>
          <table:table-cell office:value-type="float" office:value="689">
            <text:p>689</text:p>
          </table:table-cell>
          <table:table-cell office:value-type="time" office:time-value="PT00H00M00.115901S">
            <text:p>00:00.115901</text:p>
          </table:table-cell>
          <table:table-cell office:value-type="float" office:value="1860">
            <text:p>1860</text:p>
          </table:table-cell>
          <table:table-cell office:value-type="time" office:time-value="PT00H00M00.309254S">
            <text:p>00:00.309254</text:p>
          </table:table-cell>
          <table:table-cell/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2528">
            <text:p>2,528</text:p>
          </table:table-cell>
          <table:table-cell office:value-type="time" office:time-value="PT00H00M00.180949S">
            <text:p>00:00.180949</text:p>
          </table:table-cell>
          <table:table-cell office:value-type="float" office:value="121">
            <text:p>121</text:p>
          </table:table-cell>
          <table:table-cell office:value-type="time" office:time-value="PT00H00M00.02187S">
            <text:p>00:00.021870</text:p>
          </table:table-cell>
          <table:table-cell office:value-type="float" office:value="2179">
            <text:p>2179</text:p>
          </table:table-cell>
          <table:table-cell office:value-type="time" office:time-value="PT00H00M00.35439S">
            <text:p>00:00.354390</text:p>
          </table:table-cell>
          <table:table-cell office:value-type="float" office:value="121">
            <text:p>121</text:p>
          </table:table-cell>
          <table:table-cell office:value-type="time" office:time-value="PT00H00M00.023942S">
            <text:p>00:00.023942</text:p>
          </table:table-cell>
          <table:table-cell/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6835">
            <text:p>6,835</text:p>
          </table:table-cell>
          <table:table-cell office:value-type="time" office:time-value="PT00H00M00.507738S">
            <text:p>00:00.507738</text:p>
          </table:table-cell>
          <table:table-cell office:value-type="float" office:value="949">
            <text:p>949</text:p>
          </table:table-cell>
          <table:table-cell office:value-type="time" office:time-value="PT00H00M00.139146S">
            <text:p>00:00.139146</text:p>
          </table:table-cell>
          <table:table-cell office:value-type="float" office:value="807">
            <text:p>807</text:p>
          </table:table-cell>
          <table:table-cell office:value-type="time" office:time-value="PT00H00M00.123921S">
            <text:p>00:00.123921</text:p>
          </table:table-cell>
          <table:table-cell office:value-type="float" office:value="574">
            <text:p>574</text:p>
          </table:table-cell>
          <table:table-cell office:value-type="time" office:time-value="PT00H00M00.095757S">
            <text:p>00:00.095757</text:p>
          </table:table-cell>
          <table:table-cell/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212067">
            <text:p>212,067</text:p>
          </table:table-cell>
          <table:table-cell office:value-type="time" office:time-value="PT00H00M18.686975S">
            <text:p>00:18.686975</text:p>
          </table:table-cell>
          <table:table-cell office:value-type="float" office:value="839">
            <text:p>839</text:p>
          </table:table-cell>
          <table:table-cell office:value-type="time" office:time-value="PT00H00M00.135412S">
            <text:p>00:00.135412</text:p>
          </table:table-cell>
          <table:table-cell office:value-type="float" office:value="748">
            <text:p>748</text:p>
          </table:table-cell>
          <table:table-cell office:value-type="time" office:time-value="PT00H00M00.124644S">
            <text:p>00:00.124644</text:p>
          </table:table-cell>
          <table:table-cell office:value-type="float" office:value="638">
            <text:p>638</text:p>
          </table:table-cell>
          <table:table-cell office:value-type="time" office:time-value="PT00H00M00.109215S">
            <text:p>00:00.109215</text:p>
          </table:table-cell>
          <table:table-cell/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8083">
            <text:p>8,083</text:p>
          </table:table-cell>
          <table:table-cell office:value-type="time" office:time-value="PT00H00M00.623154S">
            <text:p>00:00.623154</text:p>
          </table:table-cell>
          <table:table-cell office:value-type="float" office:value="1744">
            <text:p>1744</text:p>
          </table:table-cell>
          <table:table-cell office:value-type="time" office:time-value="PT00H00M00.283031S">
            <text:p>00:00.283031</text:p>
          </table:table-cell>
          <table:table-cell office:value-type="float" office:value="1209">
            <text:p>1209</text:p>
          </table:table-cell>
          <table:table-cell office:value-type="time" office:time-value="PT00H00M00.212399S">
            <text:p>00:00.212399</text:p>
          </table:table-cell>
          <table:table-cell office:value-type="float" office:value="1006">
            <text:p>1006</text:p>
          </table:table-cell>
          <table:table-cell office:value-type="time" office:time-value="PT00H00M00.189929S">
            <text:p>00:00.189929</text:p>
          </table:table-cell>
          <table:table-cell/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63851">
            <text:p>63,851</text:p>
          </table:table-cell>
          <table:table-cell office:value-type="time" office:time-value="PT00H00M05.317498S">
            <text:p>00:05.317498</text:p>
          </table:table-cell>
          <table:table-cell office:value-type="float" office:value="881">
            <text:p>881</text:p>
          </table:table-cell>
          <table:table-cell office:value-type="time" office:time-value="PT00H00M00.148409S">
            <text:p>00:00.148409</text:p>
          </table:table-cell>
          <table:table-cell office:value-type="float" office:value="2549">
            <text:p>2549</text:p>
          </table:table-cell>
          <table:table-cell office:value-type="time" office:time-value="PT00H00M00.38464S">
            <text:p>00:00.384640</text:p>
          </table:table-cell>
          <table:table-cell office:value-type="float" office:value="3269">
            <text:p>3269</text:p>
          </table:table-cell>
          <table:table-cell office:value-type="time" office:time-value="PT00H00M00.498334S">
            <text:p>00:00.498334</text:p>
          </table:table-cell>
          <table:table-cell/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95950">
            <text:p>95,950</text:p>
          </table:table-cell>
          <table:table-cell office:value-type="time" office:time-value="PT00H00M08.461423S">
            <text:p>00:08.461423</text:p>
          </table:table-cell>
          <table:table-cell office:value-type="float" office:value="130">
            <text:p>130</text:p>
          </table:table-cell>
          <table:table-cell office:value-type="time" office:time-value="PT00H00M00.023504S">
            <text:p>00:00.023504</text:p>
          </table:table-cell>
          <table:table-cell office:value-type="float" office:value="105">
            <text:p>105</text:p>
          </table:table-cell>
          <table:table-cell office:value-type="time" office:time-value="PT00H00M00.017845S">
            <text:p>00:00.017845</text:p>
          </table:table-cell>
          <table:table-cell office:value-type="float" office:value="1495">
            <text:p>1495</text:p>
          </table:table-cell>
          <table:table-cell office:value-type="time" office:time-value="PT00H00M00.219111S">
            <text:p>00:00.219111</text:p>
          </table:table-cell>
          <table:table-cell/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10221">
            <text:p>10,221</text:p>
          </table:table-cell>
          <table:table-cell office:value-type="time" office:time-value="PT00H00M00.781434S">
            <text:p>00:00.781434</text:p>
          </table:table-cell>
          <table:table-cell office:value-type="float" office:value="670">
            <text:p>670</text:p>
          </table:table-cell>
          <table:table-cell office:value-type="time" office:time-value="PT00H00M00.11193S">
            <text:p>00:00.111930</text:p>
          </table:table-cell>
          <table:table-cell office:value-type="float" office:value="669">
            <text:p>669</text:p>
          </table:table-cell>
          <table:table-cell office:value-type="time" office:time-value="PT00H00M00.135219S">
            <text:p>00:00.135219</text:p>
          </table:table-cell>
          <table:table-cell office:value-type="float" office:value="657">
            <text:p>657</text:p>
          </table:table-cell>
          <table:table-cell office:value-type="time" office:time-value="PT00H00M00.113379S">
            <text:p>00:00.113379</text:p>
          </table:table-cell>
          <table:table-cell/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6188">
            <text:p>6,188</text:p>
          </table:table-cell>
          <table:table-cell office:value-type="time" office:time-value="PT00H00M00.511791S">
            <text:p>00:00.511791</text:p>
          </table:table-cell>
          <table:table-cell office:value-type="float" office:value="6143">
            <text:p>6143</text:p>
          </table:table-cell>
          <table:table-cell office:value-type="time" office:time-value="PT00H00M00.853185S">
            <text:p>00:00.853185</text:p>
          </table:table-cell>
          <table:table-cell office:value-type="float" office:value="3255">
            <text:p>3255</text:p>
          </table:table-cell>
          <table:table-cell office:value-type="time" office:time-value="PT00H00M00.565745S">
            <text:p>00:00.565745</text:p>
          </table:table-cell>
          <table:table-cell office:value-type="float" office:value="5060">
            <text:p>5060</text:p>
          </table:table-cell>
          <table:table-cell office:value-type="time" office:time-value="PT00H00M00.778116S">
            <text:p>00:00.778116</text:p>
          </table:table-cell>
          <table:table-cell/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5755">
            <text:p>5,755</text:p>
          </table:table-cell>
          <table:table-cell office:value-type="time" office:time-value="PT00H00M00.453781S">
            <text:p>00:00.453781</text:p>
          </table:table-cell>
          <table:table-cell office:value-type="float" office:value="2677">
            <text:p>2677</text:p>
          </table:table-cell>
          <table:table-cell office:value-type="time" office:time-value="PT00H00M00.400413S">
            <text:p>00:00.400413</text:p>
          </table:table-cell>
          <table:table-cell office:value-type="float" office:value="3392">
            <text:p>3392</text:p>
          </table:table-cell>
          <table:table-cell office:value-type="time" office:time-value="PT00H00M00.567858S">
            <text:p>00:00.567858</text:p>
          </table:table-cell>
          <table:table-cell office:value-type="float" office:value="2497">
            <text:p>2497</text:p>
          </table:table-cell>
          <table:table-cell office:value-type="time" office:time-value="PT00H00M00.412434S">
            <text:p>00:00.412434</text:p>
          </table:table-cell>
          <table:table-cell/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972143">
            <text:p>972,143</text:p>
          </table:table-cell>
          <table:table-cell office:value-type="time" office:time-value="PT00H01M32.077467S">
            <text:p>01:32.077467</text:p>
          </table:table-cell>
          <table:table-cell office:value-type="float" office:value="1903">
            <text:p>1903</text:p>
          </table:table-cell>
          <table:table-cell office:value-type="time" office:time-value="PT00H00M00.308757S">
            <text:p>00:00.308757</text:p>
          </table:table-cell>
          <table:table-cell office:value-type="float" office:value="5172">
            <text:p>5172</text:p>
          </table:table-cell>
          <table:table-cell office:value-type="time" office:time-value="PT00H00M00.824438S">
            <text:p>00:00.824438</text:p>
          </table:table-cell>
          <table:table-cell office:value-type="float" office:value="1878">
            <text:p>1878</text:p>
          </table:table-cell>
          <table:table-cell office:value-type="time" office:time-value="PT00H00M00.308396S">
            <text:p>00:00.308396</text:p>
          </table:table-cell>
          <table:table-cell/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31278">
            <text:p>31,278</text:p>
          </table:table-cell>
          <table:table-cell office:value-type="time" office:time-value="PT00H00M02.54971S">
            <text:p>00:02.549710</text:p>
          </table:table-cell>
          <table:table-cell office:value-type="float" office:value="694">
            <text:p>694</text:p>
          </table:table-cell>
          <table:table-cell office:value-type="time" office:time-value="PT00H00M00.097421S">
            <text:p>00:00.097421</text:p>
          </table:table-cell>
          <table:table-cell office:value-type="float" office:value="77">
            <text:p>77</text:p>
          </table:table-cell>
          <table:table-cell office:value-type="time" office:time-value="PT00H00M00.014488S">
            <text:p>00:00.014488</text:p>
          </table:table-cell>
          <table:table-cell office:value-type="float" office:value="4081">
            <text:p>4081</text:p>
          </table:table-cell>
          <table:table-cell office:value-type="time" office:time-value="PT00H00M00.580637S">
            <text:p>00:00.580637</text:p>
          </table:table-cell>
          <table:table-cell/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390108">
            <text:p>390,108</text:p>
          </table:table-cell>
          <table:table-cell office:value-type="time" office:time-value="PT00H00M34.591874S">
            <text:p>00:34.591874</text:p>
          </table:table-cell>
          <table:table-cell office:value-type="float" office:value="3167">
            <text:p>3167</text:p>
          </table:table-cell>
          <table:table-cell office:value-type="time" office:time-value="PT00H00M00.485931S">
            <text:p>00:00.485931</text:p>
          </table:table-cell>
          <table:table-cell office:value-type="float" office:value="3564">
            <text:p>3564</text:p>
          </table:table-cell>
          <table:table-cell office:value-type="time" office:time-value="PT00H00M00.584392S">
            <text:p>00:00.584392</text:p>
          </table:table-cell>
          <table:table-cell office:value-type="float" office:value="1508">
            <text:p>1508</text:p>
          </table:table-cell>
          <table:table-cell office:value-type="time" office:time-value="PT00H00M00.258929S">
            <text:p>00:00.258929</text:p>
          </table:table-cell>
          <table:table-cell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405">
            <text:p>405</text:p>
          </table:table-cell>
          <table:table-cell office:value-type="time" office:time-value="PT00H00M00.033866S">
            <text:p>00:00.033866</text:p>
          </table:table-cell>
          <table:table-cell office:value-type="float" office:value="218">
            <text:p>218</text:p>
          </table:table-cell>
          <table:table-cell office:value-type="time" office:time-value="PT00H00M00.037901S">
            <text:p>00:00.037901</text:p>
          </table:table-cell>
          <table:table-cell office:value-type="float" office:value="1623">
            <text:p>1623</text:p>
          </table:table-cell>
          <table:table-cell office:value-type="time" office:time-value="PT00H00M00.279379S">
            <text:p>00:00.279379</text:p>
          </table:table-cell>
          <table:table-cell office:value-type="float" office:value="909">
            <text:p>909</text:p>
          </table:table-cell>
          <table:table-cell office:value-type="time" office:time-value="PT00H00M00.176935S">
            <text:p>00:00.176935</text:p>
          </table:table-cell>
          <table:table-cell/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327354">
            <text:p>327,354</text:p>
          </table:table-cell>
          <table:table-cell office:value-type="time" office:time-value="PT00H00M25.28594S">
            <text:p>00:25.285940</text:p>
          </table:table-cell>
          <table:table-cell office:value-type="float" office:value="1131">
            <text:p>1131</text:p>
          </table:table-cell>
          <table:table-cell office:value-type="time" office:time-value="PT00H00M00.177893S">
            <text:p>00:00.177893</text:p>
          </table:table-cell>
          <table:table-cell office:value-type="float" office:value="1616">
            <text:p>1616</text:p>
          </table:table-cell>
          <table:table-cell office:value-type="time" office:time-value="PT00H00M00.278729S">
            <text:p>00:00.278729</text:p>
          </table:table-cell>
          <table:table-cell office:value-type="float" office:value="586">
            <text:p>586</text:p>
          </table:table-cell>
          <table:table-cell office:value-type="time" office:time-value="PT00H00M00.104329S">
            <text:p>00:00.104329</text:p>
          </table:table-cell>
          <table:table-cell/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17708">
            <text:p>17,708</text:p>
          </table:table-cell>
          <table:table-cell office:value-type="time" office:time-value="PT00H00M01.347745S">
            <text:p>00:01.347745</text:p>
          </table:table-cell>
          <table:table-cell office:value-type="float" office:value="2236">
            <text:p>2236</text:p>
          </table:table-cell>
          <table:table-cell office:value-type="time" office:time-value="PT00H00M00.399747S">
            <text:p>00:00.399747</text:p>
          </table:table-cell>
          <table:table-cell office:value-type="float" office:value="1995">
            <text:p>1995</text:p>
          </table:table-cell>
          <table:table-cell office:value-type="time" office:time-value="PT00H00M00.394337S">
            <text:p>00:00.394337</text:p>
          </table:table-cell>
          <table:table-cell office:value-type="float" office:value="3322">
            <text:p>3322</text:p>
          </table:table-cell>
          <table:table-cell office:value-type="time" office:time-value="PT00H00M00.669338S">
            <text:p>00:00.669338</text:p>
          </table:table-cell>
          <table:table-cell/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7759">
            <text:p>7,759</text:p>
          </table:table-cell>
          <table:table-cell office:value-type="time" office:time-value="PT00H00M00.603254S">
            <text:p>00:00.603254</text:p>
          </table:table-cell>
          <table:table-cell office:value-type="float" office:value="5951">
            <text:p>5951</text:p>
          </table:table-cell>
          <table:table-cell office:value-type="time" office:time-value="PT00H00M00.859099S">
            <text:p>00:00.859099</text:p>
          </table:table-cell>
          <table:table-cell office:value-type="float" office:value="5795">
            <text:p>5795</text:p>
          </table:table-cell>
          <table:table-cell office:value-type="time" office:time-value="PT00H00M00.906886S">
            <text:p>00:00.906886</text:p>
          </table:table-cell>
          <table:table-cell office:value-type="float" office:value="2766">
            <text:p>2766</text:p>
          </table:table-cell>
          <table:table-cell office:value-type="time" office:time-value="PT00H00M00.437643S">
            <text:p>00:00.437643</text:p>
          </table:table-cell>
          <table:table-cell/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40712">
            <text:p>40,712</text:p>
          </table:table-cell>
          <table:table-cell office:value-type="time" office:time-value="PT00H00M02.939411S">
            <text:p>00:02.939411</text:p>
          </table:table-cell>
          <table:table-cell office:value-type="float" office:value="1636">
            <text:p>1636</text:p>
          </table:table-cell>
          <table:table-cell office:value-type="time" office:time-value="PT00H00M00.252157S">
            <text:p>00:00.252157</text:p>
          </table:table-cell>
          <table:table-cell office:value-type="float" office:value="970">
            <text:p>970</text:p>
          </table:table-cell>
          <table:table-cell office:value-type="time" office:time-value="PT00H00M00.160397S">
            <text:p>00:00.160397</text:p>
          </table:table-cell>
          <table:table-cell office:value-type="float" office:value="1437">
            <text:p>1437</text:p>
          </table:table-cell>
          <table:table-cell office:value-type="time" office:time-value="PT00H00M00.234485S">
            <text:p>00:00.234485</text:p>
          </table:table-cell>
          <table:table-cell/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168477">
            <text:p>168,477</text:p>
          </table:table-cell>
          <table:table-cell office:value-type="time" office:time-value="PT00H00M12.284657S">
            <text:p>00:12.284657</text:p>
          </table:table-cell>
          <table:table-cell office:value-type="float" office:value="1359">
            <text:p>1359</text:p>
          </table:table-cell>
          <table:table-cell office:value-type="time" office:time-value="PT00H00M00.199824S">
            <text:p>00:00.199824</text:p>
          </table:table-cell>
          <table:table-cell office:value-type="float" office:value="1151">
            <text:p>1151</text:p>
          </table:table-cell>
          <table:table-cell office:value-type="time" office:time-value="PT00H00M00.176987S">
            <text:p>00:00.176987</text:p>
          </table:table-cell>
          <table:table-cell office:value-type="float" office:value="535">
            <text:p>535</text:p>
          </table:table-cell>
          <table:table-cell office:value-type="time" office:time-value="PT00H00M00.085523S">
            <text:p>00:00.085523</text:p>
          </table:table-cell>
          <table:table-cell/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7452712">
            <text:p>7,452,712</text:p>
          </table:table-cell>
          <table:table-cell office:value-type="time" office:time-value="PT00H10M51.189451S">
            <text:p>10:51.189451</text:p>
          </table:table-cell>
          <table:table-cell office:value-type="float" office:value="10945">
            <text:p>10945</text:p>
          </table:table-cell>
          <table:table-cell office:value-type="time" office:time-value="PT00H00M01.958086S">
            <text:p>00:01.958086</text:p>
          </table:table-cell>
          <table:table-cell office:value-type="float" office:value="3947">
            <text:p>3947</text:p>
          </table:table-cell>
          <table:table-cell office:value-type="time" office:time-value="PT00H00M00.775227S">
            <text:p>00:00.775227</text:p>
          </table:table-cell>
          <table:table-cell office:value-type="float" office:value="11732">
            <text:p>11732</text:p>
          </table:table-cell>
          <table:table-cell office:value-type="time" office:time-value="PT00H00M02.309973S">
            <text:p>00:02.309973</text:p>
          </table:table-cell>
          <table:table-cell/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35639">
            <text:p>35,639</text:p>
          </table:table-cell>
          <table:table-cell office:value-type="time" office:time-value="PT00H00M02.850866S">
            <text:p>00:02.850866</text:p>
          </table:table-cell>
          <table:table-cell office:value-type="float" office:value="367">
            <text:p>367</text:p>
          </table:table-cell>
          <table:table-cell office:value-type="time" office:time-value="PT00H00M00.058668S">
            <text:p>00:00.058668</text:p>
          </table:table-cell>
          <table:table-cell office:value-type="float" office:value="445">
            <text:p>445</text:p>
          </table:table-cell>
          <table:table-cell office:value-type="time" office:time-value="PT00H00M00.076851S">
            <text:p>00:00.076851</text:p>
          </table:table-cell>
          <table:table-cell office:value-type="float" office:value="671">
            <text:p>671</text:p>
          </table:table-cell>
          <table:table-cell office:value-type="time" office:time-value="PT00H00M00.14241S">
            <text:p>00:00.142410</text:p>
          </table:table-cell>
          <table:table-cell/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83210">
            <text:p>183,210</text:p>
          </table:table-cell>
          <table:table-cell office:value-type="time" office:time-value="PT00H00M15.865647S">
            <text:p>00:15.865647</text:p>
          </table:table-cell>
          <table:table-cell office:value-type="float" office:value="1555">
            <text:p>1555</text:p>
          </table:table-cell>
          <table:table-cell office:value-type="time" office:time-value="PT00H00M00.297655S">
            <text:p>00:00.297655</text:p>
          </table:table-cell>
          <table:table-cell office:value-type="float" office:value="2668">
            <text:p>2668</text:p>
          </table:table-cell>
          <table:table-cell office:value-type="time" office:time-value="PT00H00M00.550178S">
            <text:p>00:00.550178</text:p>
          </table:table-cell>
          <table:table-cell office:value-type="float" office:value="2303">
            <text:p>2303</text:p>
          </table:table-cell>
          <table:table-cell office:value-type="time" office:time-value="PT00H00M00.472746S">
            <text:p>00:00.472746</text:p>
          </table:table-cell>
          <table:table-cell/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7245">
            <text:p>7,245</text:p>
          </table:table-cell>
          <table:table-cell office:value-type="time" office:time-value="PT00H00M00.659642S">
            <text:p>00:00.659642</text:p>
          </table:table-cell>
          <table:table-cell office:value-type="float" office:value="3346">
            <text:p>3346</text:p>
          </table:table-cell>
          <table:table-cell office:value-type="time" office:time-value="PT00H00M00.61461S">
            <text:p>00:00.614610</text:p>
          </table:table-cell>
          <table:table-cell office:value-type="float" office:value="2025">
            <text:p>2025</text:p>
          </table:table-cell>
          <table:table-cell office:value-type="time" office:time-value="PT00H00M00.357647S">
            <text:p>00:00.357647</text:p>
          </table:table-cell>
          <table:table-cell office:value-type="float" office:value="4161">
            <text:p>4161</text:p>
          </table:table-cell>
          <table:table-cell office:value-type="time" office:time-value="PT00H00M00.739102S">
            <text:p>00:00.739102</text:p>
          </table:table-cell>
          <table:table-cell/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23748">
            <text:p>23,748</text:p>
          </table:table-cell>
          <table:table-cell office:value-type="time" office:time-value="PT00H00M01.677593S">
            <text:p>00:01.677593</text:p>
          </table:table-cell>
          <table:table-cell office:value-type="float" office:value="828">
            <text:p>828</text:p>
          </table:table-cell>
          <table:table-cell office:value-type="time" office:time-value="PT00H00M00.122371S">
            <text:p>00:00.122371</text:p>
          </table:table-cell>
          <table:table-cell office:value-type="float" office:value="1170">
            <text:p>1170</text:p>
          </table:table-cell>
          <table:table-cell office:value-type="time" office:time-value="PT00H00M00.199142S">
            <text:p>00:00.199142</text:p>
          </table:table-cell>
          <table:table-cell office:value-type="float" office:value="780">
            <text:p>780</text:p>
          </table:table-cell>
          <table:table-cell office:value-type="time" office:time-value="PT00H00M00.135399S">
            <text:p>00:00.135399</text:p>
          </table:table-cell>
          <table:table-cell/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294195">
            <text:p>294,195</text:p>
          </table:table-cell>
          <table:table-cell office:value-type="time" office:time-value="PT00H00M26.507712S">
            <text:p>00:26.507712</text:p>
          </table:table-cell>
          <table:table-cell office:value-type="float" office:value="1671">
            <text:p>1671</text:p>
          </table:table-cell>
          <table:table-cell office:value-type="time" office:time-value="PT00H00M00.336347S">
            <text:p>00:00.336347</text:p>
          </table:table-cell>
          <table:table-cell office:value-type="float" office:value="1641">
            <text:p>1641</text:p>
          </table:table-cell>
          <table:table-cell office:value-type="time" office:time-value="PT00H00M00.336479S">
            <text:p>00:00.336479</text:p>
          </table:table-cell>
          <table:table-cell office:value-type="float" office:value="3591">
            <text:p>3591</text:p>
          </table:table-cell>
          <table:table-cell office:value-type="time" office:time-value="PT00H00M00.733315S">
            <text:p>00:00.733315</text:p>
          </table:table-cell>
          <table:table-cell/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7742">
            <text:p>7,742</text:p>
          </table:table-cell>
          <table:table-cell office:value-type="time" office:time-value="PT00H00M00.625156S">
            <text:p>00:00.625156</text:p>
          </table:table-cell>
          <table:table-cell office:value-type="float" office:value="4985">
            <text:p>4985</text:p>
          </table:table-cell>
          <table:table-cell office:value-type="time" office:time-value="PT00H00M00.779938S">
            <text:p>00:00.779938</text:p>
          </table:table-cell>
          <table:table-cell office:value-type="float" office:value="5867">
            <text:p>5867</text:p>
          </table:table-cell>
          <table:table-cell office:value-type="time" office:time-value="PT00H00M00.988539S">
            <text:p>00:00.988539</text:p>
          </table:table-cell>
          <table:table-cell office:value-type="float" office:value="878">
            <text:p>878</text:p>
          </table:table-cell>
          <table:table-cell office:value-type="time" office:time-value="PT00H00M00.163713S">
            <text:p>00:00.163713</text:p>
          </table:table-cell>
          <table:table-cell/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217152">
            <text:p>217,152</text:p>
          </table:table-cell>
          <table:table-cell office:value-type="time" office:time-value="PT00H00M16.546388S">
            <text:p>00:16.546388</text:p>
          </table:table-cell>
          <table:table-cell office:value-type="float" office:value="136">
            <text:p>136</text:p>
          </table:table-cell>
          <table:table-cell office:value-type="time" office:time-value="PT00H00M00.024504S">
            <text:p>00:00.024504</text:p>
          </table:table-cell>
          <table:table-cell office:value-type="float" office:value="190">
            <text:p>190</text:p>
          </table:table-cell>
          <table:table-cell office:value-type="time" office:time-value="PT00H00M00.032191S">
            <text:p>00:00.032191</text:p>
          </table:table-cell>
          <table:table-cell office:value-type="float" office:value="195">
            <text:p>195</text:p>
          </table:table-cell>
          <table:table-cell office:value-type="time" office:time-value="PT00H00M00.031953S">
            <text:p>00:00.031953</text:p>
          </table:table-cell>
          <table:table-cell/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1838">
            <text:p>11,838</text:p>
          </table:table-cell>
          <table:table-cell office:value-type="time" office:time-value="PT00H00M00.896492S">
            <text:p>00:00.896492</text:p>
          </table:table-cell>
          <table:table-cell office:value-type="float" office:value="2098">
            <text:p>2098</text:p>
          </table:table-cell>
          <table:table-cell office:value-type="time" office:time-value="PT00H00M00.383533S">
            <text:p>00:00.383533</text:p>
          </table:table-cell>
          <table:table-cell office:value-type="float" office:value="4546">
            <text:p>4546</text:p>
          </table:table-cell>
          <table:table-cell office:value-type="time" office:time-value="PT00H00M00.912394S">
            <text:p>00:00.912394</text:p>
          </table:table-cell>
          <table:table-cell office:value-type="float" office:value="2185">
            <text:p>2185</text:p>
          </table:table-cell>
          <table:table-cell office:value-type="time" office:time-value="PT00H00M00.411708S">
            <text:p>00:00.411708</text:p>
          </table:table-cell>
          <table:table-cell/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21661">
            <text:p>21,661</text:p>
          </table:table-cell>
          <table:table-cell office:value-type="time" office:time-value="PT00H00M01.994025S">
            <text:p>00:01.994025</text:p>
          </table:table-cell>
          <table:table-cell office:value-type="float" office:value="536">
            <text:p>536</text:p>
          </table:table-cell>
          <table:table-cell office:value-type="time" office:time-value="PT00H00M00.089871S">
            <text:p>00:00.089871</text:p>
          </table:table-cell>
          <table:table-cell office:value-type="float" office:value="535">
            <text:p>535</text:p>
          </table:table-cell>
          <table:table-cell office:value-type="time" office:time-value="PT00H00M00.098284S">
            <text:p>00:00.098284</text:p>
          </table:table-cell>
          <table:table-cell office:value-type="float" office:value="596">
            <text:p>596</text:p>
          </table:table-cell>
          <table:table-cell office:value-type="time" office:time-value="PT00H00M00.126812S">
            <text:p>00:00.126812</text:p>
          </table:table-cell>
          <table:table-cell/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346">
            <text:p>346</text:p>
          </table:table-cell>
          <table:table-cell office:value-type="time" office:time-value="PT00H00M00.037446S">
            <text:p>00:00.037446</text:p>
          </table:table-cell>
          <table:table-cell office:value-type="float" office:value="3313">
            <text:p>3313</text:p>
          </table:table-cell>
          <table:table-cell office:value-type="time" office:time-value="PT00H00M00.448551S">
            <text:p>00:00.448551</text:p>
          </table:table-cell>
          <table:table-cell office:value-type="float" office:value="292">
            <text:p>292</text:p>
          </table:table-cell>
          <table:table-cell office:value-type="time" office:time-value="PT00H00M00.049082S">
            <text:p>00:00.049082</text:p>
          </table:table-cell>
          <table:table-cell office:value-type="float" office:value="3097">
            <text:p>3097</text:p>
          </table:table-cell>
          <table:table-cell office:value-type="time" office:time-value="PT00H00M00.561626S">
            <text:p>00:00.561626</text:p>
          </table:table-cell>
          <table:table-cell/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49583">
            <text:p>49,583</text:p>
          </table:table-cell>
          <table:table-cell office:value-type="time" office:time-value="PT00H00M03.693403S">
            <text:p>00:03.693403</text:p>
          </table:table-cell>
          <table:table-cell office:value-type="float" office:value="1019">
            <text:p>1019</text:p>
          </table:table-cell>
          <table:table-cell office:value-type="time" office:time-value="PT00H00M00.173207S">
            <text:p>00:00.173207</text:p>
          </table:table-cell>
          <table:table-cell office:value-type="float" office:value="1051">
            <text:p>1051</text:p>
          </table:table-cell>
          <table:table-cell office:value-type="time" office:time-value="PT00H00M00.175832S">
            <text:p>00:00.175832</text:p>
          </table:table-cell>
          <table:table-cell office:value-type="float" office:value="1021">
            <text:p>1021</text:p>
          </table:table-cell>
          <table:table-cell office:value-type="time" office:time-value="PT00H00M00.177466S">
            <text:p>00:00.177466</text:p>
          </table:table-cell>
          <table:table-cell/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38388">
            <text:p>238,388</text:p>
          </table:table-cell>
          <table:table-cell office:value-type="time" office:time-value="PT00H00M21.766378S">
            <text:p>00:21.766378</text:p>
          </table:table-cell>
          <table:table-cell office:value-type="float" office:value="2090">
            <text:p>2090</text:p>
          </table:table-cell>
          <table:table-cell office:value-type="time" office:time-value="PT00H00M00.329589S">
            <text:p>00:00.329589</text:p>
          </table:table-cell>
          <table:table-cell office:value-type="float" office:value="8811">
            <text:p>8811</text:p>
          </table:table-cell>
          <table:table-cell office:value-type="time" office:time-value="PT00H00M01.805767S">
            <text:p>00:01.805767</text:p>
          </table:table-cell>
          <table:table-cell office:value-type="float" office:value="2435">
            <text:p>2435</text:p>
          </table:table-cell>
          <table:table-cell office:value-type="time" office:time-value="PT00H00M00.394S">
            <text:p>00:00.394000</text:p>
          </table:table-cell>
          <table:table-cell/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58774">
            <text:p>58,774</text:p>
          </table:table-cell>
          <table:table-cell office:value-type="time" office:time-value="PT00H00M04.06163S">
            <text:p>00:04.061630</text:p>
          </table:table-cell>
          <table:table-cell office:value-type="float" office:value="5798">
            <text:p>5798</text:p>
          </table:table-cell>
          <table:table-cell office:value-type="time" office:time-value="PT00H00M01.043025S">
            <text:p>00:01.043025</text:p>
          </table:table-cell>
          <table:table-cell office:value-type="float" office:value="10253">
            <text:p>10253</text:p>
          </table:table-cell>
          <table:table-cell office:value-type="time" office:time-value="PT00H00M02.187028S">
            <text:p>00:02.187028</text:p>
          </table:table-cell>
          <table:table-cell office:value-type="float" office:value="5940">
            <text:p>5940</text:p>
          </table:table-cell>
          <table:table-cell office:value-type="time" office:time-value="PT00H00M01.124302S">
            <text:p>00:01.124302</text:p>
          </table:table-cell>
          <table:table-cell/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17690">
            <text:p>17,690</text:p>
          </table:table-cell>
          <table:table-cell office:value-type="time" office:time-value="PT00H00M01.338045S">
            <text:p>00:01.338045</text:p>
          </table:table-cell>
          <table:table-cell office:value-type="float" office:value="1867">
            <text:p>1867</text:p>
          </table:table-cell>
          <table:table-cell office:value-type="time" office:time-value="PT00H00M00.275877S">
            <text:p>00:00.275877</text:p>
          </table:table-cell>
          <table:table-cell office:value-type="float" office:value="1824">
            <text:p>1824</text:p>
          </table:table-cell>
          <table:table-cell office:value-type="time" office:time-value="PT00H00M00.324268S">
            <text:p>00:00.324268</text:p>
          </table:table-cell>
          <table:table-cell office:value-type="float" office:value="2048">
            <text:p>2048</text:p>
          </table:table-cell>
          <table:table-cell office:value-type="time" office:time-value="PT00H00M00.318621S">
            <text:p>00:00.318621</text:p>
          </table:table-cell>
          <table:table-cell/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989">
            <text:p>1,989</text:p>
          </table:table-cell>
          <table:table-cell office:value-type="time" office:time-value="PT00H00M00.170329S">
            <text:p>00:00.170329</text:p>
          </table:table-cell>
          <table:table-cell office:value-type="float" office:value="95">
            <text:p>95</text:p>
          </table:table-cell>
          <table:table-cell office:value-type="time" office:time-value="PT00H00M00.020732S">
            <text:p>00:00.020732</text:p>
          </table:table-cell>
          <table:table-cell office:value-type="float" office:value="631">
            <text:p>631</text:p>
          </table:table-cell>
          <table:table-cell office:value-type="time" office:time-value="PT00H00M00.098845S">
            <text:p>00:00.098845</text:p>
          </table:table-cell>
          <table:table-cell office:value-type="float" office:value="235">
            <text:p>235</text:p>
          </table:table-cell>
          <table:table-cell office:value-type="time" office:time-value="PT00H00M00.042249S">
            <text:p>00:00.042249</text:p>
          </table:table-cell>
          <table:table-cell/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54931">
            <text:p>54,931</text:p>
          </table:table-cell>
          <table:table-cell office:value-type="time" office:time-value="PT00H00M04.383484S">
            <text:p>00:04.383484</text:p>
          </table:table-cell>
          <table:table-cell office:value-type="float" office:value="1155">
            <text:p>1155</text:p>
          </table:table-cell>
          <table:table-cell office:value-type="time" office:time-value="PT00H00M00.175606S">
            <text:p>00:00.175606</text:p>
          </table:table-cell>
          <table:table-cell office:value-type="float" office:value="2888">
            <text:p>2888</text:p>
          </table:table-cell>
          <table:table-cell office:value-type="time" office:time-value="PT00H00M00.479289S">
            <text:p>00:00.479289</text:p>
          </table:table-cell>
          <table:table-cell office:value-type="float" office:value="1549">
            <text:p>1549</text:p>
          </table:table-cell>
          <table:table-cell office:value-type="time" office:time-value="PT00H00M00.252868S">
            <text:p>00:00.252868</text:p>
          </table:table-cell>
          <table:table-cell/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11115">
            <text:p>11,115</text:p>
          </table:table-cell>
          <table:table-cell office:value-type="time" office:time-value="PT00H00M00.908411S">
            <text:p>00:00.908411</text:p>
          </table:table-cell>
          <table:table-cell office:value-type="float" office:value="498">
            <text:p>498</text:p>
          </table:table-cell>
          <table:table-cell office:value-type="time" office:time-value="PT00H00M00.08266S">
            <text:p>00:00.082660</text:p>
          </table:table-cell>
          <table:table-cell office:value-type="float" office:value="126">
            <text:p>126</text:p>
          </table:table-cell>
          <table:table-cell office:value-type="time" office:time-value="PT00H00M00.026679S">
            <text:p>00:00.026679</text:p>
          </table:table-cell>
          <table:table-cell office:value-type="float" office:value="475">
            <text:p>475</text:p>
          </table:table-cell>
          <table:table-cell office:value-type="time" office:time-value="PT00H00M00.087957S">
            <text:p>00:00.087957</text:p>
          </table:table-cell>
          <table:table-cell/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1068216">
            <text:p>1,068,216</text:p>
          </table:table-cell>
          <table:table-cell office:value-type="time" office:time-value="PT00H01M40.950501S">
            <text:p>01:40.950501</text:p>
          </table:table-cell>
          <table:table-cell office:value-type="float" office:value="1983">
            <text:p>1983</text:p>
          </table:table-cell>
          <table:table-cell office:value-type="time" office:time-value="PT00H00M00.339767S">
            <text:p>00:00.339767</text:p>
          </table:table-cell>
          <table:table-cell office:value-type="float" office:value="1884">
            <text:p>1884</text:p>
          </table:table-cell>
          <table:table-cell office:value-type="time" office:time-value="PT00H00M00.291174S">
            <text:p>00:00.291174</text:p>
          </table:table-cell>
          <table:table-cell office:value-type="float" office:value="2136">
            <text:p>2136</text:p>
          </table:table-cell>
          <table:table-cell office:value-type="time" office:time-value="PT00H00M00.346233S">
            <text:p>00:00.346233</text:p>
          </table:table-cell>
          <table:table-cell/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124">
            <text:p>124</text:p>
          </table:table-cell>
          <table:table-cell office:value-type="time" office:time-value="PT00H00M00.012639S">
            <text:p>00:00.012639</text:p>
          </table:table-cell>
          <table:table-cell office:value-type="float" office:value="198">
            <text:p>198</text:p>
          </table:table-cell>
          <table:table-cell office:value-type="time" office:time-value="PT00H00M00.039241S">
            <text:p>00:00.039241</text:p>
          </table:table-cell>
          <table:table-cell office:value-type="float" office:value="360">
            <text:p>360</text:p>
          </table:table-cell>
          <table:table-cell office:value-type="time" office:time-value="PT00H00M00.049208S">
            <text:p>00:00.049208</text:p>
          </table:table-cell>
          <table:table-cell office:value-type="float" office:value="393">
            <text:p>393</text:p>
          </table:table-cell>
          <table:table-cell office:value-type="time" office:time-value="PT00H00M00.069889S">
            <text:p>00:00.069889</text:p>
          </table:table-cell>
          <table:table-cell/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6719">
            <text:p>6,719</text:p>
          </table:table-cell>
          <table:table-cell office:value-type="time" office:time-value="PT00H00M00.501051S">
            <text:p>00:00.501051</text:p>
          </table:table-cell>
          <table:table-cell office:value-type="float" office:value="871">
            <text:p>871</text:p>
          </table:table-cell>
          <table:table-cell office:value-type="time" office:time-value="PT00H00M00.144987S">
            <text:p>00:00.144987</text:p>
          </table:table-cell>
          <table:table-cell office:value-type="float" office:value="497">
            <text:p>497</text:p>
          </table:table-cell>
          <table:table-cell office:value-type="time" office:time-value="PT00H00M00.095287S">
            <text:p>00:00.095287</text:p>
          </table:table-cell>
          <table:table-cell office:value-type="float" office:value="866">
            <text:p>866</text:p>
          </table:table-cell>
          <table:table-cell office:value-type="time" office:time-value="PT00H00M00.177028S">
            <text:p>00:00.177028</text:p>
          </table:table-cell>
          <table:table-cell/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13701">
            <text:p>13,701</text:p>
          </table:table-cell>
          <table:table-cell office:value-type="time" office:time-value="PT00H00M01.00011S">
            <text:p>00:01.000110</text:p>
          </table:table-cell>
          <table:table-cell office:value-type="float" office:value="717">
            <text:p>717</text:p>
          </table:table-cell>
          <table:table-cell office:value-type="time" office:time-value="PT00H00M00.110072S">
            <text:p>00:00.110072</text:p>
          </table:table-cell>
          <table:table-cell office:value-type="float" office:value="695">
            <text:p>695</text:p>
          </table:table-cell>
          <table:table-cell office:value-type="time" office:time-value="PT00H00M00.111888S">
            <text:p>00:00.111888</text:p>
          </table:table-cell>
          <table:table-cell office:value-type="float" office:value="605">
            <text:p>605</text:p>
          </table:table-cell>
          <table:table-cell office:value-type="time" office:time-value="PT00H00M00.11408S">
            <text:p>00:00.114080</text:p>
          </table:table-cell>
          <table:table-cell/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69386">
            <text:p>69,386</text:p>
          </table:table-cell>
          <table:table-cell office:value-type="time" office:time-value="PT00H00M05.511271S">
            <text:p>00:05.511271</text:p>
          </table:table-cell>
          <table:table-cell office:value-type="float" office:value="959">
            <text:p>959</text:p>
          </table:table-cell>
          <table:table-cell office:value-type="time" office:time-value="PT00H00M00.148461S">
            <text:p>00:00.148461</text:p>
          </table:table-cell>
          <table:table-cell office:value-type="float" office:value="1104">
            <text:p>1104</text:p>
          </table:table-cell>
          <table:table-cell office:value-type="time" office:time-value="PT00H00M00.182501S">
            <text:p>00:00.182501</text:p>
          </table:table-cell>
          <table:table-cell office:value-type="float" office:value="987">
            <text:p>987</text:p>
          </table:table-cell>
          <table:table-cell office:value-type="time" office:time-value="PT00H00M00.164386S">
            <text:p>00:00.164386</text:p>
          </table:table-cell>
          <table:table-cell/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310446">
            <text:p>310,446</text:p>
          </table:table-cell>
          <table:table-cell office:value-type="time" office:time-value="PT00H00M23.547112S">
            <text:p>00:23.547112</text:p>
          </table:table-cell>
          <table:table-cell office:value-type="float" office:value="453">
            <text:p>453</text:p>
          </table:table-cell>
          <table:table-cell office:value-type="time" office:time-value="PT00H00M00.083284S">
            <text:p>00:00.083284</text:p>
          </table:table-cell>
          <table:table-cell office:value-type="float" office:value="480">
            <text:p>480</text:p>
          </table:table-cell>
          <table:table-cell office:value-type="time" office:time-value="PT00H00M00.082394S">
            <text:p>00:00.082394</text:p>
          </table:table-cell>
          <table:table-cell office:value-type="float" office:value="987">
            <text:p>987</text:p>
          </table:table-cell>
          <table:table-cell office:value-type="time" office:time-value="PT00H00M00.175415S">
            <text:p>00:00.175415</text:p>
          </table:table-cell>
          <table:table-cell/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738968">
            <text:p>738,968</text:p>
          </table:table-cell>
          <table:table-cell office:value-type="time" office:time-value="PT00H01M05.030383S">
            <text:p>01:05.030383</text:p>
          </table:table-cell>
          <table:table-cell office:value-type="float" office:value="5598">
            <text:p>5598</text:p>
          </table:table-cell>
          <table:table-cell office:value-type="time" office:time-value="PT00H00M01.082424S">
            <text:p>00:01.082424</text:p>
          </table:table-cell>
          <table:table-cell office:value-type="float" office:value="5552">
            <text:p>5552</text:p>
          </table:table-cell>
          <table:table-cell office:value-type="time" office:time-value="PT00H00M01.016365S">
            <text:p>00:01.016365</text:p>
          </table:table-cell>
          <table:table-cell office:value-type="float" office:value="4668">
            <text:p>4668</text:p>
          </table:table-cell>
          <table:table-cell office:value-type="time" office:time-value="PT00H00M00.986355S">
            <text:p>00:00.986355</text:p>
          </table:table-cell>
          <table:table-cell/>
        </table:table-row>
        <table:table-row table:style-name="ro3">
          <table:table-cell/>
          <table:table-cell table:style-name="ce2" table:formula="of:=SUM([.B106:.B200])" office:value-type="float" office:value="67852686">
            <text:p>67852686</text:p>
          </table:table-cell>
          <table:table-cell table:style-name="ce2" table:formula="of:=SUM([.C106:.C200])" office:value-type="time" office:time-value="PT01H42M16.200559S">
            <text:p>01:42:16.20</text:p>
          </table:table-cell>
          <table:table-cell table:style-name="ce2" table:formula="of:=SUM([.D106:.D200])" office:value-type="float" office:value="797878">
            <text:p>797878</text:p>
          </table:table-cell>
          <table:table-cell table:style-name="ce2" table:formula="of:=SUM([.E106:.E200])" office:value-type="time" office:time-value="PT00H02M15.583754S">
            <text:p>02:15.58</text:p>
          </table:table-cell>
          <table:table-cell table:style-name="ce2" table:formula="of:=SUM([.F106:.F200])" office:value-type="float" office:value="775611">
            <text:p>775611</text:p>
          </table:table-cell>
          <table:table-cell table:style-name="ce2" table:formula="of:=SUM([.G106:.G200])" office:value-type="time" office:time-value="PT00H02M24.185692S">
            <text:p>02:24.19</text:p>
          </table:table-cell>
          <table:table-cell table:style-name="ce2" table:formula="of:=SUM([.H106:.H200])" office:value-type="float" office:value="718540">
            <text:p>718540</text:p>
          </table:table-cell>
          <table:table-cell table:style-name="ce2" table:formula="of:=SUM([.I106:.I200])" office:value-type="time" office:time-value="PT00H02M16.40619S">
            <text:p>02:16.41</text:p>
          </table:table-cell>
          <table:table-cell/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formula="of:=[.D201]-[.F201]" office:value-type="float" office:value="22267">
            <text:p>22267</text:p>
          </table:table-cell>
          <table:table-cell table:style-name="Default"/>
          <table:table-cell table:formula="of:=[.D201]-[.H201]" office:value-type="float" office:value="79338">
            <text:p>79338</text:p>
          </table:table-cell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0" number:decimal-replacement=""/>
    </number:number-style>
    <number:time-style style:name="N118">
      <number:minutes number:style="long"/>
      <number:text>:</number:text>
      <number:seconds number:style="long" number:decimal-places="6"/>
    </number:time-style>
    <number:time-style style:name="N119">
      <number:minutes number:style="long"/>
      <number:text>:</number:text>
      <number:seconds number:style="long"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7">07/17/2009</text:date>, <text:time>17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derico Cáceres</meta:initial-creator>
    <meta:creation-date>2009-07-17T11:04:08</meta:creation-date>
    <dc:date>2009-07-17T17:16:09</dc:date>
    <dc:creator>Federico Cáceres</dc:creator>
    <meta:editing-duration>PT03H30M12S</meta:editing-duration>
    <meta:editing-cycles>10</meta:editing-cycles>
    <meta:generator>OpenOffice.org/3.1$Unix OpenOffice.org_project/310m11$Build-9399</meta:generator>
    <meta:document-statistic meta:table-count="3" meta:cell-count="18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Ultrafine_20_Dashed"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184cm" svg:height="7.167cm" chart:class="chart:scatter" chart:style-name="ch1">
        <chart:title svg:x="1.533cm" svg:y="0.144cm" chart:style-name="ch2">
          <text:p>Compración de Implementaciones CSP: Nodos Expandidos</text:p>
        </chart:title>
        <chart:legend chart:legend-position="bottom" svg:x="3.511cm" svg:y="6.142cm" chart:style-name="ch3"/>
        <chart:plot-area chart:style-name="ch4" table:cell-range-address="Sheet1.A4:Sheet1.B103 Sheet1.A3:Sheet1.B3 Sheet1.D3:Sheet1.D103 Sheet1.F3:Sheet1.F103 Sheet1.H3:Sheet1.H103" chart:data-source-has-labels="row" svg:x="0.405cm" svg:y="0.79cm" svg:width="14.173cm" svg:height="5.268cm">
          <chart:axis chart:dimension="x" chart:name="primary-x" chart:style-name="ch5">
            <chart:title svg:x="7.234cm" svg:y="5.629cm" chart:style-name="ch6">
              <text:p>Tablero</text:p>
            </chart:title>
            <chart:grid chart:style-name="ch7" chart:class="major"/>
          </chart:axis>
          <chart:axis chart:dimension="y" chart:name="primary-y" chart:style-name="ch5">
            <chart:title svg:x="0.304cm" svg:y="4.501cm" chart:style-name="ch8">
              <text:p>Nodos Expandidos</text:p>
            </chart:title>
            <chart:grid chart:style-name="ch9" chart:class="major"/>
          </chart:axis>
          <chart:series chart:style-name="ch10" chart:values-cell-range-address="Sheet1.B4:Sheet1.B103" chart:label-cell-address="Sheet1.B3:Sheet1.B3" chart:class="chart:scatter">
            <chart:domain table:cell-range-address="Sheet1.A4:Sheet1.A103"/>
            <chart:data-point chart:repeated="100"/>
          </chart:series>
          <chart:series chart:style-name="ch11" chart:values-cell-range-address="Sheet1.D4:Sheet1.D103" chart:label-cell-address="Sheet1.D3:Sheet1.D3" chart:class="chart:scatter">
            <chart:data-point chart:repeated="100"/>
          </chart:series>
          <chart:series chart:style-name="ch12" chart:values-cell-range-address="Sheet1.F4:Sheet1.F103" chart:label-cell-address="Sheet1.F3:Sheet1.F3" chart:class="chart:scatter">
            <chart:data-point chart:repeated="100"/>
          </chart:series>
          <chart:series chart:style-name="ch13" chart:values-cell-range-address="Sheet1.H4:Sheet1.H103" chart:label-cell-address="Sheet1.H3:Sheet1.H3" chart:class="chart:scatter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3:Sheet1.B3">Sin Optimizar</text:p>
              </table:table-cell>
              <table:table-cell office:value-type="string">
                <text:p text:id="Sheet1.D3:Sheet1.D3">MRV</text:p>
              </table:table-cell>
              <table:table-cell office:value-type="string">
                <text:p text:id="Sheet1.F3:Sheet1.F3">MRV + Menos Conflictivo</text:p>
              </table:table-cell>
              <table:table-cell office:value-type="string">
                <text:p text:id="Sheet1.H3:Sheet1.H3">MRV + Más Conflictiv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4:Sheet1.A103">1</text:p>
              </table:table-cell>
              <table:table-cell office:value-type="float" office:value="1">
                <text:p text:id="Sheet1.B4:Sheet1.B103">1</text:p>
              </table:table-cell>
              <table:table-cell office:value-type="float" office:value="1">
                <text:p text:id="Sheet1.D4:Sheet1.D103">1</text:p>
              </table:table-cell>
              <table:table-cell office:value-type="float" office:value="1">
                <text:p text:id="Sheet1.F4:Sheet1.F103">1</text:p>
              </table:table-cell>
              <table:table-cell office:value-type="float" office:value="1">
                <text:p text:id="Sheet1.H4:Sheet1.H103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9">
                <text:p>13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97">
                <text:p>397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2">
                <text:p>102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3">
                <text:p>143</text:p>
              </table:table-cell>
              <table:table-cell office:value-type="float" office:value="103">
                <text:p>103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40">
                <text:p>1340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19">
                <text:p>319</text:p>
              </table:table-cell>
              <table:table-cell office:value-type="float" office:value="107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77">
                <text:p>17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02">
                <text:p>1102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27">
                <text:p>227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865">
                <text:p>3865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18">
                <text:p>218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02">
                <text:p>40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40">
                <text:p>240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56">
                <text:p>45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55">
                <text:p>955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70">
                <text:p>470</text:p>
              </table:table-cell>
              <table:table-cell office:value-type="float" office:value="132">
                <text:p>132</text:p>
              </table:table-cell>
              <table:table-cell office:value-type="float" office:value="79">
                <text:p>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379">
                <text:p>2379</text:p>
              </table:table-cell>
              <table:table-cell office:value-type="float" office:value="114">
                <text:p>114</text:p>
              </table:table-cell>
              <table:table-cell office:value-type="float" office:value="151">
                <text:p>1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47">
                <text:p>647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96">
                <text:p>696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376">
                <text:p>2376</text:p>
              </table:table-cell>
              <table:table-cell office:value-type="float" office:value="203">
                <text:p>203</text:p>
              </table:table-cell>
              <table:table-cell office:value-type="float" office:value="141">
                <text:p>1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47">
                <text:p>24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35">
                <text:p>535</text:p>
              </table:table-cell>
              <table:table-cell office:value-type="float" office:value="143">
                <text:p>143</text:p>
              </table:table-cell>
              <table:table-cell office:value-type="float" office:value="97">
                <text:p>9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61">
                <text:p>1161</text:p>
              </table:table-cell>
              <table:table-cell office:value-type="float" office:value="159">
                <text:p>159</text:p>
              </table:table-cell>
              <table:table-cell office:value-type="float" office:value="88">
                <text:p>8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155">
                <text:p>3155</text:p>
              </table:table-cell>
              <table:table-cell office:value-type="float" office:value="478">
                <text:p>478</text:p>
              </table:table-cell>
              <table:table-cell office:value-type="float" office:value="635">
                <text:p>63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74">
                <text:p>574</text:p>
              </table:table-cell>
              <table:table-cell office:value-type="float" office:value="194">
                <text:p>194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705">
                <text:p>1705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76">
                <text:p>376</text:p>
              </table:table-cell>
              <table:table-cell office:value-type="float" office:value="77">
                <text:p>77</text:p>
              </table:table-cell>
              <table:table-cell office:value-type="float" office:value="106">
                <text:p>10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009">
                <text:p>2009</text:p>
              </table:table-cell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97">
                <text:p>797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7">
                <text:p>907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35">
                <text:p>935</text:p>
              </table:table-cell>
              <table:table-cell office:value-type="float" office:value="100">
                <text:p>100</text:p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823">
                <text:p>2823</text:p>
              </table:table-cell>
              <table:table-cell office:value-type="float" office:value="80">
                <text:p>80</text:p>
              </table:table-cell>
              <table:table-cell office:value-type="float" office:value="370">
                <text:p>3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29">
                <text:p>329</text:p>
              </table:table-cell>
              <table:table-cell office:value-type="float" office:value="214">
                <text:p>214</text:p>
              </table:table-cell>
              <table:table-cell office:value-type="float" office:value="110">
                <text:p>1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85">
                <text:p>985</text:p>
              </table:table-cell>
              <table:table-cell office:value-type="float" office:value="130">
                <text:p>130</text:p>
              </table:table-cell>
              <table:table-cell office:value-type="float" office:value="90">
                <text:p>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49">
                <text:p>84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198">
                <text:p>3198</text:p>
              </table:table-cell>
              <table:table-cell office:value-type="float" office:value="169">
                <text:p>169</text:p>
              </table:table-cell>
              <table:table-cell office:value-type="float" office:value="112">
                <text:p>1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354">
                <text:p>6354</text:p>
              </table:table-cell>
              <table:table-cell office:value-type="float" office:value="146">
                <text:p>146</text:p>
              </table:table-cell>
              <table:table-cell office:value-type="float" office:value="191">
                <text:p>19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89">
                <text:p>78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24">
                <text:p>924</text:p>
              </table:table-cell>
              <table:table-cell office:value-type="float" office:value="208">
                <text:p>208</text:p>
              </table:table-cell>
              <table:table-cell office:value-type="float" office:value="105">
                <text:p>1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0">
                <text:p>970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118">
      <number:minutes number:style="long"/>
      <number:text>:</number:text>
      <number:seconds number:style="long" number:decimal-places="6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="dash" draw:stroke-dash="Ultrafine_20_Dashed" svg:stroke-color="#b3b3b3"/>
    </style:style>
    <style:style style:name="ch11" style:family="chart">
      <style:chart-properties chart:symbol-type="none"/>
      <style:graphic-properties draw:stroke="solid" svg:stroke-width="0.051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51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184cm" svg:height="7.166cm" chart:class="chart:scatter" chart:style-name="ch1">
        <chart:title svg:x="1.387cm" svg:y="0.144cm" chart:style-name="ch2">
          <text:p>Compración de Implementaciones CSP: Tiempo (Very Hard)</text:p>
        </chart:title>
        <chart:legend chart:legend-position="bottom" svg:x="3.538cm" svg:y="6.141cm" chart:style-name="ch3"/>
        <chart:plot-area chart:style-name="ch4" table:cell-range-address="Sheet1.A106:Sheet1.A200 Sheet1.C3:Sheet1.C3 Sheet1.C106:Sheet1.C200 Sheet1.E3:Sheet1.E3 Sheet1.E106:Sheet1.E200 Sheet1.G3:Sheet1.G3 Sheet1.G106:Sheet1.G200 Sheet1.I3:Sheet1.I3 Sheet1.I106:Sheet1.I200" chart:data-source-has-labels="row" svg:x="0.405cm" svg:y="0.79cm" svg:width="14.173cm" svg:height="5.267cm">
          <chart:axis chart:dimension="x" chart:name="primary-x" chart:style-name="ch5">
            <chart:title svg:x="7.234cm" svg:y="5.628cm" chart:style-name="ch6">
              <text:p>Tablero</text:p>
            </chart:title>
            <chart:grid chart:style-name="ch7" chart:class="major"/>
          </chart:axis>
          <chart:axis chart:dimension="y" chart:name="primary-y" chart:style-name="ch8">
            <chart:title svg:x="0.304cm" svg:y="3.68cm" chart:style-name="ch9">
              <text:p>Tiempo</text:p>
            </chart:title>
            <chart:grid chart:style-name="ch10" chart:class="major"/>
          </chart:axis>
          <chart:series chart:style-name="ch11" chart:values-cell-range-address="Sheet1.C106:Sheet1.C200" chart:label-cell-address="Sheet1.C3:Sheet1.C3" chart:class="chart:scatter">
            <chart:domain table:cell-range-address="Sheet1.A106:Sheet1.A200"/>
            <chart:data-point chart:repeated="95"/>
          </chart:series>
          <chart:series chart:style-name="ch12" chart:values-cell-range-address="Sheet1.E106:Sheet1.E200" chart:label-cell-address="Sheet1.E3:Sheet1.E3" chart:class="chart:scatter">
            <chart:data-point chart:repeated="95"/>
          </chart:series>
          <chart:series chart:style-name="ch13" chart:values-cell-range-address="Sheet1.G106:Sheet1.G200" chart:label-cell-address="Sheet1.G3:Sheet1.G3" chart:class="chart:scatter">
            <chart:data-point chart:repeated="95"/>
          </chart:series>
          <chart:series chart:style-name="ch14" chart:values-cell-range-address="Sheet1.I106:Sheet1.I200" chart:label-cell-address="Sheet1.I3:Sheet1.I3" chart:class="chart:scatter">
            <chart:data-point chart:repeated="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3:Sheet1.C3">Sin optimizar</text:p>
              </table:table-cell>
              <table:table-cell office:value-type="string">
                <text:p text:id="Sheet1.E3:Sheet1.E3">MRV</text:p>
              </table:table-cell>
              <table:table-cell office:value-type="string">
                <text:p text:id="Sheet1.G3:Sheet1.G3">MRV + Menos Conflictivo</text:p>
              </table:table-cell>
              <table:table-cell office:value-type="string">
                <text:p text:id="Sheet1.I3:Sheet1.I3">MRV + Más Conflictiv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 text:id="Sheet1.A106:Sheet1.A200">101</text:p>
              </table:table-cell>
              <table:table-cell office:value-type="float" office:value="0.00190110278935185">
                <text:p text:id="Sheet1.C106:Sheet1.C200">0.00190110278935185</text:p>
              </table:table-cell>
              <table:table-cell office:value-type="float" office:value="0.0000026112962962963">
                <text:p text:id="Sheet1.E106:Sheet1.E200">0.0000026112962962963</text:p>
              </table:table-cell>
              <table:table-cell office:value-type="float" office:value="0.00000895966435185185">
                <text:p text:id="Sheet1.G106:Sheet1.G200">0.00000895966435185185</text:p>
              </table:table-cell>
              <table:table-cell office:value-type="float" office:value="0.00000491552083333333">
                <text:p text:id="Sheet1.I106:Sheet1.I200">0.0000049155208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">
                <text:p>102</text:p>
              </table:table-cell>
              <table:table-cell office:value-type="float" office:value="0.00109222172453704">
                <text:p>0.00109222172453704</text:p>
              </table:table-cell>
              <table:table-cell office:value-type="float" office:value="0.0000132796064814815">
                <text:p>0.0000132796064814815</text:p>
              </table:table-cell>
              <table:table-cell office:value-type="float" office:value="0.0000241199652777778">
                <text:p>0.0000241199652777778</text:p>
              </table:table-cell>
              <table:table-cell office:value-type="float" office:value="0.00000559460648148148">
                <text:p>0.00000559460648148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">
                <text:p>103</text:p>
              </table:table-cell>
              <table:table-cell office:value-type="float" office:value="0.000108428761574074">
                <text:p>0.000108428761574074</text:p>
              </table:table-cell>
              <table:table-cell office:value-type="float" office:value="0.00000819769675925926">
                <text:p>0.00000819769675925926</text:p>
              </table:table-cell>
              <table:table-cell office:value-type="float" office:value="0.00000426509259259259">
                <text:p>0.00000426509259259259</text:p>
              </table:table-cell>
              <table:table-cell office:value-type="float" office:value="0.0000084021412037037">
                <text:p>0.0000084021412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0.000137881712962963">
                <text:p>0.000137881712962963</text:p>
              </table:table-cell>
              <table:table-cell office:value-type="float" office:value="0.0000271977199074074">
                <text:p>0.0000271977199074074</text:p>
              </table:table-cell>
              <table:table-cell office:value-type="float" office:value="0.0000501099537037037">
                <text:p>0.0000501099537037037</text:p>
              </table:table-cell>
              <table:table-cell office:value-type="float" office:value="0.0000059440625">
                <text:p>0.00000594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0.0178315857407407">
                <text:p>0.0178315857407407</text:p>
              </table:table-cell>
              <table:table-cell office:value-type="float" office:value="0.0000692819212962963">
                <text:p>0.0000692819212962963</text:p>
              </table:table-cell>
              <table:table-cell office:value-type="float" office:value="0.0000675152314814815">
                <text:p>0.0000675152314814815</text:p>
              </table:table-cell>
              <table:table-cell office:value-type="float" office:value="0.00000718175925925926">
                <text:p>0.00000718175925925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0.000721844976851852">
                <text:p>0.000721844976851852</text:p>
              </table:table-cell>
              <table:table-cell office:value-type="float" office:value="0.000308356400462963">
                <text:p>0.000308356400462963</text:p>
              </table:table-cell>
              <table:table-cell office:value-type="float" office:value="0.000337717256944444">
                <text:p>0.000337717256944444</text:p>
              </table:table-cell>
              <table:table-cell office:value-type="float" office:value="0.000338853981481481">
                <text:p>0.000338853981481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">
                <text:p>107</text:p>
              </table:table-cell>
              <table:table-cell office:value-type="float" office:value="0.00270747203703704">
                <text:p>0.00270747203703704</text:p>
              </table:table-cell>
              <table:table-cell office:value-type="float" office:value="0.0000914520138888889">
                <text:p>0.0000914520138888889</text:p>
              </table:table-cell>
              <table:table-cell office:value-type="float" office:value="0.000137728159722222">
                <text:p>0.000137728159722222</text:p>
              </table:table-cell>
              <table:table-cell office:value-type="float" office:value="0.000184569872685185">
                <text:p>0.000184569872685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">
                <text:p>108</text:p>
              </table:table-cell>
              <table:table-cell office:value-type="float" office:value="0.00176804435185185">
                <text:p>0.00176804435185185</text:p>
              </table:table-cell>
              <table:table-cell office:value-type="float" office:value="0.00000398269675925926">
                <text:p>0.00000398269675925926</text:p>
              </table:table-cell>
              <table:table-cell office:value-type="float" office:value="0.00000203313657407407">
                <text:p>0.00000203313657407407</text:p>
              </table:table-cell>
              <table:table-cell office:value-type="float" office:value="0.00000487306712962963">
                <text:p>0.0000048730671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">
                <text:p>109</text:p>
              </table:table-cell>
              <table:table-cell office:value-type="float" office:value="0.00199649729166667">
                <text:p>0.00199649729166667</text:p>
              </table:table-cell>
              <table:table-cell office:value-type="float" office:value="0.0000623419675925926">
                <text:p>0.0000623419675925926</text:p>
              </table:table-cell>
              <table:table-cell office:value-type="float" office:value="0.00010837525462963">
                <text:p>0.00010837525462963</text:p>
              </table:table-cell>
              <table:table-cell office:value-type="float" office:value="0.000143137893518519">
                <text:p>0.000143137893518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0.00275020076388889">
                <text:p>0.00275020076388889</text:p>
              </table:table-cell>
              <table:table-cell office:value-type="float" office:value="0.0000216068055555555">
                <text:p>0.0000216068055555555</text:p>
              </table:table-cell>
              <table:table-cell office:value-type="float" office:value="0.0000210778935185185">
                <text:p>0.0000210778935185185</text:p>
              </table:table-cell>
              <table:table-cell office:value-type="float" office:value="0.0000200521527777778">
                <text:p>0.000020052152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0.000237340497685185">
                <text:p>0.000237340497685185</text:p>
              </table:table-cell>
              <table:table-cell office:value-type="float" office:value="0.0000897568981481481">
                <text:p>0.0000897568981481481</text:p>
              </table:table-cell>
              <table:table-cell office:value-type="float" office:value="0.0000741871875">
                <text:p>0.0000741871875</text:p>
              </table:table-cell>
              <table:table-cell office:value-type="float" office:value="0.0000579461689814815">
                <text:p>0.0000579461689814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">
                <text:p>112</text:p>
              </table:table-cell>
              <table:table-cell office:value-type="float" office:value="0.0000474429398148148">
                <text:p>0.0000474429398148148</text:p>
              </table:table-cell>
              <table:table-cell office:value-type="float" office:value="0.00000631592592592593">
                <text:p>0.00000631592592592593</text:p>
              </table:table-cell>
              <table:table-cell office:value-type="float" office:value="0.0000187037037037037">
                <text:p>0.0000187037037037037</text:p>
              </table:table-cell>
              <table:table-cell office:value-type="float" office:value="0.00000238571759259259">
                <text:p>0.00000238571759259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">
                <text:p>113</text:p>
              </table:table-cell>
              <table:table-cell office:value-type="float" office:value="0.0000381720949074074">
                <text:p>0.0000381720949074074</text:p>
              </table:table-cell>
              <table:table-cell office:value-type="float" office:value="0.00000166711805555556">
                <text:p>0.00000166711805555556</text:p>
              </table:table-cell>
              <table:table-cell office:value-type="float" office:value="0.00000170221064814815">
                <text:p>0.00000170221064814815</text:p>
              </table:table-cell>
              <table:table-cell office:value-type="float" office:value="0.000000175092592592593">
                <text:p>0.000000175092592592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  <table:table-cell office:value-type="float" office:value="0.0000793309375">
                <text:p>0.0000793309375</text:p>
              </table:table-cell>
              <table:table-cell office:value-type="float" office:value="0.000017682349537037">
                <text:p>0.000017682349537037</text:p>
              </table:table-cell>
              <table:table-cell office:value-type="float" office:value="0.00000837304398148148">
                <text:p>0.00000837304398148148</text:p>
              </table:table-cell>
              <table:table-cell office:value-type="float" office:value="0.0000213049884259259">
                <text:p>0.0000213049884259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">
                <text:p>115</text:p>
              </table:table-cell>
              <table:table-cell office:value-type="float" office:value="0.00156547697916667">
                <text:p>0.00156547697916667</text:p>
              </table:table-cell>
              <table:table-cell office:value-type="float" office:value="0.00000384158564814815">
                <text:p>0.00000384158564814815</text:p>
              </table:table-cell>
              <table:table-cell office:value-type="float" office:value="0.00000886415509259259">
                <text:p>0.00000886415509259259</text:p>
              </table:table-cell>
              <table:table-cell office:value-type="float" office:value="0.00000412636574074074">
                <text:p>0.00000412636574074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">
                <text:p>116</text:p>
              </table:table-cell>
              <table:table-cell office:value-type="float" office:value="0.000268756087962963">
                <text:p>0.000268756087962963</text:p>
              </table:table-cell>
              <table:table-cell office:value-type="float" office:value="0.0000934767824074074">
                <text:p>0.0000934767824074074</text:p>
              </table:table-cell>
              <table:table-cell office:value-type="float" office:value="0.0000716395949074074">
                <text:p>0.0000716395949074074</text:p>
              </table:table-cell>
              <table:table-cell office:value-type="float" office:value="0.0000624117013888889">
                <text:p>0.0000624117013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0.00114718877314815">
                <text:p>0.00114718877314815</text:p>
              </table:table-cell>
              <table:table-cell office:value-type="float" office:value="0.00000163545138888889">
                <text:p>0.00000163545138888889</text:p>
              </table:table-cell>
              <table:table-cell office:value-type="float" office:value="0.000000234085648148148">
                <text:p>0.000000234085648148148</text:p>
              </table:table-cell>
              <table:table-cell office:value-type="float" office:value="0.00000163476851851852">
                <text:p>0.00000163476851851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">
                <text:p>118</text:p>
              </table:table-cell>
              <table:table-cell office:value-type="float" office:value="0.00176274863425926">
                <text:p>0.00176274863425926</text:p>
              </table:table-cell>
              <table:table-cell office:value-type="float" office:value="0.0000452107060185185">
                <text:p>0.0000452107060185185</text:p>
              </table:table-cell>
              <table:table-cell office:value-type="float" office:value="0.0000117483449074074">
                <text:p>0.0000117483449074074</text:p>
              </table:table-cell>
              <table:table-cell office:value-type="float" office:value="0.0000595225231481482">
                <text:p>0.00005952252314814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">
                <text:p>119</text:p>
              </table:table-cell>
              <table:table-cell office:value-type="float" office:value="0.000000663171296296296">
                <text:p>0.000000663171296296296</text:p>
              </table:table-cell>
              <table:table-cell office:value-type="float" office:value="0.000000326990740740741">
                <text:p>0.000000326990740740741</text:p>
              </table:table-cell>
              <table:table-cell office:value-type="float" office:value="0.00000273768518518519">
                <text:p>0.00000273768518518519</text:p>
              </table:table-cell>
              <table:table-cell office:value-type="float" office:value="0.00000157006944444444">
                <text:p>0.000001570069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0.00000530364583333333">
                <text:p>0.00000530364583333333</text:p>
              </table:table-cell>
              <table:table-cell office:value-type="float" office:value="0.00000571118055555556">
                <text:p>0.00000571118055555556</text:p>
              </table:table-cell>
              <table:table-cell office:value-type="float" office:value="0.00000619091435185185">
                <text:p>0.00000619091435185185</text:p>
              </table:table-cell>
              <table:table-cell office:value-type="float" office:value="0.000000204861111111111">
                <text:p>0.000000204861111111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">
                <text:p>121</text:p>
              </table:table-cell>
              <table:table-cell office:value-type="float" office:value="0.00145325216435185">
                <text:p>0.00145325216435185</text:p>
              </table:table-cell>
              <table:table-cell office:value-type="float" office:value="0.0000406230671296296">
                <text:p>0.0000406230671296296</text:p>
              </table:table-cell>
              <table:table-cell office:value-type="float" office:value="0.000031113125">
                <text:p>0.000031113125</text:p>
              </table:table-cell>
              <table:table-cell office:value-type="float" office:value="0.0000589493171296296">
                <text:p>0.0000589493171296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2">
                <text:p>122</text:p>
              </table:table-cell>
              <table:table-cell office:value-type="float" office:value="0.0000183181481481481">
                <text:p>0.0000183181481481481</text:p>
              </table:table-cell>
              <table:table-cell office:value-type="float" office:value="0.00000116534722222222">
                <text:p>0.00000116534722222222</text:p>
              </table:table-cell>
              <table:table-cell office:value-type="float" office:value="0.00000133001157407407">
                <text:p>0.00000133001157407407</text:p>
              </table:table-cell>
              <table:table-cell office:value-type="float" office:value="0.00000102819444444444">
                <text:p>0.0000010281944444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">
                <text:p>123</text:p>
              </table:table-cell>
              <table:table-cell office:value-type="float" office:value="0.000926701377314815">
                <text:p>0.000926701377314815</text:p>
              </table:table-cell>
              <table:table-cell office:value-type="float" office:value="0.0000270028935185185">
                <text:p>0.0000270028935185185</text:p>
              </table:table-cell>
              <table:table-cell office:value-type="float" office:value="0.0000488161574074074">
                <text:p>0.0000488161574074074</text:p>
              </table:table-cell>
              <table:table-cell office:value-type="float" office:value="0.000028494525462963">
                <text:p>0.000028494525462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">
                <text:p>124</text:p>
              </table:table-cell>
              <table:table-cell office:value-type="float" office:value="0.0000947083796296296">
                <text:p>0.0000947083796296296</text:p>
              </table:table-cell>
              <table:table-cell office:value-type="float" office:value="0.0000041071412037037">
                <text:p>0.0000041071412037037</text:p>
              </table:table-cell>
              <table:table-cell office:value-type="float" office:value="0.000000361273148148148">
                <text:p>0.000000361273148148148</text:p>
              </table:table-cell>
              <table:table-cell office:value-type="float" office:value="0.00000574890046296296">
                <text:p>0.00000574890046296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0.00000075650462962963">
                <text:p>0.00000075650462962963</text:p>
              </table:table-cell>
              <table:table-cell office:value-type="float" office:value="0.000000255335648148148">
                <text:p>0.000000255335648148148</text:p>
              </table:table-cell>
              <table:table-cell office:value-type="float" office:value="0.00000118984953703704">
                <text:p>0.00000118984953703704</text:p>
              </table:table-cell>
              <table:table-cell office:value-type="float" office:value="0.000000585555555555556">
                <text:p>0.0000005855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">
                <text:p>126</text:p>
              </table:table-cell>
              <table:table-cell office:value-type="float" office:value="0.000458286828703704">
                <text:p>0.000458286828703704</text:p>
              </table:table-cell>
              <table:table-cell office:value-type="float" office:value="0.00000705981481481482">
                <text:p>0.00000705981481481482</text:p>
              </table:table-cell>
              <table:table-cell office:value-type="float" office:value="0.00000463478009259259">
                <text:p>0.00000463478009259259</text:p>
              </table:table-cell>
              <table:table-cell office:value-type="float" office:value="0.00000590232638888889">
                <text:p>0.0000059023263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">
                <text:p>127</text:p>
              </table:table-cell>
              <table:table-cell office:value-type="float" office:value="0.0000426489467592593">
                <text:p>0.0000426489467592593</text:p>
              </table:table-cell>
              <table:table-cell office:value-type="float" office:value="0.00000711041666666667">
                <text:p>0.00000711041666666667</text:p>
              </table:table-cell>
              <table:table-cell office:value-type="float" office:value="0.00000754259259259259">
                <text:p>0.00000754259259259259</text:p>
              </table:table-cell>
              <table:table-cell office:value-type="float" office:value="0.00000789479166666667">
                <text:p>0.000007894791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">
                <text:p>128</text:p>
              </table:table-cell>
              <table:table-cell office:value-type="float" office:value="0.000135080115740741">
                <text:p>0.000135080115740741</text:p>
              </table:table-cell>
              <table:table-cell office:value-type="float" office:value="0.0000932473842592593">
                <text:p>0.0000932473842592593</text:p>
              </table:table-cell>
              <table:table-cell office:value-type="float" office:value="0.0000236951388888889">
                <text:p>0.0000236951388888889</text:p>
              </table:table-cell>
              <table:table-cell office:value-type="float" office:value="0.0000765438657407407">
                <text:p>0.0000765438657407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">
                <text:p>129</text:p>
              </table:table-cell>
              <table:table-cell office:value-type="float" office:value="0.0000508673611111111">
                <text:p>0.0000508673611111111</text:p>
              </table:table-cell>
              <table:table-cell office:value-type="float" office:value="0.00000050087962962963">
                <text:p>0.00000050087962962963</text:p>
              </table:table-cell>
              <table:table-cell office:value-type="float" office:value="0.00000029775462962963">
                <text:p>0.00000029775462962963</text:p>
              </table:table-cell>
              <table:table-cell office:value-type="float" office:value="0.000000450960648148148">
                <text:p>0.000000450960648148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0.0000164077893518518">
                <text:p>0.0000164077893518518</text:p>
              </table:table-cell>
              <table:table-cell office:value-type="float" office:value="0.00000509674768518519">
                <text:p>0.00000509674768518519</text:p>
              </table:table-cell>
              <table:table-cell office:value-type="float" office:value="0.00000415491898148148">
                <text:p>0.00000415491898148148</text:p>
              </table:table-cell>
              <table:table-cell office:value-type="float" office:value="0.00000915172453703704">
                <text:p>0.00000915172453703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">
                <text:p>131</text:p>
              </table:table-cell>
              <table:table-cell office:value-type="float" office:value="0.0000324849884259259">
                <text:p>0.0000324849884259259</text:p>
              </table:table-cell>
              <table:table-cell office:value-type="float" office:value="0.00000569731481481482">
                <text:p>0.00000569731481481482</text:p>
              </table:table-cell>
              <table:table-cell office:value-type="float" office:value="0.0000044040162037037">
                <text:p>0.0000044040162037037</text:p>
              </table:table-cell>
              <table:table-cell office:value-type="float" office:value="0.00000543547453703704">
                <text:p>0.00000543547453703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0.000000388171296296296">
                <text:p>0.000000388171296296296</text:p>
              </table:table-cell>
              <table:table-cell office:value-type="float" office:value="0.00000260533564814815">
                <text:p>0.00000260533564814815</text:p>
              </table:table-cell>
              <table:table-cell office:value-type="float" office:value="0.0000025212037037037">
                <text:p>0.0000025212037037037</text:p>
              </table:table-cell>
              <table:table-cell office:value-type="float" office:value="0.0000028000462962963">
                <text:p>0.0000028000462962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">
                <text:p>133</text:p>
              </table:table-cell>
              <table:table-cell office:value-type="float" office:value="0.00000530434027777778">
                <text:p>0.00000530434027777778</text:p>
              </table:table-cell>
              <table:table-cell office:value-type="float" office:value="0.00000016443287037037">
                <text:p>0.00000016443287037037</text:p>
              </table:table-cell>
              <table:table-cell office:value-type="float" office:value="0.000000410671296296296">
                <text:p>0.000000410671296296296</text:p>
              </table:table-cell>
              <table:table-cell office:value-type="float" office:value="0.000000493657407407407">
                <text:p>0.00000049365740740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969882361111111">
                <text:p>0.000969882361111111</text:p>
              </table:table-cell>
              <table:table-cell office:value-type="float" office:value="0.000171769768518519">
                <text:p>0.000171769768518519</text:p>
              </table:table-cell>
              <table:table-cell office:value-type="float" office:value="0.0000681937037037037">
                <text:p>0.0000681937037037037</text:p>
              </table:table-cell>
              <table:table-cell office:value-type="float" office:value="0.000131471608796296">
                <text:p>0.000131471608796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">
                <text:p>135</text:p>
              </table:table-cell>
              <table:table-cell office:value-type="float" office:value="0.0000283874074074074">
                <text:p>0.0000283874074074074</text:p>
              </table:table-cell>
              <table:table-cell office:value-type="float" office:value="0.0000107409027777778">
                <text:p>0.0000107409027777778</text:p>
              </table:table-cell>
              <table:table-cell office:value-type="float" office:value="0.00000801900462962963">
                <text:p>0.00000801900462962963</text:p>
              </table:table-cell>
              <table:table-cell office:value-type="float" office:value="0.0000100727546296296">
                <text:p>0.0000100727546296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">
                <text:p>136</text:p>
              </table:table-cell>
              <table:table-cell office:value-type="float" office:value="0.00108454548611111">
                <text:p>0.00108454548611111</text:p>
              </table:table-cell>
              <table:table-cell office:value-type="float" office:value="0.00000599409722222222">
                <text:p>0.00000599409722222222</text:p>
              </table:table-cell>
              <table:table-cell office:value-type="float" office:value="0.00000991462962962963">
                <text:p>0.00000991462962962963</text:p>
              </table:table-cell>
              <table:table-cell office:value-type="float" office:value="0.0000058675">
                <text:p>0.0000058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">
                <text:p>137</text:p>
              </table:table-cell>
              <table:table-cell office:value-type="float" office:value="0.0000616471527777778">
                <text:p>0.0000616471527777778</text:p>
              </table:table-cell>
              <table:table-cell office:value-type="float" office:value="0.00000717554398148148">
                <text:p>0.00000717554398148148</text:p>
              </table:table-cell>
              <table:table-cell office:value-type="float" office:value="0.00000859394675925926">
                <text:p>0.00000859394675925926</text:p>
              </table:table-cell>
              <table:table-cell office:value-type="float" office:value="0.00000687184027777778">
                <text:p>0.00000687184027777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">
                <text:p>138</text:p>
              </table:table-cell>
              <table:table-cell office:value-type="float" office:value="0.00000995655092592593">
                <text:p>0.00000995655092592593</text:p>
              </table:table-cell>
              <table:table-cell office:value-type="float" office:value="0.00000188396990740741">
                <text:p>0.00000188396990740741</text:p>
              </table:table-cell>
              <table:table-cell office:value-type="float" office:value="0.00000320325231481481">
                <text:p>0.00000320325231481481</text:p>
              </table:table-cell>
              <table:table-cell office:value-type="float" office:value="0.00000371591435185185">
                <text:p>0.00000371591435185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">
                <text:p>139</text:p>
              </table:table-cell>
              <table:table-cell office:value-type="float" office:value="0.000342216273148148">
                <text:p>0.000342216273148148</text:p>
              </table:table-cell>
              <table:table-cell office:value-type="float" office:value="0.00000334090277777778">
                <text:p>0.00000334090277777778</text:p>
              </table:table-cell>
              <table:table-cell office:value-type="float" office:value="0.00000225078703703704">
                <text:p>0.00000225078703703704</text:p>
              </table:table-cell>
              <table:table-cell office:value-type="float" office:value="0.00000449898148148148">
                <text:p>0.00000449898148148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">
                <text:p>140</text:p>
              </table:table-cell>
              <table:table-cell office:value-type="float" office:value="0.00000459695601851852">
                <text:p>0.00000459695601851852</text:p>
              </table:table-cell>
              <table:table-cell office:value-type="float" office:value="0.00000117070601851852">
                <text:p>0.00000117070601851852</text:p>
              </table:table-cell>
              <table:table-cell office:value-type="float" office:value="0.00000167365740740741">
                <text:p>0.00000167365740740741</text:p>
              </table:table-cell>
              <table:table-cell office:value-type="float" office:value="0.00000173288194444444">
                <text:p>0.00000173288194444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1">
                <text:p>141</text:p>
              </table:table-cell>
              <table:table-cell office:value-type="float" office:value="0.0095137921412037">
                <text:p>0.0095137921412037</text:p>
              </table:table-cell>
              <table:table-cell office:value-type="float" office:value="0.0000166581712962963">
                <text:p>0.0000166581712962963</text:p>
              </table:table-cell>
              <table:table-cell office:value-type="float" office:value="0.000124496099537037">
                <text:p>0.000124496099537037</text:p>
              </table:table-cell>
              <table:table-cell office:value-type="float" office:value="0.000023673599537037">
                <text:p>0.0000236735995370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">
                <text:p>142</text:p>
              </table:table-cell>
              <table:table-cell office:value-type="float" office:value="0.0000891761226851852">
                <text:p>0.0000891761226851852</text:p>
              </table:table-cell>
              <table:table-cell office:value-type="float" office:value="0.00000358071759259259">
                <text:p>0.00000358071759259259</text:p>
              </table:table-cell>
              <table:table-cell office:value-type="float" office:value="0.0000149996296296296">
                <text:p>0.0000149996296296296</text:p>
              </table:table-cell>
              <table:table-cell office:value-type="float" office:value="0.000007319375">
                <text:p>0.00000731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3">
                <text:p>143</text:p>
              </table:table-cell>
              <table:table-cell office:value-type="float" office:value="0.0000834357523148148">
                <text:p>0.0000834357523148148</text:p>
              </table:table-cell>
              <table:table-cell office:value-type="float" office:value="0.00000416914351851852">
                <text:p>0.00000416914351851852</text:p>
              </table:table-cell>
              <table:table-cell office:value-type="float" office:value="0.000000483229166666667">
                <text:p>0.000000483229166666667</text:p>
              </table:table-cell>
              <table:table-cell office:value-type="float" office:value="0.00000396671296296296">
                <text:p>0.00000396671296296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">
                <text:p>144</text:p>
              </table:table-cell>
              <table:table-cell office:value-type="float" office:value="0.00000474415509259259">
                <text:p>0.00000474415509259259</text:p>
              </table:table-cell>
              <table:table-cell office:value-type="float" office:value="0.00000106082175925926">
                <text:p>0.00000106082175925926</text:p>
              </table:table-cell>
              <table:table-cell office:value-type="float" office:value="0.00000190210648148148">
                <text:p>0.00000190210648148148</text:p>
              </table:table-cell>
              <table:table-cell office:value-type="float" office:value="0.00000105126157407407">
                <text:p>0.00000105126157407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0.000017216099537037">
                <text:p>0.000017216099537037</text:p>
              </table:table-cell>
              <table:table-cell office:value-type="float" office:value="0.00000408657407407407">
                <text:p>0.00000408657407407407</text:p>
              </table:table-cell>
              <table:table-cell office:value-type="float" office:value="0.00000205982638888889">
                <text:p>0.00000205982638888889</text:p>
              </table:table-cell>
              <table:table-cell office:value-type="float" office:value="0.0000027015625">
                <text:p>0.00000270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">
                <text:p>146</text:p>
              </table:table-cell>
              <table:table-cell office:value-type="float" office:value="0.00322249645833333">
                <text:p>0.00322249645833333</text:p>
              </table:table-cell>
              <table:table-cell office:value-type="float" office:value="0.0000449599884259259">
                <text:p>0.0000449599884259259</text:p>
              </table:table-cell>
              <table:table-cell office:value-type="float" office:value="0.0000573833796296296">
                <text:p>0.0000573833796296296</text:p>
              </table:table-cell>
              <table:table-cell office:value-type="float" office:value="0.0000132192824074074">
                <text:p>0.0000132192824074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">
                <text:p>147</text:p>
              </table:table-cell>
              <table:table-cell office:value-type="float" office:value="0.000194291921296296">
                <text:p>0.000194291921296296</text:p>
              </table:table-cell>
              <table:table-cell office:value-type="float" office:value="0.000010753599537037">
                <text:p>0.000010753599537037</text:p>
              </table:table-cell>
              <table:table-cell office:value-type="float" office:value="0.00000961646990740741">
                <text:p>0.00000961646990740741</text:p>
              </table:table-cell>
              <table:table-cell office:value-type="float" office:value="0.000012788287037037">
                <text:p>0.0000127882870370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">
                <text:p>148</text:p>
              </table:table-cell>
              <table:table-cell office:value-type="float" office:value="0.00000789070601851852">
                <text:p>0.00000789070601851852</text:p>
              </table:table-cell>
              <table:table-cell office:value-type="float" office:value="0.00000110038194444444">
                <text:p>0.00000110038194444444</text:p>
              </table:table-cell>
              <table:table-cell office:value-type="float" office:value="0.00000153818287037037">
                <text:p>0.00000153818287037037</text:p>
              </table:table-cell>
              <table:table-cell office:value-type="float" office:value="0.00000353422453703704">
                <text:p>0.000003534224537037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">
                <text:p>149</text:p>
              </table:table-cell>
              <table:table-cell office:value-type="float" office:value="0.000168373842592593">
                <text:p>0.000168373842592593</text:p>
              </table:table-cell>
              <table:table-cell office:value-type="float" office:value="0.0000132711574074074">
                <text:p>0.0000132711574074074</text:p>
              </table:table-cell>
              <table:table-cell office:value-type="float" office:value="0.0000108413657407407">
                <text:p>0.0000108413657407407</text:p>
              </table:table-cell>
              <table:table-cell office:value-type="float" office:value="0.0000129518981481481">
                <text:p>0.00001295189814814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0.00212030548611111">
                <text:p>0.00212030548611111</text:p>
              </table:table-cell>
              <table:table-cell office:value-type="float" office:value="0.0000328767939814815">
                <text:p>0.0000328767939814815</text:p>
              </table:table-cell>
              <table:table-cell office:value-type="float" office:value="0.0000433602314814815">
                <text:p>0.0000433602314814815</text:p>
              </table:table-cell>
              <table:table-cell office:value-type="float" office:value="0.00000937158564814815">
                <text:p>0.00000937158564814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1">
                <text:p>151</text:p>
              </table:table-cell>
              <table:table-cell office:value-type="float" office:value="0.000258043310185185">
                <text:p>0.000258043310185185</text:p>
              </table:table-cell>
              <table:table-cell office:value-type="float" office:value="0.00000168490740740741">
                <text:p>0.00000168490740740741</text:p>
              </table:table-cell>
              <table:table-cell office:value-type="float" office:value="0.000000695150462962963">
                <text:p>0.000000695150462962963</text:p>
              </table:table-cell>
              <table:table-cell office:value-type="float" office:value="0.00000205335648148148">
                <text:p>0.00000205335648148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2">
                <text:p>152</text:p>
              </table:table-cell>
              <table:table-cell office:value-type="float" office:value="0.0000229993518518518">
                <text:p>0.0000229993518518518</text:p>
              </table:table-cell>
              <table:table-cell office:value-type="float" office:value="0.0000012296875">
                <text:p>0.0000012296875</text:p>
              </table:table-cell>
              <table:table-cell office:value-type="float" office:value="0.00000134144675925926">
                <text:p>0.00000134144675925926</text:p>
              </table:table-cell>
              <table:table-cell office:value-type="float" office:value="0.0000035793287037037">
                <text:p>0.0000035793287037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3">
                <text:p>153</text:p>
              </table:table-cell>
              <table:table-cell office:value-type="float" office:value="0.00000209431712962963">
                <text:p>0.00000209431712962963</text:p>
              </table:table-cell>
              <table:table-cell office:value-type="float" office:value="0.000000253125">
                <text:p>0.000000253125</text:p>
              </table:table-cell>
              <table:table-cell office:value-type="float" office:value="0.00000410173611111111">
                <text:p>0.00000410173611111111</text:p>
              </table:table-cell>
              <table:table-cell office:value-type="float" office:value="0.000000277106481481481">
                <text:p>0.000000277106481481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">
                <text:p>154</text:p>
              </table:table-cell>
              <table:table-cell office:value-type="float" office:value="0.00000587659722222222">
                <text:p>0.00000587659722222222</text:p>
              </table:table-cell>
              <table:table-cell office:value-type="float" office:value="0.00000161048611111111">
                <text:p>0.00000161048611111111</text:p>
              </table:table-cell>
              <table:table-cell office:value-type="float" office:value="0.00000143427083333333">
                <text:p>0.00000143427083333333</text:p>
              </table:table-cell>
              <table:table-cell office:value-type="float" office:value="0.00000110829861111111">
                <text:p>0.00000110829861111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">
                <text:p>155</text:p>
              </table:table-cell>
              <table:table-cell office:value-type="float" office:value="0.00021628443287037">
                <text:p>0.00021628443287037</text:p>
              </table:table-cell>
              <table:table-cell office:value-type="float" office:value="0.00000156726851851852">
                <text:p>0.00000156726851851852</text:p>
              </table:table-cell>
              <table:table-cell office:value-type="float" office:value="0.00000144263888888889">
                <text:p>0.00000144263888888889</text:p>
              </table:table-cell>
              <table:table-cell office:value-type="float" office:value="0.0000012640625">
                <text:p>0.000001264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">
                <text:p>156</text:p>
              </table:table-cell>
              <table:table-cell office:value-type="float" office:value="0.00000721243055555556">
                <text:p>0.00000721243055555556</text:p>
              </table:table-cell>
              <table:table-cell office:value-type="float" office:value="0.00000327582175925926">
                <text:p>0.00000327582175925926</text:p>
              </table:table-cell>
              <table:table-cell office:value-type="float" office:value="0.00000245832175925926">
                <text:p>0.00000245832175925926</text:p>
              </table:table-cell>
              <table:table-cell office:value-type="float" office:value="0.00000219825231481481">
                <text:p>0.00000219825231481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  <table:table-cell office:value-type="float" office:value="0.0000615451157407407">
                <text:p>0.0000615451157407407</text:p>
              </table:table-cell>
              <table:table-cell office:value-type="float" office:value="0.00000171769675925926">
                <text:p>0.00000171769675925926</text:p>
              </table:table-cell>
              <table:table-cell office:value-type="float" office:value="0.00000445185185185185">
                <text:p>0.00000445185185185185</text:p>
              </table:table-cell>
              <table:table-cell office:value-type="float" office:value="0.00000576775462962963">
                <text:p>0.000005767754629629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">
                <text:p>158</text:p>
              </table:table-cell>
              <table:table-cell office:value-type="float" office:value="0.0000979331365740741">
                <text:p>0.0000979331365740741</text:p>
              </table:table-cell>
              <table:table-cell office:value-type="float" office:value="0.000000272037037037037">
                <text:p>0.000000272037037037037</text:p>
              </table:table-cell>
              <table:table-cell office:value-type="float" office:value="0.000000206539351851852">
                <text:p>0.000000206539351851852</text:p>
              </table:table-cell>
              <table:table-cell office:value-type="float" office:value="0.00000253600694444444">
                <text:p>0.000002536006944444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">
                <text:p>159</text:p>
              </table:table-cell>
              <table:table-cell office:value-type="float" office:value="0.000009044375">
                <text:p>0.000009044375</text:p>
              </table:table-cell>
              <table:table-cell office:value-type="float" office:value="0.00000129548611111111">
                <text:p>0.00000129548611111111</text:p>
              </table:table-cell>
              <table:table-cell office:value-type="float" office:value="0.00000156503472222222">
                <text:p>0.00000156503472222222</text:p>
              </table:table-cell>
              <table:table-cell office:value-type="float" office:value="0.00000131225694444444">
                <text:p>0.00000131225694444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  <table:table-cell office:value-type="float" office:value="0.00000592350694444444">
                <text:p>0.00000592350694444444</text:p>
              </table:table-cell>
              <table:table-cell office:value-type="float" office:value="0.00000987482638888889">
                <text:p>0.00000987482638888889</text:p>
              </table:table-cell>
              <table:table-cell office:value-type="float" office:value="0.00000654797453703704">
                <text:p>0.00000654797453703704</text:p>
              </table:table-cell>
              <table:table-cell office:value-type="float" office:value="0.00000900597222222222">
                <text:p>0.000009005972222222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1">
                <text:p>161</text:p>
              </table:table-cell>
              <table:table-cell office:value-type="float" office:value="0.00000525209490740741">
                <text:p>0.00000525209490740741</text:p>
              </table:table-cell>
              <table:table-cell office:value-type="float" office:value="0.00000463440972222222">
                <text:p>0.00000463440972222222</text:p>
              </table:table-cell>
              <table:table-cell office:value-type="float" office:value="0.00000657243055555556">
                <text:p>0.00000657243055555556</text:p>
              </table:table-cell>
              <table:table-cell office:value-type="float" office:value="0.00000477354166666667">
                <text:p>0.000004773541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">
                <text:p>162</text:p>
              </table:table-cell>
              <table:table-cell office:value-type="float" office:value="0.00106571142361111">
                <text:p>0.00106571142361111</text:p>
              </table:table-cell>
              <table:table-cell office:value-type="float" office:value="0.00000357357638888889">
                <text:p>0.00000357357638888889</text:p>
              </table:table-cell>
              <table:table-cell office:value-type="float" office:value="0.00000954210648148148">
                <text:p>0.00000954210648148148</text:p>
              </table:table-cell>
              <table:table-cell office:value-type="float" office:value="0.00000356939814814815">
                <text:p>0.00000356939814814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">
                <text:p>163</text:p>
              </table:table-cell>
              <table:table-cell office:value-type="float" office:value="0.0000295105324074074">
                <text:p>0.0000295105324074074</text:p>
              </table:table-cell>
              <table:table-cell office:value-type="float" office:value="0.00000112755787037037">
                <text:p>0.00000112755787037037</text:p>
              </table:table-cell>
              <table:table-cell office:value-type="float" office:value="0.000000167685185185185">
                <text:p>0.000000167685185185185</text:p>
              </table:table-cell>
              <table:table-cell office:value-type="float" office:value="0.00000672033564814815">
                <text:p>0.000006720335648148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">
                <text:p>164</text:p>
              </table:table-cell>
              <table:table-cell office:value-type="float" office:value="0.000400368912037037">
                <text:p>0.000400368912037037</text:p>
              </table:table-cell>
              <table:table-cell office:value-type="float" office:value="0.00000562420138888889">
                <text:p>0.00000562420138888889</text:p>
              </table:table-cell>
              <table:table-cell office:value-type="float" office:value="0.0000067637962962963">
                <text:p>0.0000067637962962963</text:p>
              </table:table-cell>
              <table:table-cell office:value-type="float" office:value="0.00000299686342592593">
                <text:p>0.00000299686342592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">
                <text:p>165</text:p>
              </table:table-cell>
              <table:table-cell office:value-type="float" office:value="0.000000391967592592593">
                <text:p>0.000000391967592592593</text:p>
              </table:table-cell>
              <table:table-cell office:value-type="float" office:value="0.000000438668981481481">
                <text:p>0.000000438668981481481</text:p>
              </table:table-cell>
              <table:table-cell office:value-type="float" office:value="0.00000323355324074074">
                <text:p>0.00000323355324074074</text:p>
              </table:table-cell>
              <table:table-cell office:value-type="float" office:value="0.0000020478587962963">
                <text:p>0.00000204785879629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0.000292661342592593">
                <text:p>0.000292661342592593</text:p>
              </table:table-cell>
              <table:table-cell office:value-type="float" office:value="0.00000205894675925926">
                <text:p>0.00000205894675925926</text:p>
              </table:table-cell>
              <table:table-cell office:value-type="float" office:value="0.00000322603009259259">
                <text:p>0.00000322603009259259</text:p>
              </table:table-cell>
              <table:table-cell office:value-type="float" office:value="0.00000120751157407407">
                <text:p>0.000001207511574074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7">
                <text:p>167</text:p>
              </table:table-cell>
              <table:table-cell office:value-type="float" office:value="0.000015598900462963">
                <text:p>0.000015598900462963</text:p>
              </table:table-cell>
              <table:table-cell office:value-type="float" office:value="0.00000462670138888889">
                <text:p>0.00000462670138888889</text:p>
              </table:table-cell>
              <table:table-cell office:value-type="float" office:value="0.00000456408564814815">
                <text:p>0.00000456408564814815</text:p>
              </table:table-cell>
              <table:table-cell office:value-type="float" office:value="0.00000774696759259259">
                <text:p>0.00000774696759259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">
                <text:p>168</text:p>
              </table:table-cell>
              <table:table-cell office:value-type="float" office:value="0.00000698210648148148">
                <text:p>0.00000698210648148148</text:p>
              </table:table-cell>
              <table:table-cell office:value-type="float" office:value="0.00000994327546296296">
                <text:p>0.00000994327546296296</text:p>
              </table:table-cell>
              <table:table-cell office:value-type="float" office:value="0.0000104963657407407">
                <text:p>0.0000104963657407407</text:p>
              </table:table-cell>
              <table:table-cell office:value-type="float" office:value="0.0000050653125">
                <text:p>0.000005065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">
                <text:p>169</text:p>
              </table:table-cell>
              <table:table-cell office:value-type="float" office:value="0.0000340209606481481">
                <text:p>0.0000340209606481481</text:p>
              </table:table-cell>
              <table:table-cell office:value-type="float" office:value="0.0000029184837962963">
                <text:p>0.0000029184837962963</text:p>
              </table:table-cell>
              <table:table-cell office:value-type="float" office:value="0.00000185644675925926">
                <text:p>0.00000185644675925926</text:p>
              </table:table-cell>
              <table:table-cell office:value-type="float" office:value="0.00000271394675925926">
                <text:p>0.000002713946759259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0">
                <text:p>170</text:p>
              </table:table-cell>
              <table:table-cell office:value-type="float" office:value="0.000142183530092593">
                <text:p>0.000142183530092593</text:p>
              </table:table-cell>
              <table:table-cell office:value-type="float" office:value="0.00000231277777777778">
                <text:p>0.00000231277777777778</text:p>
              </table:table-cell>
              <table:table-cell office:value-type="float" office:value="0.00000204846064814815">
                <text:p>0.00000204846064814815</text:p>
              </table:table-cell>
              <table:table-cell office:value-type="float" office:value="0.000000989849537037037">
                <text:p>0.0000009898495370370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1">
                <text:p>171</text:p>
              </table:table-cell>
              <table:table-cell office:value-type="float" office:value="0.00753691494212963">
                <text:p>0.00753691494212963</text:p>
              </table:table-cell>
              <table:table-cell office:value-type="float" office:value="0.0000226630324074074">
                <text:p>0.0000226630324074074</text:p>
              </table:table-cell>
              <table:table-cell office:value-type="float" office:value="0.00000897253472222222">
                <text:p>0.00000897253472222222</text:p>
              </table:table-cell>
              <table:table-cell office:value-type="float" office:value="0.0000267357986111111">
                <text:p>0.0000267357986111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">
                <text:p>172</text:p>
              </table:table-cell>
              <table:table-cell office:value-type="float" office:value="0.0000329961342592593">
                <text:p>0.0000329961342592593</text:p>
              </table:table-cell>
              <table:table-cell office:value-type="float" office:value="0.000000679027777777778">
                <text:p>0.000000679027777777778</text:p>
              </table:table-cell>
              <table:table-cell office:value-type="float" office:value="0.000000889479166666667">
                <text:p>0.000000889479166666667</text:p>
              </table:table-cell>
              <table:table-cell office:value-type="float" office:value="0.00000164826388888889">
                <text:p>0.000001648263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3">
                <text:p>173</text:p>
              </table:table-cell>
              <table:table-cell office:value-type="float" office:value="0.000183630173611111">
                <text:p>0.000183630173611111</text:p>
              </table:table-cell>
              <table:table-cell office:value-type="float" office:value="0.00000344508101851852">
                <text:p>0.00000344508101851852</text:p>
              </table:table-cell>
              <table:table-cell office:value-type="float" office:value="0.00000636780092592593">
                <text:p>0.00000636780092592593</text:p>
              </table:table-cell>
              <table:table-cell office:value-type="float" office:value="0.00000547159722222222">
                <text:p>0.0000054715972222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">
                <text:p>174</text:p>
              </table:table-cell>
              <table:table-cell office:value-type="float" office:value="0.00000763474537037037">
                <text:p>0.00000763474537037037</text:p>
              </table:table-cell>
              <table:table-cell office:value-type="float" office:value="0.00000711354166666667">
                <text:p>0.00000711354166666667</text:p>
              </table:table-cell>
              <table:table-cell office:value-type="float" office:value="0.00000413943287037037">
                <text:p>0.00000413943287037037</text:p>
              </table:table-cell>
              <table:table-cell office:value-type="float" office:value="0.0000085544212962963">
                <text:p>0.00000855442129629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">
                <text:p>175</text:p>
              </table:table-cell>
              <table:table-cell office:value-type="float" office:value="0.0000194165856481481">
                <text:p>0.0000194165856481481</text:p>
              </table:table-cell>
              <table:table-cell office:value-type="float" office:value="0.00000141633101851852">
                <text:p>0.00000141633101851852</text:p>
              </table:table-cell>
              <table:table-cell office:value-type="float" office:value="0.00000230488425925926">
                <text:p>0.00000230488425925926</text:p>
              </table:table-cell>
              <table:table-cell office:value-type="float" office:value="0.00000156711805555556">
                <text:p>0.00000156711805555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6">
                <text:p>176</text:p>
              </table:table-cell>
              <table:table-cell office:value-type="float" office:value="0.000306802222222222">
                <text:p>0.000306802222222222</text:p>
              </table:table-cell>
              <table:table-cell office:value-type="float" office:value="0.00000389290509259259">
                <text:p>0.00000389290509259259</text:p>
              </table:table-cell>
              <table:table-cell office:value-type="float" office:value="0.00000389443287037037">
                <text:p>0.00000389443287037037</text:p>
              </table:table-cell>
              <table:table-cell office:value-type="float" office:value="0.00000848744212962963">
                <text:p>0.000008487442129629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7">
                <text:p>177</text:p>
              </table:table-cell>
              <table:table-cell office:value-type="float" office:value="0.00000723560185185185">
                <text:p>0.00000723560185185185</text:p>
              </table:table-cell>
              <table:table-cell office:value-type="float" office:value="0.00000902706018518519">
                <text:p>0.00000902706018518519</text:p>
              </table:table-cell>
              <table:table-cell office:value-type="float" office:value="0.0000114414236111111">
                <text:p>0.0000114414236111111</text:p>
              </table:table-cell>
              <table:table-cell office:value-type="float" office:value="0.00000189482638888889">
                <text:p>0.0000018948263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">
                <text:p>178</text:p>
              </table:table-cell>
              <table:table-cell office:value-type="float" office:value="0.00019150912037037">
                <text:p>0.00019150912037037</text:p>
              </table:table-cell>
              <table:table-cell office:value-type="float" office:value="0.000000283611111111111">
                <text:p>0.000000283611111111111</text:p>
              </table:table-cell>
              <table:table-cell office:value-type="float" office:value="0.000000372581018518518">
                <text:p>0.000000372581018518518</text:p>
              </table:table-cell>
              <table:table-cell office:value-type="float" office:value="0.000000369826388888889">
                <text:p>0.000000369826388888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9">
                <text:p>179</text:p>
              </table:table-cell>
              <table:table-cell office:value-type="float" office:value="0.0000103760648148148">
                <text:p>0.0000103760648148148</text:p>
              </table:table-cell>
              <table:table-cell office:value-type="float" office:value="0.00000443903935185185">
                <text:p>0.00000443903935185185</text:p>
              </table:table-cell>
              <table:table-cell office:value-type="float" office:value="0.0000105601157407407">
                <text:p>0.0000105601157407407</text:p>
              </table:table-cell>
              <table:table-cell office:value-type="float" office:value="0.00000476513888888889">
                <text:p>0.000004765138888888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0.0000230789930555555">
                <text:p>0.0000230789930555555</text:p>
              </table:table-cell>
              <table:table-cell office:value-type="float" office:value="0.00000104017361111111">
                <text:p>0.00000104017361111111</text:p>
              </table:table-cell>
              <table:table-cell office:value-type="float" office:value="0.0000011375462962963">
                <text:p>0.0000011375462962963</text:p>
              </table:table-cell>
              <table:table-cell office:value-type="float" office:value="0.00000146773148148148">
                <text:p>0.00000146773148148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1">
                <text:p>181</text:p>
              </table:table-cell>
              <table:table-cell office:value-type="float" office:value="0.000000433402777777778">
                <text:p>0.000000433402777777778</text:p>
              </table:table-cell>
              <table:table-cell office:value-type="float" office:value="0.0000051915625">
                <text:p>0.0000051915625</text:p>
              </table:table-cell>
              <table:table-cell office:value-type="float" office:value="0.000000568078703703704">
                <text:p>0.000000568078703703704</text:p>
              </table:table-cell>
              <table:table-cell office:value-type="float" office:value="0.00000650030092592593">
                <text:p>0.00000650030092592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2">
                <text:p>182</text:p>
              </table:table-cell>
              <table:table-cell office:value-type="float" office:value="0.0000427477199074074">
                <text:p>0.0000427477199074074</text:p>
              </table:table-cell>
              <table:table-cell office:value-type="float" office:value="0.00000200471064814815">
                <text:p>0.00000200471064814815</text:p>
              </table:table-cell>
              <table:table-cell office:value-type="float" office:value="0.00000203509259259259">
                <text:p>0.00000203509259259259</text:p>
              </table:table-cell>
              <table:table-cell office:value-type="float" office:value="0.00000205400462962963">
                <text:p>0.00000205400462962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">
                <text:p>183</text:p>
              </table:table-cell>
              <table:table-cell office:value-type="float" office:value="0.000251925671296296">
                <text:p>0.000251925671296296</text:p>
              </table:table-cell>
              <table:table-cell office:value-type="float" office:value="0.0000038146875">
                <text:p>0.0000038146875</text:p>
              </table:table-cell>
              <table:table-cell office:value-type="float" office:value="0.0000209000810185185">
                <text:p>0.0000209000810185185</text:p>
              </table:table-cell>
              <table:table-cell office:value-type="float" office:value="0.00000456018518518519">
                <text:p>0.000004560185185185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4">
                <text:p>184</text:p>
              </table:table-cell>
              <table:table-cell office:value-type="float" office:value="0.0000470096064814815">
                <text:p>0.0000470096064814815</text:p>
              </table:table-cell>
              <table:table-cell office:value-type="float" office:value="0.0000120720486111111">
                <text:p>0.0000120720486111111</text:p>
              </table:table-cell>
              <table:table-cell office:value-type="float" office:value="0.0000253128240740741">
                <text:p>0.0000253128240740741</text:p>
              </table:table-cell>
              <table:table-cell office:value-type="float" office:value="0.0000130127546296296">
                <text:p>0.00001301275462962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5">
                <text:p>185</text:p>
              </table:table-cell>
              <table:table-cell office:value-type="float" office:value="0.0000154866319444444">
                <text:p>0.0000154866319444444</text:p>
              </table:table-cell>
              <table:table-cell office:value-type="float" office:value="0.00000319302083333333">
                <text:p>0.00000319302083333333</text:p>
              </table:table-cell>
              <table:table-cell office:value-type="float" office:value="0.00000375310185185185">
                <text:p>0.00000375310185185185</text:p>
              </table:table-cell>
              <table:table-cell office:value-type="float" office:value="0.00000368774305555556">
                <text:p>0.000003687743055555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6">
                <text:p>186</text:p>
              </table:table-cell>
              <table:table-cell office:value-type="float" office:value="0.00000197140046296296">
                <text:p>0.00000197140046296296</text:p>
              </table:table-cell>
              <table:table-cell office:value-type="float" office:value="0.000000239953703703704">
                <text:p>0.000000239953703703704</text:p>
              </table:table-cell>
              <table:table-cell office:value-type="float" office:value="0.00000114403935185185">
                <text:p>0.00000114403935185185</text:p>
              </table:table-cell>
              <table:table-cell office:value-type="float" office:value="0.000000488993055555556">
                <text:p>0.000000488993055555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7">
                <text:p>187</text:p>
              </table:table-cell>
              <table:table-cell office:value-type="float" office:value="0.0000507347685185185">
                <text:p>0.0000507347685185185</text:p>
              </table:table-cell>
              <table:table-cell office:value-type="float" office:value="0.00000203247685185185">
                <text:p>0.00000203247685185185</text:p>
              </table:table-cell>
              <table:table-cell office:value-type="float" office:value="0.00000554732638888889">
                <text:p>0.00000554732638888889</text:p>
              </table:table-cell>
              <table:table-cell office:value-type="float" office:value="0.00000292671296296296">
                <text:p>0.00000292671296296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8">
                <text:p>188</text:p>
              </table:table-cell>
              <table:table-cell office:value-type="float" office:value="0.0000105140162037037">
                <text:p>0.0000105140162037037</text:p>
              </table:table-cell>
              <table:table-cell office:value-type="float" office:value="0.000000956712962962963">
                <text:p>0.000000956712962962963</text:p>
              </table:table-cell>
              <table:table-cell office:value-type="float" office:value="0.000000308784722222222">
                <text:p>0.000000308784722222222</text:p>
              </table:table-cell>
              <table:table-cell office:value-type="float" office:value="0.00000101802083333333">
                <text:p>0.0000010180208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9">
                <text:p>189</text:p>
              </table:table-cell>
              <table:table-cell office:value-type="float" office:value="0.00116840857638889">
                <text:p>0.00116840857638889</text:p>
              </table:table-cell>
              <table:table-cell office:value-type="float" office:value="0.00000393248842592593">
                <text:p>0.00000393248842592593</text:p>
              </table:table-cell>
              <table:table-cell office:value-type="float" office:value="0.00000337006944444444">
                <text:p>0.00000337006944444444</text:p>
              </table:table-cell>
              <table:table-cell office:value-type="float" office:value="0.00000400732638888889">
                <text:p>0.00000400732638888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0">
                <text:p>190</text:p>
              </table:table-cell>
              <table:table-cell office:value-type="float" office:value="0.000000146284722222222">
                <text:p>0.000000146284722222222</text:p>
              </table:table-cell>
              <table:table-cell office:value-type="float" office:value="0.000000454178240740741">
                <text:p>0.000000454178240740741</text:p>
              </table:table-cell>
              <table:table-cell office:value-type="float" office:value="0.000000569537037037037">
                <text:p>0.000000569537037037037</text:p>
              </table:table-cell>
              <table:table-cell office:value-type="float" office:value="0.000000808900462962963">
                <text:p>0.0000008089004629629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">
                <text:p>191</text:p>
              </table:table-cell>
              <table:table-cell office:value-type="float" office:value="0.00000579920138888889">
                <text:p>0.00000579920138888889</text:p>
              </table:table-cell>
              <table:table-cell office:value-type="float" office:value="0.00000167809027777778">
                <text:p>0.00000167809027777778</text:p>
              </table:table-cell>
              <table:table-cell office:value-type="float" office:value="0.0000011028587962963">
                <text:p>0.0000011028587962963</text:p>
              </table:table-cell>
              <table:table-cell office:value-type="float" office:value="0.00000204893518518519">
                <text:p>0.00000204893518518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2">
                <text:p>192</text:p>
              </table:table-cell>
              <table:table-cell office:value-type="float" office:value="0.0000115753472222222">
                <text:p>0.0000115753472222222</text:p>
              </table:table-cell>
              <table:table-cell office:value-type="float" office:value="0.00000127398148148148">
                <text:p>0.00000127398148148148</text:p>
              </table:table-cell>
              <table:table-cell office:value-type="float" office:value="0.000001295">
                <text:p>0.000001295</text:p>
              </table:table-cell>
              <table:table-cell office:value-type="float" office:value="0.00000132037037037037">
                <text:p>0.00000132037037037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3">
                <text:p>193</text:p>
              </table:table-cell>
              <table:table-cell office:value-type="float" office:value="0.0000637878587962963">
                <text:p>0.0000637878587962963</text:p>
              </table:table-cell>
              <table:table-cell office:value-type="float" office:value="0.00000171829861111111">
                <text:p>0.00000171829861111111</text:p>
              </table:table-cell>
              <table:table-cell office:value-type="float" office:value="0.00000211228009259259">
                <text:p>0.00000211228009259259</text:p>
              </table:table-cell>
              <table:table-cell office:value-type="float" office:value="0.00000190261574074074">
                <text:p>0.000001902615740740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4">
                <text:p>194</text:p>
              </table:table-cell>
              <table:table-cell office:value-type="float" office:value="0.000272536018518519">
                <text:p>0.000272536018518519</text:p>
              </table:table-cell>
              <table:table-cell office:value-type="float" office:value="0.000000963935185185185">
                <text:p>0.000000963935185185185</text:p>
              </table:table-cell>
              <table:table-cell office:value-type="float" office:value="0.000000953634259259259">
                <text:p>0.000000953634259259259</text:p>
              </table:table-cell>
              <table:table-cell office:value-type="float" office:value="0.0000020302662037037">
                <text:p>0.00000203026620370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5">
                <text:p>195</text:p>
              </table:table-cell>
              <table:table-cell office:value-type="float" office:value="0.000752666469907407">
                <text:p>0.000752666469907407</text:p>
              </table:table-cell>
              <table:table-cell office:value-type="float" office:value="0.0000125280555555556">
                <text:p>0.0000125280555555556</text:p>
              </table:table-cell>
              <table:table-cell office:value-type="float" office:value="0.0000117634837962963">
                <text:p>0.0000117634837962963</text:p>
              </table:table-cell>
              <table:table-cell office:value-type="float" office:value="0.0000114161458333333">
                <text:p>0.0000114161458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118">
      <number:minutes number:style="long"/>
      <number:text>:</number:text>
      <number:seconds number:style="long" number:decimal-places="6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="dash" draw:stroke-dash="Ultrafine_20_Dashed" svg:stroke-color="#b3b3b3"/>
    </style:style>
    <style:style style:name="ch11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184cm" svg:height="7.167cm" chart:class="chart:scatter" chart:style-name="ch1">
        <chart:title svg:x="2.657cm" svg:y="0.144cm" chart:style-name="ch2">
          <text:p>Compración de Implementaciones CSP: Tiempo</text:p>
        </chart:title>
        <chart:legend chart:legend-position="bottom" svg:x="3.538cm" svg:y="6.142cm" chart:style-name="ch3"/>
        <chart:plot-area chart:style-name="ch4" table:cell-range-address="Sheet1.A4:Sheet1.A103 Sheet1.C3:Sheet1.C103 Sheet1.E3:Sheet1.E103 Sheet1.G3:Sheet1.G103 Sheet1.I3:Sheet1.I103" chart:data-source-has-labels="row" svg:x="0.405cm" svg:y="0.79cm" svg:width="14.173cm" svg:height="5.268cm">
          <chart:axis chart:dimension="x" chart:name="primary-x" chart:style-name="ch5">
            <chart:title svg:x="7.234cm" svg:y="5.629cm" chart:style-name="ch6">
              <text:p>Tablero</text:p>
            </chart:title>
            <chart:grid chart:style-name="ch7" chart:class="major"/>
          </chart:axis>
          <chart:axis chart:dimension="y" chart:name="primary-y" chart:style-name="ch8">
            <chart:title svg:x="0.304cm" svg:y="3.681cm" chart:style-name="ch9">
              <text:p>Tiempo</text:p>
            </chart:title>
            <chart:grid chart:style-name="ch10" chart:class="major"/>
          </chart:axis>
          <chart:series chart:style-name="ch11" chart:values-cell-range-address="Sheet1.C4:Sheet1.C103" chart:label-cell-address="Sheet1.C3:Sheet1.C3" chart:class="chart:scatter">
            <chart:domain table:cell-range-address="Sheet1.A4:Sheet1.A103"/>
            <chart:data-point chart:repeated="100"/>
          </chart:series>
          <chart:series chart:style-name="ch12" chart:values-cell-range-address="Sheet1.E4:Sheet1.E103" chart:label-cell-address="Sheet1.E3:Sheet1.E3" chart:class="chart:scatter">
            <chart:data-point chart:repeated="100"/>
          </chart:series>
          <chart:series chart:style-name="ch13" chart:values-cell-range-address="Sheet1.G4:Sheet1.G103" chart:label-cell-address="Sheet1.G3:Sheet1.G3" chart:class="chart:scatter">
            <chart:data-point chart:repeated="100"/>
          </chart:series>
          <chart:series chart:style-name="ch14" chart:values-cell-range-address="Sheet1.I4:Sheet1.I103" chart:label-cell-address="Sheet1.I3:Sheet1.I3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3:Sheet1.C3">Sin optimizar</text:p>
              </table:table-cell>
              <table:table-cell office:value-type="string">
                <text:p text:id="Sheet1.E3:Sheet1.E3">MRV</text:p>
              </table:table-cell>
              <table:table-cell office:value-type="string">
                <text:p text:id="Sheet1.G3:Sheet1.G3">MRV + Menos Conflictivo</text:p>
              </table:table-cell>
              <table:table-cell office:value-type="string">
                <text:p text:id="Sheet1.I3:Sheet1.I3">MRV + Más Conflictiv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4:Sheet1.A103">1</text:p>
              </table:table-cell>
              <table:table-cell office:value-type="float" office:value="0.000000161712962962963">
                <text:p text:id="Sheet1.C4:Sheet1.C103">0.000000161712962962963</text:p>
              </table:table-cell>
              <table:table-cell office:value-type="float" office:value="0.000000137962962962963">
                <text:p text:id="Sheet1.E4:Sheet1.E103">0.000000137962962962963</text:p>
              </table:table-cell>
              <table:table-cell office:value-type="float" office:value="0.000000141377314814815">
                <text:p text:id="Sheet1.G4:Sheet1.G103">0.000000141377314814815</text:p>
              </table:table-cell>
              <table:table-cell office:value-type="float" office:value="0.000000176990740740741">
                <text:p text:id="Sheet1.I4:Sheet1.I103">0.0000001769907407407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00145138888888889">
                <text:p>0.000000145138888888889</text:p>
              </table:table-cell>
              <table:table-cell office:value-type="float" office:value="0.000000154143518518519">
                <text:p>0.000000154143518518519</text:p>
              </table:table-cell>
              <table:table-cell office:value-type="float" office:value="0.000000146377314814815">
                <text:p>0.000000146377314814815</text:p>
              </table:table-cell>
              <table:table-cell office:value-type="float" office:value="0.00000017">
                <text:p>0.00000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143194444444444">
                <text:p>0.000000143194444444444</text:p>
              </table:table-cell>
              <table:table-cell office:value-type="float" office:value="0.000000168576388888889">
                <text:p>0.000000168576388888889</text:p>
              </table:table-cell>
              <table:table-cell office:value-type="float" office:value="0.000000155219907407407">
                <text:p>0.000000155219907407407</text:p>
              </table:table-cell>
              <table:table-cell office:value-type="float" office:value="0.000000153009259259259">
                <text:p>0.000000153009259259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0177465277777778">
                <text:p>0.000000177465277777778</text:p>
              </table:table-cell>
              <table:table-cell office:value-type="float" office:value="0.000000206365740740741">
                <text:p>0.000000206365740740741</text:p>
              </table:table-cell>
              <table:table-cell office:value-type="float" office:value="0.000000181342592592593">
                <text:p>0.000000181342592592593</text:p>
              </table:table-cell>
              <table:table-cell office:value-type="float" office:value="0.000000200717592592593">
                <text:p>0.000000200717592592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144409722222222">
                <text:p>0.000000144409722222222</text:p>
              </table:table-cell>
              <table:table-cell office:value-type="float" office:value="0.000000147951388888889">
                <text:p>0.000000147951388888889</text:p>
              </table:table-cell>
              <table:table-cell office:value-type="float" office:value="0.000000144664351851852">
                <text:p>0.000000144664351851852</text:p>
              </table:table-cell>
              <table:table-cell office:value-type="float" office:value="0.000000155740740740741">
                <text:p>0.000000155740740740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142488425925926">
                <text:p>0.000000142488425925926</text:p>
              </table:table-cell>
              <table:table-cell office:value-type="float" office:value="0.000000140821759259259">
                <text:p>0.000000140821759259259</text:p>
              </table:table-cell>
              <table:table-cell office:value-type="float" office:value="0.000000151493055555556">
                <text:p>0.000000151493055555556</text:p>
              </table:table-cell>
              <table:table-cell office:value-type="float" office:value="0.000000158946759259259">
                <text:p>0.000000158946759259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236041666666667">
                <text:p>0.000000236041666666667</text:p>
              </table:table-cell>
              <table:table-cell office:value-type="float" office:value="0.000000251331018518518">
                <text:p>0.000000251331018518518</text:p>
              </table:table-cell>
              <table:table-cell office:value-type="float" office:value="0.000000281076388888889">
                <text:p>0.000000281076388888889</text:p>
              </table:table-cell>
              <table:table-cell office:value-type="float" office:value="0.000000259733796296296">
                <text:p>0.0000002597337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147858796296296">
                <text:p>0.000000147858796296296</text:p>
              </table:table-cell>
              <table:table-cell office:value-type="float" office:value="0.000000152222222222222">
                <text:p>0.000000152222222222222</text:p>
              </table:table-cell>
              <table:table-cell office:value-type="float" office:value="0.000000169375">
                <text:p>0.000000169375</text:p>
              </table:table-cell>
              <table:table-cell office:value-type="float" office:value="0.000000177974537037037">
                <text:p>0.000000177974537037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159340277777778">
                <text:p>0.000000159340277777778</text:p>
              </table:table-cell>
              <table:table-cell office:value-type="float" office:value="0.000000183865740740741">
                <text:p>0.000000183865740740741</text:p>
              </table:table-cell>
              <table:table-cell office:value-type="float" office:value="0.00000015900462962963">
                <text:p>0.00000015900462962963</text:p>
              </table:table-cell>
              <table:table-cell office:value-type="float" office:value="0.000000179513888888889">
                <text:p>0.000000179513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176967592592593">
                <text:p>0.000000176967592592593</text:p>
              </table:table-cell>
              <table:table-cell office:value-type="float" office:value="0.000000154618055555556">
                <text:p>0.000000154618055555556</text:p>
              </table:table-cell>
              <table:table-cell office:value-type="float" office:value="0.000000170949074074074">
                <text:p>0.000000170949074074074</text:p>
              </table:table-cell>
              <table:table-cell office:value-type="float" office:value="0.000000171076388888889">
                <text:p>0.0000001710763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176793981481482">
                <text:p>0.000000176793981481482</text:p>
              </table:table-cell>
              <table:table-cell office:value-type="float" office:value="0.000000215949074074074">
                <text:p>0.000000215949074074074</text:p>
              </table:table-cell>
              <table:table-cell office:value-type="float" office:value="0.00000017412037037037">
                <text:p>0.00000017412037037037</text:p>
              </table:table-cell>
              <table:table-cell office:value-type="float" office:value="0.000000175520833333333">
                <text:p>0.0000001755208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0167268518518519">
                <text:p>0.000000167268518518519</text:p>
              </table:table-cell>
              <table:table-cell office:value-type="float" office:value="0.000000164548611111111">
                <text:p>0.000000164548611111111</text:p>
              </table:table-cell>
              <table:table-cell office:value-type="float" office:value="0.000000141527777777778">
                <text:p>0.000000141527777777778</text:p>
              </table:table-cell>
              <table:table-cell office:value-type="float" office:value="0.000000165462962962963">
                <text:p>0.000000165462962962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00164305555555556">
                <text:p>0.000000164305555555556</text:p>
              </table:table-cell>
              <table:table-cell office:value-type="float" office:value="0.000000165243055555556">
                <text:p>0.000000165243055555556</text:p>
              </table:table-cell>
              <table:table-cell office:value-type="float" office:value="0.000000224305555555556">
                <text:p>0.000000224305555555556</text:p>
              </table:table-cell>
              <table:table-cell office:value-type="float" office:value="0.000000166770833333333">
                <text:p>0.0000001667708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0164386574074074">
                <text:p>0.000000164386574074074</text:p>
              </table:table-cell>
              <table:table-cell office:value-type="float" office:value="0.000000165833333333333">
                <text:p>0.000000165833333333333</text:p>
              </table:table-cell>
              <table:table-cell office:value-type="float" office:value="0.000000163321759259259">
                <text:p>0.000000163321759259259</text:p>
              </table:table-cell>
              <table:table-cell office:value-type="float" office:value="0.000000187268518518519">
                <text:p>0.000000187268518518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0184502314814815">
                <text:p>0.000000184502314814815</text:p>
              </table:table-cell>
              <table:table-cell office:value-type="float" office:value="0.000000177534722222222">
                <text:p>0.000000177534722222222</text:p>
              </table:table-cell>
              <table:table-cell office:value-type="float" office:value="0.000000176319444444444">
                <text:p>0.000000176319444444444</text:p>
              </table:table-cell>
              <table:table-cell office:value-type="float" office:value="0.000000201215277777778">
                <text:p>0.00000020121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201655092592593">
                <text:p>0.000000201655092592593</text:p>
              </table:table-cell>
              <table:table-cell office:value-type="float" office:value="0.000000195324074074074">
                <text:p>0.000000195324074074074</text:p>
              </table:table-cell>
              <table:table-cell office:value-type="float" office:value="0.000000186805555555556">
                <text:p>0.000000186805555555556</text:p>
              </table:table-cell>
              <table:table-cell office:value-type="float" office:value="0.000000202175925925926">
                <text:p>0.000000202175925925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0169826388888889">
                <text:p>0.000000169826388888889</text:p>
              </table:table-cell>
              <table:table-cell office:value-type="float" office:value="0.000000166493055555556">
                <text:p>0.000000166493055555556</text:p>
              </table:table-cell>
              <table:table-cell office:value-type="float" office:value="0.000000178761574074074">
                <text:p>0.000000178761574074074</text:p>
              </table:table-cell>
              <table:table-cell office:value-type="float" office:value="0.00000016962962962963">
                <text:p>0.00000016962962962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00184861111111111">
                <text:p>0.000000184861111111111</text:p>
              </table:table-cell>
              <table:table-cell office:value-type="float" office:value="0.000000221203703703704">
                <text:p>0.000000221203703703704</text:p>
              </table:table-cell>
              <table:table-cell office:value-type="float" office:value="0.000000220023148148148">
                <text:p>0.000000220023148148148</text:p>
              </table:table-cell>
              <table:table-cell office:value-type="float" office:value="0.000000180578703703704">
                <text:p>0.000000180578703703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00165752314814815">
                <text:p>0.000000165752314814815</text:p>
              </table:table-cell>
              <table:table-cell office:value-type="float" office:value="0.000000150509259259259">
                <text:p>0.000000150509259259259</text:p>
              </table:table-cell>
              <table:table-cell office:value-type="float" office:value="0.000000170810185185185">
                <text:p>0.000000170810185185185</text:p>
              </table:table-cell>
              <table:table-cell office:value-type="float" office:value="0.000000147939814814815">
                <text:p>0.000000147939814814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00138854166666667">
                <text:p>0.000000138854166666667</text:p>
              </table:table-cell>
              <table:table-cell office:value-type="float" office:value="0.000000151076388888889">
                <text:p>0.000000151076388888889</text:p>
              </table:table-cell>
              <table:table-cell office:value-type="float" office:value="0.000000164375">
                <text:p>0.000000164375</text:p>
              </table:table-cell>
              <table:table-cell office:value-type="float" office:value="0.000000138194444444444">
                <text:p>0.00000013819444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00019630787037037">
                <text:p>0.00000019630787037037</text:p>
              </table:table-cell>
              <table:table-cell office:value-type="float" office:value="0.000000198136574074074">
                <text:p>0.000000198136574074074</text:p>
              </table:table-cell>
              <table:table-cell office:value-type="float" office:value="0.000000180081018518519">
                <text:p>0.000000180081018518519</text:p>
              </table:table-cell>
              <table:table-cell office:value-type="float" office:value="0.000000194513888888889">
                <text:p>0.000000194513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0209594907407407">
                <text:p>0.000000209594907407407</text:p>
              </table:table-cell>
              <table:table-cell office:value-type="float" office:value="0.000000191458333333333">
                <text:p>0.000000191458333333333</text:p>
              </table:table-cell>
              <table:table-cell office:value-type="float" office:value="0.000000206087962962963">
                <text:p>0.000000206087962962963</text:p>
              </table:table-cell>
              <table:table-cell office:value-type="float" office:value="0.000000208321759259259">
                <text:p>0.000000208321759259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0178553240740741">
                <text:p>0.000000178553240740741</text:p>
              </table:table-cell>
              <table:table-cell office:value-type="float" office:value="0.000000182164351851852">
                <text:p>0.000000182164351851852</text:p>
              </table:table-cell>
              <table:table-cell office:value-type="float" office:value="0.000000194664351851852">
                <text:p>0.000000194664351851852</text:p>
              </table:table-cell>
              <table:table-cell office:value-type="float" office:value="0.000000176157407407407">
                <text:p>0.000000176157407407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000167314814814815">
                <text:p>0.000000167314814814815</text:p>
              </table:table-cell>
              <table:table-cell office:value-type="float" office:value="0.000000193449074074074">
                <text:p>0.000000193449074074074</text:p>
              </table:table-cell>
              <table:table-cell office:value-type="float" office:value="0.000000194050925925926">
                <text:p>0.000000194050925925926</text:p>
              </table:table-cell>
              <table:table-cell office:value-type="float" office:value="0.000000167615740740741">
                <text:p>0.000000167615740740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0285439814814815">
                <text:p>0.000000285439814814815</text:p>
              </table:table-cell>
              <table:table-cell office:value-type="float" office:value="0.000000288252314814815">
                <text:p>0.000000288252314814815</text:p>
              </table:table-cell>
              <table:table-cell office:value-type="float" office:value="0.00000030744212962963">
                <text:p>0.00000030744212962963</text:p>
              </table:table-cell>
              <table:table-cell office:value-type="float" office:value="0.000000288078703703704">
                <text:p>0.000000288078703703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0212939814814815">
                <text:p>0.000000212939814814815</text:p>
              </table:table-cell>
              <table:table-cell office:value-type="float" office:value="0.000000221747685185185">
                <text:p>0.000000221747685185185</text:p>
              </table:table-cell>
              <table:table-cell office:value-type="float" office:value="0.000000235162037037037">
                <text:p>0.000000235162037037037</text:p>
              </table:table-cell>
              <table:table-cell office:value-type="float" office:value="0.0000002203125">
                <text:p>0.000000220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0183738425925926">
                <text:p>0.000000183738425925926</text:p>
              </table:table-cell>
              <table:table-cell office:value-type="float" office:value="0.000000183148148148148">
                <text:p>0.000000183148148148148</text:p>
              </table:table-cell>
              <table:table-cell office:value-type="float" office:value="0.000000182905092592593">
                <text:p>0.000000182905092592593</text:p>
              </table:table-cell>
              <table:table-cell office:value-type="float" office:value="0.000000204155092592593">
                <text:p>0.000000204155092592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001721875">
                <text:p>0.0000001721875</text:p>
              </table:table-cell>
              <table:table-cell office:value-type="float" office:value="0.000000171597222222222">
                <text:p>0.000000171597222222222</text:p>
              </table:table-cell>
              <table:table-cell office:value-type="float" office:value="0.000000179085648148148">
                <text:p>0.000000179085648148148</text:p>
              </table:table-cell>
              <table:table-cell office:value-type="float" office:value="0.000000171168981481482">
                <text:p>0.000000171168981481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00166655092592593">
                <text:p>0.000000166655092592593</text:p>
              </table:table-cell>
              <table:table-cell office:value-type="float" office:value="0.000000144502314814815">
                <text:p>0.000000144502314814815</text:p>
              </table:table-cell>
              <table:table-cell office:value-type="float" office:value="0.000000165891203703704">
                <text:p>0.000000165891203703704</text:p>
              </table:table-cell>
              <table:table-cell office:value-type="float" office:value="0.000000143935185185185">
                <text:p>0.000000143935185185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0182395833333333">
                <text:p>0.000000182395833333333</text:p>
              </table:table-cell>
              <table:table-cell office:value-type="float" office:value="0.000000198333333333333">
                <text:p>0.000000198333333333333</text:p>
              </table:table-cell>
              <table:table-cell office:value-type="float" office:value="0.000000221759259259259">
                <text:p>0.000000221759259259259</text:p>
              </table:table-cell>
              <table:table-cell office:value-type="float" office:value="0.000000184351851851852">
                <text:p>0.000000184351851851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00195590277777778">
                <text:p>0.000000195590277777778</text:p>
              </table:table-cell>
              <table:table-cell office:value-type="float" office:value="0.000000180949074074074">
                <text:p>0.000000180949074074074</text:p>
              </table:table-cell>
              <table:table-cell office:value-type="float" office:value="0.0000001753125">
                <text:p>0.0000001753125</text:p>
              </table:table-cell>
              <table:table-cell office:value-type="float" office:value="0.000000176805555555556">
                <text:p>0.00000017680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0220219907407407">
                <text:p>0.000000220219907407407</text:p>
              </table:table-cell>
              <table:table-cell office:value-type="float" office:value="0.000000218206018518519">
                <text:p>0.000000218206018518519</text:p>
              </table:table-cell>
              <table:table-cell office:value-type="float" office:value="0.000000263946759259259">
                <text:p>0.000000263946759259259</text:p>
              </table:table-cell>
              <table:table-cell office:value-type="float" office:value="0.000000251851851851852">
                <text:p>0.000000251851851851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000183125">
                <text:p>0.000000183125</text:p>
              </table:table-cell>
              <table:table-cell office:value-type="float" office:value="0.000000179027777777778">
                <text:p>0.000000179027777777778</text:p>
              </table:table-cell>
              <table:table-cell office:value-type="float" office:value="0.00000019005787037037">
                <text:p>0.00000019005787037037</text:p>
              </table:table-cell>
              <table:table-cell office:value-type="float" office:value="0.000000206712962962963">
                <text:p>0.000000206712962962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000218356481481482">
                <text:p>0.000000218356481481482</text:p>
              </table:table-cell>
              <table:table-cell office:value-type="float" office:value="0.000000214733796296296">
                <text:p>0.000000214733796296296</text:p>
              </table:table-cell>
              <table:table-cell office:value-type="float" office:value="0.000000189039351851852">
                <text:p>0.000000189039351851852</text:p>
              </table:table-cell>
              <table:table-cell office:value-type="float" office:value="0.000000190381944444444">
                <text:p>0.000000190381944444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00197789351851852">
                <text:p>0.000000197789351851852</text:p>
              </table:table-cell>
              <table:table-cell office:value-type="float" office:value="0.000000203819444444444">
                <text:p>0.000000203819444444444</text:p>
              </table:table-cell>
              <table:table-cell office:value-type="float" office:value="0.000000218414351851852">
                <text:p>0.000000218414351851852</text:p>
              </table:table-cell>
              <table:table-cell office:value-type="float" office:value="0.000000184606481481482">
                <text:p>0.000000184606481481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00167071759259259">
                <text:p>0.000000167071759259259</text:p>
              </table:table-cell>
              <table:table-cell office:value-type="float" office:value="0.000000159861111111111">
                <text:p>0.000000159861111111111</text:p>
              </table:table-cell>
              <table:table-cell office:value-type="float" office:value="0.000000161736111111111">
                <text:p>0.000000161736111111111</text:p>
              </table:table-cell>
              <table:table-cell office:value-type="float" office:value="0.000000153958333333333">
                <text:p>0.000000153958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0167291666666667">
                <text:p>0.000000167291666666667</text:p>
              </table:table-cell>
              <table:table-cell office:value-type="float" office:value="0.000000166863425925926">
                <text:p>0.000000166863425925926</text:p>
              </table:table-cell>
              <table:table-cell office:value-type="float" office:value="0.000000167997685185185">
                <text:p>0.000000167997685185185</text:p>
              </table:table-cell>
              <table:table-cell office:value-type="float" office:value="0.000000185983796296296">
                <text:p>0.000000185983796296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002015625">
                <text:p>0.0000002015625</text:p>
              </table:table-cell>
              <table:table-cell office:value-type="float" office:value="0.000000172060185185185">
                <text:p>0.000000172060185185185</text:p>
              </table:table-cell>
              <table:table-cell office:value-type="float" office:value="0.000000215462962962963">
                <text:p>0.000000215462962962963</text:p>
              </table:table-cell>
              <table:table-cell office:value-type="float" office:value="0.000000173587962962963">
                <text:p>0.00000017358796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00160729166666667">
                <text:p>0.000000160729166666667</text:p>
              </table:table-cell>
              <table:table-cell office:value-type="float" office:value="0.000000150509259259259">
                <text:p>0.000000150509259259259</text:p>
              </table:table-cell>
              <table:table-cell office:value-type="float" office:value="0.000000187210648148148">
                <text:p>0.000000187210648148148</text:p>
              </table:table-cell>
              <table:table-cell office:value-type="float" office:value="0.000000170787037037037">
                <text:p>0.000000170787037037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0145648148148148">
                <text:p>0.000000145648148148148</text:p>
              </table:table-cell>
              <table:table-cell office:value-type="float" office:value="0.00000015005787037037">
                <text:p>0.00000015005787037037</text:p>
              </table:table-cell>
              <table:table-cell office:value-type="float" office:value="0.000000173518518518519">
                <text:p>0.000000173518518518519</text:p>
              </table:table-cell>
              <table:table-cell office:value-type="float" office:value="0.000000156643518518519">
                <text:p>0.000000156643518518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000278425925925926">
                <text:p>0.000000278425925925926</text:p>
              </table:table-cell>
              <table:table-cell office:value-type="float" office:value="0.000000218969907407407">
                <text:p>0.000000218969907407407</text:p>
              </table:table-cell>
              <table:table-cell office:value-type="float" office:value="0.000000228414351851852">
                <text:p>0.000000228414351851852</text:p>
              </table:table-cell>
              <table:table-cell office:value-type="float" office:value="0.000000268148148148148">
                <text:p>0.000000268148148148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0235127314814815">
                <text:p>0.000000235127314814815</text:p>
              </table:table-cell>
              <table:table-cell office:value-type="float" office:value="0.000000246875">
                <text:p>0.000000246875</text:p>
              </table:table-cell>
              <table:table-cell office:value-type="float" office:value="0.000000237337962962963">
                <text:p>0.000000237337962962963</text:p>
              </table:table-cell>
              <table:table-cell office:value-type="float" office:value="0.000000265162037037037">
                <text:p>0.0000002651620370370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00191238425925926">
                <text:p>0.000000191238425925926</text:p>
              </table:table-cell>
              <table:table-cell office:value-type="float" office:value="0.000000280300925925926">
                <text:p>0.000000280300925925926</text:p>
              </table:table-cell>
              <table:table-cell office:value-type="float" office:value="0.000000232974537037037">
                <text:p>0.000000232974537037037</text:p>
              </table:table-cell>
              <table:table-cell office:value-type="float" office:value="0.000000200648148148148">
                <text:p>0.000000200648148148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0481944444444445">
                <text:p>0.000000481944444444445</text:p>
              </table:table-cell>
              <table:table-cell office:value-type="float" office:value="0.000000227083333333333">
                <text:p>0.000000227083333333333</text:p>
              </table:table-cell>
              <table:table-cell office:value-type="float" office:value="0.000000268206018518519">
                <text:p>0.000000268206018518519</text:p>
              </table:table-cell>
              <table:table-cell office:value-type="float" office:value="0.000000205150462962963">
                <text:p>0.000000205150462962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00280775462962963">
                <text:p>0.000000280775462962963</text:p>
              </table:table-cell>
              <table:table-cell office:value-type="float" office:value="0.000000275034722222222">
                <text:p>0.000000275034722222222</text:p>
              </table:table-cell>
              <table:table-cell office:value-type="float" office:value="0.000000340208333333333">
                <text:p>0.000000340208333333333</text:p>
              </table:table-cell>
              <table:table-cell office:value-type="float" office:value="0.00000028474537037037">
                <text:p>0.00000028474537037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00212777777777778">
                <text:p>0.000000212777777777778</text:p>
              </table:table-cell>
              <table:table-cell office:value-type="float" office:value="0.000000206273148148148">
                <text:p>0.000000206273148148148</text:p>
              </table:table-cell>
              <table:table-cell office:value-type="float" office:value="0.000000210891203703704">
                <text:p>0.000000210891203703704</text:p>
              </table:table-cell>
              <table:table-cell office:value-type="float" office:value="0.000000185578703703704">
                <text:p>0.000000185578703703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00274768518518519">
                <text:p>0.000000274768518518519</text:p>
              </table:table-cell>
              <table:table-cell office:value-type="float" office:value="0.000000295277777777778">
                <text:p>0.000000295277777777778</text:p>
              </table:table-cell>
              <table:table-cell office:value-type="float" office:value="0.000000272083333333333">
                <text:p>0.000000272083333333333</text:p>
              </table:table-cell>
              <table:table-cell office:value-type="float" office:value="0.000000292627314814815">
                <text:p>0.000000292627314814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00270381944444444">
                <text:p>0.000000270381944444444</text:p>
              </table:table-cell>
              <table:table-cell office:value-type="float" office:value="0.000000256076388888889">
                <text:p>0.000000256076388888889</text:p>
              </table:table-cell>
              <table:table-cell office:value-type="float" office:value="0.000000253009259259259">
                <text:p>0.000000253009259259259</text:p>
              </table:table-cell>
              <table:table-cell office:value-type="float" office:value="0.000000250532407407407">
                <text:p>0.000000250532407407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0173969907407407">
                <text:p>0.000000173969907407407</text:p>
              </table:table-cell>
              <table:table-cell office:value-type="float" office:value="0.000000229421296296296">
                <text:p>0.000000229421296296296</text:p>
              </table:table-cell>
              <table:table-cell office:value-type="float" office:value="0.000000181736111111111">
                <text:p>0.000000181736111111111</text:p>
              </table:table-cell>
              <table:table-cell office:value-type="float" office:value="0.000000196446759259259">
                <text:p>0.0000001964467592592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0254270833333333">
                <text:p>0.000000254270833333333</text:p>
              </table:table-cell>
              <table:table-cell office:value-type="float" office:value="0.000000297569444444444">
                <text:p>0.000000297569444444444</text:p>
              </table:table-cell>
              <table:table-cell office:value-type="float" office:value="0.000000286689814814815">
                <text:p>0.000000286689814814815</text:p>
              </table:table-cell>
              <table:table-cell office:value-type="float" office:value="0.000000296608796296296">
                <text:p>0.000000296608796296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0203506944444444">
                <text:p>0.000000203506944444444</text:p>
              </table:table-cell>
              <table:table-cell office:value-type="float" office:value="0.000000213587962962963">
                <text:p>0.000000213587962962963</text:p>
              </table:table-cell>
              <table:table-cell office:value-type="float" office:value="0.000000237766203703704">
                <text:p>0.000000237766203703704</text:p>
              </table:table-cell>
              <table:table-cell office:value-type="float" office:value="0.000000206655092592593">
                <text:p>0.0000002066550925925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0282210648148148">
                <text:p>0.000000282210648148148</text:p>
              </table:table-cell>
              <table:table-cell office:value-type="float" office:value="0.00000027962962962963">
                <text:p>0.00000027962962962963</text:p>
              </table:table-cell>
              <table:table-cell office:value-type="float" office:value="0.000000329548611111111">
                <text:p>0.000000329548611111111</text:p>
              </table:table-cell>
              <table:table-cell office:value-type="float" office:value="0.000000297962962962963">
                <text:p>0.0000002979629629629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0274282407407407">
                <text:p>0.000000274282407407407</text:p>
              </table:table-cell>
              <table:table-cell office:value-type="float" office:value="0.000000316967592592593">
                <text:p>0.000000316967592592593</text:p>
              </table:table-cell>
              <table:table-cell office:value-type="float" office:value="0.000000295127314814815">
                <text:p>0.000000295127314814815</text:p>
              </table:table-cell>
              <table:table-cell office:value-type="float" office:value="0.000000298715277777778">
                <text:p>0.0000002987152777777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241261574074074">
                <text:p>0.000000241261574074074</text:p>
              </table:table-cell>
              <table:table-cell office:value-type="float" office:value="0.000000285520833333333">
                <text:p>0.000000285520833333333</text:p>
              </table:table-cell>
              <table:table-cell office:value-type="float" office:value="0.000000247835648148148">
                <text:p>0.000000247835648148148</text:p>
              </table:table-cell>
              <table:table-cell office:value-type="float" office:value="0.000000269652777777778">
                <text:p>0.000000269652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114710648148148">
                <text:p>0.000000114710648148148</text:p>
              </table:table-cell>
              <table:table-cell office:value-type="float" office:value="0.000000188935185185185">
                <text:p>0.000000188935185185185</text:p>
              </table:table-cell>
              <table:table-cell office:value-type="float" office:value="0.000000189849537037037">
                <text:p>0.000000189849537037037</text:p>
              </table:table-cell>
              <table:table-cell office:value-type="float" office:value="0.000000191516203703704">
                <text:p>0.0000001915162037037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282650462962963">
                <text:p>0.000000282650462962963</text:p>
              </table:table-cell>
              <table:table-cell office:value-type="float" office:value="0.000000255671296296296">
                <text:p>0.000000255671296296296</text:p>
              </table:table-cell>
              <table:table-cell office:value-type="float" office:value="0.00000025400462962963">
                <text:p>0.00000025400462962963</text:p>
              </table:table-cell>
              <table:table-cell office:value-type="float" office:value="0.000000254363425925926">
                <text:p>0.0000002543634259259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000328206018518519">
                <text:p>0.000000328206018518519</text:p>
              </table:table-cell>
              <table:table-cell office:value-type="float" office:value="0.000000331226851851852">
                <text:p>0.000000331226851851852</text:p>
              </table:table-cell>
              <table:table-cell office:value-type="float" office:value="0.000000380300925925926">
                <text:p>0.000000380300925925926</text:p>
              </table:table-cell>
              <table:table-cell office:value-type="float" office:value="0.000000325844907407407">
                <text:p>0.000000325844907407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0275416666666667">
                <text:p>0.000000275416666666667</text:p>
              </table:table-cell>
              <table:table-cell office:value-type="float" office:value="0.000000299571759259259">
                <text:p>0.000000299571759259259</text:p>
              </table:table-cell>
              <table:table-cell office:value-type="float" office:value="0.000000236284722222222">
                <text:p>0.000000236284722222222</text:p>
              </table:table-cell>
              <table:table-cell office:value-type="float" office:value="0.000000271527777777778">
                <text:p>0.00000027152777777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233391203703704">
                <text:p>0.000000233391203703704</text:p>
              </table:table-cell>
              <table:table-cell office:value-type="float" office:value="0.000000288553240740741">
                <text:p>0.000000288553240740741</text:p>
              </table:table-cell>
              <table:table-cell office:value-type="float" office:value="0.000000294988425925926">
                <text:p>0.000000294988425925926</text:p>
              </table:table-cell>
              <table:table-cell office:value-type="float" office:value="0.0000001571875">
                <text:p>0.0000001571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114837962962963">
                <text:p>0.00000114837962962963</text:p>
              </table:table-cell>
              <table:table-cell office:value-type="float" office:value="0.000000212210648148148">
                <text:p>0.000000212210648148148</text:p>
              </table:table-cell>
              <table:table-cell office:value-type="float" office:value="0.000000218912037037037">
                <text:p>0.000000218912037037037</text:p>
              </table:table-cell>
              <table:table-cell office:value-type="float" office:value="0.000000255636574074074">
                <text:p>0.000000255636574074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0036931712962963">
                <text:p>0.00000036931712962963</text:p>
              </table:table-cell>
              <table:table-cell office:value-type="float" office:value="0.00000025625">
                <text:p>0.00000025625</text:p>
              </table:table-cell>
              <table:table-cell office:value-type="float" office:value="0.000000220810185185185">
                <text:p>0.000000220810185185185</text:p>
              </table:table-cell>
              <table:table-cell office:value-type="float" office:value="0.000000270520833333333">
                <text:p>0.0000002705208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00189861111111111">
                <text:p>0.000000189861111111111</text:p>
              </table:table-cell>
              <table:table-cell office:value-type="float" office:value="0.000000263321759259259">
                <text:p>0.000000263321759259259</text:p>
              </table:table-cell>
              <table:table-cell office:value-type="float" office:value="0.000000195659722222222">
                <text:p>0.000000195659722222222</text:p>
              </table:table-cell>
              <table:table-cell office:value-type="float" office:value="0.000000195694444444444">
                <text:p>0.000000195694444444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00924131944444444">
                <text:p>0.000000924131944444444</text:p>
              </table:table-cell>
              <table:table-cell office:value-type="float" office:value="0.000000247141203703704">
                <text:p>0.000000247141203703704</text:p>
              </table:table-cell>
              <table:table-cell office:value-type="float" office:value="0.000000211041666666667">
                <text:p>0.000000211041666666667</text:p>
              </table:table-cell>
              <table:table-cell office:value-type="float" office:value="0.000000329328703703704">
                <text:p>0.0000003293287037037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00344039351851852">
                <text:p>0.000000344039351851852</text:p>
              </table:table-cell>
              <table:table-cell office:value-type="float" office:value="0.000000278368055555556">
                <text:p>0.000000278368055555556</text:p>
              </table:table-cell>
              <table:table-cell office:value-type="float" office:value="0.000000294895833333333">
                <text:p>0.000000294895833333333</text:p>
              </table:table-cell>
              <table:table-cell office:value-type="float" office:value="0.000000322222222222222">
                <text:p>0.00000032222222222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0340820601851852">
                <text:p>0.00000340820601851852</text:p>
              </table:table-cell>
              <table:table-cell office:value-type="float" office:value="0.000000437685185185185">
                <text:p>0.000000437685185185185</text:p>
              </table:table-cell>
              <table:table-cell office:value-type="float" office:value="0.000000504988425925926">
                <text:p>0.000000504988425925926</text:p>
              </table:table-cell>
              <table:table-cell office:value-type="float" office:value="0.000000454097222222222">
                <text:p>0.000000454097222222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00284826388888889">
                <text:p>0.000000284826388888889</text:p>
              </table:table-cell>
              <table:table-cell office:value-type="float" office:value="0.00000026337962962963">
                <text:p>0.00000026337962962963</text:p>
              </table:table-cell>
              <table:table-cell office:value-type="float" office:value="0.000000244583333333333">
                <text:p>0.000000244583333333333</text:p>
              </table:table-cell>
              <table:table-cell office:value-type="float" office:value="0.000000253865740740741">
                <text:p>0.000000253865740740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0000427303240740741">
                <text:p>0.000000427303240740741</text:p>
              </table:table-cell>
              <table:table-cell office:value-type="float" office:value="0.000000203171296296296">
                <text:p>0.000000203171296296296</text:p>
              </table:table-cell>
              <table:table-cell office:value-type="float" office:value="0.000000242314814814815">
                <text:p>0.000000242314814814815</text:p>
              </table:table-cell>
              <table:table-cell office:value-type="float" office:value="0.000000205474537037037">
                <text:p>0.000000205474537037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00034130787037037">
                <text:p>0.00000034130787037037</text:p>
              </table:table-cell>
              <table:table-cell office:value-type="float" office:value="0.000000240706018518519">
                <text:p>0.000000240706018518519</text:p>
              </table:table-cell>
              <table:table-cell office:value-type="float" office:value="0.000000252106481481481">
                <text:p>0.000000252106481481481</text:p>
              </table:table-cell>
              <table:table-cell office:value-type="float" office:value="0.000000240486111111111">
                <text:p>0.000000240486111111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0000452974537037037">
                <text:p>0.000000452974537037037</text:p>
              </table:table-cell>
              <table:table-cell office:value-type="float" office:value="0.000000179895833333333">
                <text:p>0.000000179895833333333</text:p>
              </table:table-cell>
              <table:table-cell office:value-type="float" office:value="0.000000189560185185185">
                <text:p>0.000000189560185185185</text:p>
              </table:table-cell>
              <table:table-cell office:value-type="float" office:value="0.000000213634259259259">
                <text:p>0.000000213634259259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000943680555555556">
                <text:p>0.000000943680555555556</text:p>
              </table:table-cell>
              <table:table-cell office:value-type="float" office:value="0.00000024255787037037">
                <text:p>0.00000024255787037037</text:p>
              </table:table-cell>
              <table:table-cell office:value-type="float" office:value="0.000000262453703703704">
                <text:p>0.000000262453703703704</text:p>
              </table:table-cell>
              <table:table-cell office:value-type="float" office:value="0.000000248171296296296">
                <text:p>0.000000248171296296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0000404606481481481">
                <text:p>0.000000404606481481481</text:p>
              </table:table-cell>
              <table:table-cell office:value-type="float" office:value="0.000000251701388888889">
                <text:p>0.000000251701388888889</text:p>
              </table:table-cell>
              <table:table-cell office:value-type="float" office:value="0.000000152974537037037">
                <text:p>0.000000152974537037037</text:p>
              </table:table-cell>
              <table:table-cell office:value-type="float" office:value="0.000000253993055555556">
                <text:p>0.000000253993055555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0000325578703703704">
                <text:p>0.000000325578703703704</text:p>
              </table:table-cell>
              <table:table-cell office:value-type="float" office:value="0.000000345821759259259">
                <text:p>0.000000345821759259259</text:p>
              </table:table-cell>
              <table:table-cell office:value-type="float" office:value="0.000000327060185185185">
                <text:p>0.000000327060185185185</text:p>
              </table:table-cell>
              <table:table-cell office:value-type="float" office:value="0.000000364583333333333">
                <text:p>0.00000036458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00243645833333333">
                <text:p>0.00000243645833333333</text:p>
              </table:table-cell>
              <table:table-cell office:value-type="float" office:value="0.000000322013888888889">
                <text:p>0.000000322013888888889</text:p>
              </table:table-cell>
              <table:table-cell office:value-type="float" office:value="0.000000320578703703704">
                <text:p>0.000000320578703703704</text:p>
              </table:table-cell>
              <table:table-cell office:value-type="float" office:value="0.000000292893518518518">
                <text:p>0.000000292893518518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0000148136574074074">
                <text:p>0.000000148136574074074</text:p>
              </table:table-cell>
              <table:table-cell office:value-type="float" office:value="0.000000269976851851852">
                <text:p>0.000000269976851851852</text:p>
              </table:table-cell>
              <table:table-cell office:value-type="float" office:value="0.000000170300925925926">
                <text:p>0.000000170300925925926</text:p>
              </table:table-cell>
              <table:table-cell office:value-type="float" office:value="0.000000250798611111111">
                <text:p>0.000000250798611111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0000578784722222222">
                <text:p>0.000000578784722222222</text:p>
              </table:table-cell>
              <table:table-cell office:value-type="float" office:value="0.000000230949074074074">
                <text:p>0.000000230949074074074</text:p>
              </table:table-cell>
              <table:table-cell office:value-type="float" office:value="0.000000246030092592593">
                <text:p>0.000000246030092592593</text:p>
              </table:table-cell>
              <table:table-cell office:value-type="float" office:value="0.000000252210648148148">
                <text:p>0.000000252210648148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0005965625">
                <text:p>0.0000005965625</text:p>
              </table:table-cell>
              <table:table-cell office:value-type="float" office:value="0.000000167314814814815">
                <text:p>0.000000167314814814815</text:p>
              </table:table-cell>
              <table:table-cell office:value-type="float" office:value="0.000000154398148148148">
                <text:p>0.000000154398148148148</text:p>
              </table:table-cell>
              <table:table-cell office:value-type="float" office:value="0.000000185208333333333">
                <text:p>0.000000185208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000209021990740741">
                <text:p>0.00000209021990740741</text:p>
              </table:table-cell>
              <table:table-cell office:value-type="float" office:value="0.000000364050925925926">
                <text:p>0.000000364050925925926</text:p>
              </table:table-cell>
              <table:table-cell office:value-type="float" office:value="0.000000301168981481481">
                <text:p>0.000000301168981481481</text:p>
              </table:table-cell>
              <table:table-cell office:value-type="float" office:value="0.000000342256944444444">
                <text:p>0.000000342256944444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0000155821759259259">
                <text:p>0.000000155821759259259</text:p>
              </table:table-cell>
              <table:table-cell office:value-type="float" office:value="0.000000175949074074074">
                <text:p>0.000000175949074074074</text:p>
              </table:table-cell>
              <table:table-cell office:value-type="float" office:value="0.000000193738425925926">
                <text:p>0.000000193738425925926</text:p>
              </table:table-cell>
              <table:table-cell office:value-type="float" office:value="0.000000176689814814815">
                <text:p>0.0000001766898148148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0000371180555555556">
                <text:p>0.000000371180555555556</text:p>
              </table:table-cell>
              <table:table-cell office:value-type="float" office:value="0.000000245150462962963">
                <text:p>0.000000245150462962963</text:p>
              </table:table-cell>
              <table:table-cell office:value-type="float" office:value="0.000000248761574074074">
                <text:p>0.000000248761574074074</text:p>
              </table:table-cell>
              <table:table-cell office:value-type="float" office:value="0.000000255">
                <text:p>0.000000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0000156759259259259">
                <text:p>0.000000156759259259259</text:p>
              </table:table-cell>
              <table:table-cell office:value-type="float" office:value="0.000000187951388888889">
                <text:p>0.000000187951388888889</text:p>
              </table:table-cell>
              <table:table-cell office:value-type="float" office:value="0.000000211863425925926">
                <text:p>0.000000211863425925926</text:p>
              </table:table-cell>
              <table:table-cell office:value-type="float" office:value="0.000000217048611111111">
                <text:p>0.0000002170486111111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000046505787037037">
                <text:p>0.00000046505787037037</text:p>
              </table:table-cell>
              <table:table-cell office:value-type="float" office:value="0.000000267395833333333">
                <text:p>0.000000267395833333333</text:p>
              </table:table-cell>
              <table:table-cell office:value-type="float" office:value="0.00000020375">
                <text:p>0.00000020375</text:p>
              </table:table-cell>
              <table:table-cell office:value-type="float" office:value="0.000000480300925925926">
                <text:p>0.0000004803009259259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000101331018518519">
                <text:p>0.00000101331018518519</text:p>
              </table:table-cell>
              <table:table-cell office:value-type="float" office:value="0.000000341481481481481">
                <text:p>0.000000341481481481481</text:p>
              </table:table-cell>
              <table:table-cell office:value-type="float" office:value="0.000000207858796296296">
                <text:p>0.000000207858796296296</text:p>
              </table:table-cell>
              <table:table-cell office:value-type="float" office:value="0.000000389571759259259">
                <text:p>0.0000003895717592592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000258946759259259">
                <text:p>0.00000258946759259259</text:p>
              </table:table-cell>
              <table:table-cell office:value-type="float" office:value="0.000000999583333333333">
                <text:p>0.000000999583333333333</text:p>
              </table:table-cell>
              <table:table-cell office:value-type="float" office:value="0.00000135203703703704">
                <text:p>0.00000135203703703704</text:p>
              </table:table-cell>
              <table:table-cell office:value-type="float" office:value="0.00000095255787037037">
                <text:p>0.00000095255787037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000508171296296296">
                <text:p>0.000000508171296296296</text:p>
              </table:table-cell>
              <table:table-cell office:value-type="float" office:value="0.000000387708333333333">
                <text:p>0.000000387708333333333</text:p>
              </table:table-cell>
              <table:table-cell office:value-type="float" office:value="0.00000031599537037037">
                <text:p>0.00000031599537037037</text:p>
              </table:table-cell>
              <table:table-cell office:value-type="float" office:value="0.000000381597222222222">
                <text:p>0.0000003815972222222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00140753472222222">
                <text:p>0.00000140753472222222</text:p>
              </table:table-cell>
              <table:table-cell office:value-type="float" office:value="0.000000225428240740741">
                <text:p>0.000000225428240740741</text:p>
              </table:table-cell>
              <table:table-cell office:value-type="float" office:value="0.000000175729166666667">
                <text:p>0.000000175729166666667</text:p>
              </table:table-cell>
              <table:table-cell office:value-type="float" office:value="0.00000023">
                <text:p>0.000000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000321967592592593">
                <text:p>0.000000321967592592593</text:p>
              </table:table-cell>
              <table:table-cell office:value-type="float" office:value="0.000000168726851851852">
                <text:p>0.000000168726851851852</text:p>
              </table:table-cell>
              <table:table-cell office:value-type="float" office:value="0.000000225486111111111">
                <text:p>0.000000225486111111111</text:p>
              </table:table-cell>
              <table:table-cell office:value-type="float" office:value="0.000000272175925925926">
                <text:p>0.0000002721759259259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000022525462962963">
                <text:p>0.00000022525462962963</text:p>
              </table:table-cell>
              <table:table-cell office:value-type="float" office:value="0.000000319780092592593">
                <text:p>0.000000319780092592593</text:p>
              </table:table-cell>
              <table:table-cell office:value-type="float" office:value="0.000000313668981481481">
                <text:p>0.000000313668981481481</text:p>
              </table:table-cell>
              <table:table-cell office:value-type="float" office:value="0.000000256967592592593">
                <text:p>0.000000256967592592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00017447337962963">
                <text:p>0.0000017447337962963</text:p>
              </table:table-cell>
              <table:table-cell office:value-type="float" office:value="0.000000286145833333333">
                <text:p>0.000000286145833333333</text:p>
              </table:table-cell>
              <table:table-cell office:value-type="float" office:value="0.000000176875">
                <text:p>0.000000176875</text:p>
              </table:table-cell>
              <table:table-cell office:value-type="float" office:value="0.000000311712962962963">
                <text:p>0.0000003117129629629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0000713287037037037">
                <text:p>0.000000713287037037037</text:p>
              </table:table-cell>
              <table:table-cell office:value-type="float" office:value="0.000000333206018518518">
                <text:p>0.000000333206018518518</text:p>
              </table:table-cell>
              <table:table-cell office:value-type="float" office:value="0.000000365636574074074">
                <text:p>0.000000365636574074074</text:p>
              </table:table-cell>
              <table:table-cell office:value-type="float" office:value="0.000000344965277777778">
                <text:p>0.000000344965277777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000833425925925926">
                <text:p>0.000000833425925925926</text:p>
              </table:table-cell>
              <table:table-cell office:value-type="float" office:value="0.000000320381944444444">
                <text:p>0.000000320381944444444</text:p>
              </table:table-cell>
              <table:table-cell office:value-type="float" office:value="0.000000388263888888889">
                <text:p>0.000000388263888888889</text:p>
              </table:table-cell>
              <table:table-cell office:value-type="float" office:value="0.000000490034722222222">
                <text:p>0.00000049003472222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0000847974537037037">
                <text:p>0.000000847974537037037</text:p>
              </table:table-cell>
              <table:table-cell office:value-type="float" office:value="0.000000276747685185185">
                <text:p>0.000000276747685185185</text:p>
              </table:table-cell>
              <table:table-cell office:value-type="float" office:value="0.000000371967592592593">
                <text:p>0.000000371967592592593</text:p>
              </table:table-cell>
              <table:table-cell office:value-type="float" office:value="0.000000263113425925926">
                <text:p>0.000000263113425925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00231635416666667">
                <text:p>0.00000231635416666667</text:p>
              </table:table-cell>
              <table:table-cell office:value-type="float" office:value="0.000000151180555555556">
                <text:p>0.000000151180555555556</text:p>
              </table:table-cell>
              <table:table-cell office:value-type="float" office:value="0.000000729398148148148">
                <text:p>0.000000729398148148148</text:p>
              </table:table-cell>
              <table:table-cell office:value-type="float" office:value="0.000000196400462962963">
                <text:p>0.000000196400462962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000345104166666667">
                <text:p>0.000000345104166666667</text:p>
              </table:table-cell>
              <table:table-cell office:value-type="float" office:value="0.000000436666666666667">
                <text:p>0.000000436666666666667</text:p>
              </table:table-cell>
              <table:table-cell office:value-type="float" office:value="0.000000212743055555556">
                <text:p>0.000000212743055555556</text:p>
              </table:table-cell>
              <table:table-cell office:value-type="float" office:value="0.000000408391203703704">
                <text:p>0.000000408391203703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000853564814814815">
                <text:p>0.000000853564814814815</text:p>
              </table:table-cell>
              <table:table-cell office:value-type="float" office:value="0.000000275266203703704">
                <text:p>0.000000275266203703704</text:p>
              </table:table-cell>
              <table:table-cell office:value-type="float" office:value="0.00000019806712962963">
                <text:p>0.00000019806712962963</text:p>
              </table:table-cell>
              <table:table-cell office:value-type="float" office:value="0.000000245601851851852">
                <text:p>0.0000002456018518518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000818391203703704">
                <text:p>0.000000818391203703704</text:p>
              </table:table-cell>
              <table:table-cell office:value-type="float" office:value="0.000000327291666666667">
                <text:p>0.000000327291666666667</text:p>
              </table:table-cell>
              <table:table-cell office:value-type="float" office:value="0.000000378518518518518">
                <text:p>0.000000378518518518518</text:p>
              </table:table-cell>
              <table:table-cell office:value-type="float" office:value="0.000000383854166666667">
                <text:p>0.0000003838541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00283711805555556">
                <text:p>0.00000283711805555556</text:p>
              </table:table-cell>
              <table:table-cell office:value-type="float" office:value="0.000000332986111111111">
                <text:p>0.000000332986111111111</text:p>
              </table:table-cell>
              <table:table-cell office:value-type="float" office:value="0.000000257488425925926">
                <text:p>0.000000257488425925926</text:p>
              </table:table-cell>
              <table:table-cell office:value-type="float" office:value="0.000000317986111111111">
                <text:p>0.0000003179861111111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0062125">
                <text:p>0.0000062125</text:p>
              </table:table-cell>
              <table:table-cell office:value-type="float" office:value="0.00000027099537037037">
                <text:p>0.00000027099537037037</text:p>
              </table:table-cell>
              <table:table-cell office:value-type="float" office:value="0.000000410173611111111">
                <text:p>0.000000410173611111111</text:p>
              </table:table-cell>
              <table:table-cell office:value-type="float" office:value="0.000000435219907407407">
                <text:p>0.000000435219907407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0000889756944444444">
                <text:p>0.000000889756944444444</text:p>
              </table:table-cell>
              <table:table-cell office:value-type="float" office:value="0.000000173310185185185">
                <text:p>0.000000173310185185185</text:p>
              </table:table-cell>
              <table:table-cell office:value-type="float" office:value="0.00000018181712962963">
                <text:p>0.00000018181712962963</text:p>
              </table:table-cell>
              <table:table-cell office:value-type="float" office:value="0.000000243981481481481">
                <text:p>0.0000002439814814814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0000934201388888889">
                <text:p>0.000000934201388888889</text:p>
              </table:table-cell>
              <table:table-cell office:value-type="float" office:value="0.000000397581018518518">
                <text:p>0.000000397581018518518</text:p>
              </table:table-cell>
              <table:table-cell office:value-type="float" office:value="0.000000284722222222222">
                <text:p>0.000000284722222222222</text:p>
              </table:table-cell>
              <table:table-cell office:value-type="float" office:value="0.000000368854166666667">
                <text:p>0.0000003688541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000805104166666667">
                <text:p>0.000000805104166666667</text:p>
              </table:table-cell>
              <table:table-cell office:value-type="float" office:value="0.000000307604166666667">
                <text:p>0.000000307604166666667</text:p>
              </table:table-cell>
              <table:table-cell office:value-type="float" office:value="0.000000199861111111111">
                <text:p>0.000000199861111111111</text:p>
              </table:table-cell>
              <table:table-cell office:value-type="float" office:value="0.000000293368055555556">
                <text:p>0.000000293368055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Ultrafine_20_Dashed" svg:stroke-color="#b3b3b3"/>
    </style:style>
    <style:style style:name="ch10" style:family="chart">
      <style:chart-properties chart:symbol-type="none"/>
      <style:graphic-properties draw:stroke="solid" svg:stroke-width="0.051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51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184cm" svg:height="7.167cm" chart:class="chart:scatter" chart:style-name="ch1">
        <chart:title svg:x="0.263cm" svg:y="0.144cm" chart:style-name="ch2">
          <text:p>Compración de Implementaciones CSP: Nodos Expandidos (Very Hard)</text:p>
        </chart:title>
        <chart:legend chart:legend-position="bottom" svg:x="3.511cm" svg:y="6.142cm" chart:style-name="ch3"/>
        <chart:plot-area chart:style-name="ch4" table:cell-range-address="Sheet1.A106:Sheet1.B200 Sheet1.B3:Sheet1.B3 Sheet1.D3:Sheet1.D3 Sheet1.D106:Sheet1.D200 Sheet1.F3:Sheet1.F3 Sheet1.F106:Sheet1.F200 Sheet1.H3:Sheet1.H3 Sheet1.H106:Sheet1.H200" chart:data-source-has-labels="row" svg:x="0.405cm" svg:y="0.79cm" svg:width="14.173cm" svg:height="5.268cm">
          <chart:axis chart:dimension="x" chart:name="primary-x" chart:style-name="ch5">
            <chart:title svg:x="7.234cm" svg:y="5.629cm" chart:style-name="ch6">
              <text:p>Tablero</text:p>
            </chart:title>
            <chart:grid chart:style-name="ch7" chart:class="major"/>
          </chart:axis>
          <chart:axis chart:dimension="y" chart:name="primary-y" chart:style-name="ch5">
            <chart:title svg:x="0.304cm" svg:y="4.501cm" chart:style-name="ch8">
              <text:p>Nodos Expandidos</text:p>
            </chart:title>
            <chart:grid chart:style-name="ch9" chart:class="major"/>
          </chart:axis>
          <chart:series chart:style-name="ch10" chart:values-cell-range-address="Sheet1.B106:Sheet1.B200" chart:label-cell-address="Sheet1.B3:Sheet1.B3" chart:class="chart:scatter">
            <chart:domain table:cell-range-address="Sheet1.A106:Sheet1.A200"/>
            <chart:data-point chart:repeated="95"/>
          </chart:series>
          <chart:series chart:style-name="ch11" chart:values-cell-range-address="Sheet1.D106:Sheet1.D200" chart:label-cell-address="Sheet1.D3:Sheet1.D3" chart:class="chart:scatter">
            <chart:data-point chart:repeated="95"/>
          </chart:series>
          <chart:series chart:style-name="ch12" chart:values-cell-range-address="Sheet1.F106:Sheet1.F200" chart:label-cell-address="Sheet1.F3:Sheet1.F3" chart:class="chart:scatter">
            <chart:data-point chart:repeated="95"/>
          </chart:series>
          <chart:series chart:style-name="ch13" chart:values-cell-range-address="Sheet1.H106:Sheet1.H200" chart:label-cell-address="Sheet1.H3:Sheet1.H3" chart:class="chart:scatter">
            <chart:data-point chart:repeated="9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3:Sheet1.B3">Sin Optimizar</text:p>
              </table:table-cell>
              <table:table-cell office:value-type="string">
                <text:p text:id="Sheet1.D3:Sheet1.D3">MRV</text:p>
              </table:table-cell>
              <table:table-cell office:value-type="string">
                <text:p text:id="Sheet1.F3:Sheet1.F3">MRV + Menos Conflictivo</text:p>
              </table:table-cell>
              <table:table-cell office:value-type="string">
                <text:p text:id="Sheet1.H3:Sheet1.H3">MRV + Más Conflictiv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 text:id="Sheet1.A106:Sheet1.A200">101</text:p>
              </table:table-cell>
              <table:table-cell office:value-type="float" office:value="1730590">
                <text:p text:id="Sheet1.B106:Sheet1.B200">1730590</text:p>
              </table:table-cell>
              <table:table-cell office:value-type="float" office:value="1298">
                <text:p text:id="Sheet1.D106:Sheet1.D200">1298</text:p>
              </table:table-cell>
              <table:table-cell office:value-type="float" office:value="3621">
                <text:p text:id="Sheet1.F106:Sheet1.F200">3621</text:p>
              </table:table-cell>
              <table:table-cell office:value-type="float" office:value="2203">
                <text:p text:id="Sheet1.H106:Sheet1.H200">22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">
                <text:p>102</text:p>
              </table:table-cell>
              <table:table-cell office:value-type="float" office:value="1190310">
                <text:p>1190310</text:p>
              </table:table-cell>
              <table:table-cell office:value-type="float" office:value="6312">
                <text:p>6312</text:p>
              </table:table-cell>
              <table:table-cell office:value-type="float" office:value="9751">
                <text:p>9751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">
                <text:p>103</text:p>
              </table:table-cell>
              <table:table-cell office:value-type="float" office:value="119255">
                <text:p>119255</text:p>
              </table:table-cell>
              <table:table-cell office:value-type="float" office:value="4094">
                <text:p>4094</text:p>
              </table:table-cell>
              <table:table-cell office:value-type="float" office:value="1874">
                <text:p>1874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162157">
                <text:p>162157</text:p>
              </table:table-cell>
              <table:table-cell office:value-type="float" office:value="13824">
                <text:p>13824</text:p>
              </table:table-cell>
              <table:table-cell office:value-type="float" office:value="20430">
                <text:p>20430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6428282">
                <text:p>16428282</text:p>
              </table:table-cell>
              <table:table-cell office:value-type="float" office:value="32020">
                <text:p>32020</text:p>
              </table:table-cell>
              <table:table-cell office:value-type="float" office:value="31871">
                <text:p>31871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731296">
                <text:p>731296</text:p>
              </table:table-cell>
              <table:table-cell office:value-type="float" office:value="161241">
                <text:p>161241</text:p>
              </table:table-cell>
              <table:table-cell office:value-type="float" office:value="159250">
                <text:p>159250</text:p>
              </table:table-cell>
              <table:table-cell office:value-type="float" office:value="158786">
                <text:p>158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">
                <text:p>107</text:p>
              </table:table-cell>
              <table:table-cell office:value-type="float" office:value="2708810">
                <text:p>2708810</text:p>
              </table:table-cell>
              <table:table-cell office:value-type="float" office:value="50766">
                <text:p>50766</text:p>
              </table:table-cell>
              <table:table-cell office:value-type="float" office:value="64655">
                <text:p>64655</text:p>
              </table:table-cell>
              <table:table-cell office:value-type="float" office:value="90275">
                <text:p>90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">
                <text:p>108</text:p>
              </table:table-cell>
              <table:table-cell office:value-type="float" office:value="1733146">
                <text:p>1733146</text:p>
              </table:table-cell>
              <table:table-cell office:value-type="float" office:value="2005">
                <text:p>2005</text:p>
              </table:table-cell>
              <table:table-cell office:value-type="float" office:value="785">
                <text:p>785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">
                <text:p>109</text:p>
              </table:table-cell>
              <table:table-cell office:value-type="float" office:value="2030496">
                <text:p>2030496</text:p>
              </table:table-cell>
              <table:table-cell office:value-type="float" office:value="36263">
                <text:p>36263</text:p>
              </table:table-cell>
              <table:table-cell office:value-type="float" office:value="49135">
                <text:p>49135</text:p>
              </table:table-cell>
              <table:table-cell office:value-type="float" office:value="63658">
                <text:p>63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2600620">
                <text:p>2600620</text:p>
              </table:table-cell>
              <table:table-cell office:value-type="float" office:value="8675">
                <text:p>8675</text:p>
              </table:table-cell>
              <table:table-cell office:value-type="float" office:value="8899">
                <text:p>8899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227868">
                <text:p>227868</text:p>
              </table:table-cell>
              <table:table-cell office:value-type="float" office:value="47645">
                <text:p>47645</text:p>
              </table:table-cell>
              <table:table-cell office:value-type="float" office:value="36480">
                <text:p>36480</text:p>
              </table:table-cell>
              <table:table-cell office:value-type="float" office:value="26398">
                <text:p>26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">
                <text:p>112</text:p>
              </table:table-cell>
              <table:table-cell office:value-type="float" office:value="45711">
                <text:p>45711</text:p>
              </table:table-cell>
              <table:table-cell office:value-type="float" office:value="4017">
                <text:p>4017</text:p>
              </table:table-cell>
              <table:table-cell office:value-type="float" office:value="10788">
                <text:p>1078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">
                <text:p>113</text:p>
              </table:table-cell>
              <table:table-cell office:value-type="float" office:value="40246">
                <text:p>40246</text:p>
              </table:table-cell>
              <table:table-cell office:value-type="float" office:value="876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  <table:table-cell office:value-type="float" office:value="86706">
                <text:p>86706</text:p>
              </table:table-cell>
              <table:table-cell office:value-type="float" office:value="8403">
                <text:p>8403</text:p>
              </table:table-cell>
              <table:table-cell office:value-type="float" office:value="3364">
                <text:p>3364</text:p>
              </table:table-cell>
              <table:table-cell office:value-type="float" office:value="9042">
                <text:p>9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">
                <text:p>115</text:p>
              </table:table-cell>
              <table:table-cell office:value-type="float" office:value="1439474">
                <text:p>1439474</text:p>
              </table:table-cell>
              <table:table-cell office:value-type="float" office:value="2178">
                <text:p>2178</text:p>
              </table:table-cell>
              <table:table-cell office:value-type="float" office:value="3962">
                <text:p>396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">
                <text:p>116</text:p>
              </table:table-cell>
              <table:table-cell office:value-type="float" office:value="248180">
                <text:p>248180</text:p>
              </table:table-cell>
              <table:table-cell office:value-type="float" office:value="49447">
                <text:p>49447</text:p>
              </table:table-cell>
              <table:table-cell office:value-type="float" office:value="35089">
                <text:p>35089</text:p>
              </table:table-cell>
              <table:table-cell office:value-type="float" office:value="28652">
                <text:p>28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1104563">
                <text:p>1104563</text:p>
              </table:table-cell>
              <table:table-cell office:value-type="float" office:value="838">
                <text:p>838</text:p>
              </table:table-cell>
              <table:table-cell office:value-type="float" office:value="113">
                <text:p>1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">
                <text:p>118</text:p>
              </table:table-cell>
              <table:table-cell office:value-type="float" office:value="1688698">
                <text:p>1688698</text:p>
              </table:table-cell>
              <table:table-cell office:value-type="float" office:value="23880">
                <text:p>23880</text:p>
              </table:table-cell>
              <table:table-cell office:value-type="float" office:value="5597">
                <text:p>5597</text:p>
              </table:table-cell>
              <table:table-cell office:value-type="float" office:value="24001">
                <text:p>24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">
                <text:p>119</text:p>
              </table:table-cell>
              <table:table-cell office:value-type="float" office:value="668">
                <text:p>668</text:p>
              </table:table-cell>
              <table:table-cell office:value-type="float" office:value="154">
                <text:p>154</text:p>
              </table:table-cell>
              <table:table-cell office:value-type="float" office:value="1435">
                <text:p>143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6006">
                <text:p>6006</text:p>
              </table:table-cell>
              <table:table-cell office:value-type="float" office:value="3463">
                <text:p>3463</text:p>
              </table:table-cell>
              <table:table-cell office:value-type="float" office:value="3459">
                <text:p>34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">
                <text:p>121</text:p>
              </table:table-cell>
              <table:table-cell office:value-type="float" office:value="1519772">
                <text:p>1519772</text:p>
              </table:table-cell>
              <table:table-cell office:value-type="float" office:value="17686">
                <text:p>17686</text:p>
              </table:table-cell>
              <table:table-cell office:value-type="float" office:value="13024">
                <text:p>13024</text:p>
              </table:table-cell>
              <table:table-cell office:value-type="float" office:value="21170">
                <text:p>211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2">
                <text:p>122</text:p>
              </table:table-cell>
              <table:table-cell office:value-type="float" office:value="19552">
                <text:p>19552</text:p>
              </table:table-cell>
              <table:table-cell office:value-type="float" office:value="615">
                <text:p>615</text:p>
              </table:table-cell>
              <table:table-cell office:value-type="float" office:value="675">
                <text:p>67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">
                <text:p>123</text:p>
              </table:table-cell>
              <table:table-cell office:value-type="float" office:value="851981">
                <text:p>851981</text:p>
              </table:table-cell>
              <table:table-cell office:value-type="float" office:value="13345">
                <text:p>13345</text:p>
              </table:table-cell>
              <table:table-cell office:value-type="float" office:value="23323">
                <text:p>23323</text:p>
              </table:table-cell>
              <table:table-cell office:value-type="float" office:value="13413">
                <text:p>13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">
                <text:p>124</text:p>
              </table:table-cell>
              <table:table-cell office:value-type="float" office:value="101957">
                <text:p>101957</text:p>
              </table:table-cell>
              <table:table-cell office:value-type="float" office:value="1971">
                <text:p>1971</text:p>
              </table:table-cell>
              <table:table-cell office:value-type="float" office:value="172">
                <text:p>172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26">
                <text:p>726</text:p>
              </table:table-cell>
              <table:table-cell office:value-type="float" office:value="145">
                <text:p>145</text:p>
              </table:table-cell>
              <table:table-cell office:value-type="float" office:value="621">
                <text:p>62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">
                <text:p>126</text:p>
              </table:table-cell>
              <table:table-cell office:value-type="float" office:value="452727">
                <text:p>452727</text:p>
              </table:table-cell>
              <table:table-cell office:value-type="float" office:value="3566">
                <text:p>3566</text:p>
              </table:table-cell>
              <table:table-cell office:value-type="float" office:value="2443">
                <text:p>2443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">
                <text:p>127</text:p>
              </table:table-cell>
              <table:table-cell office:value-type="float" office:value="51179">
                <text:p>51179</text:p>
              </table:table-cell>
              <table:table-cell office:value-type="float" office:value="3489">
                <text:p>3489</text:p>
              </table:table-cell>
              <table:table-cell office:value-type="float" office:value="3493">
                <text:p>3493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">
                <text:p>128</text:p>
              </table:table-cell>
              <table:table-cell office:value-type="float" office:value="122295">
                <text:p>122295</text:p>
              </table:table-cell>
              <table:table-cell office:value-type="float" office:value="44453">
                <text:p>44453</text:p>
              </table:table-cell>
              <table:table-cell office:value-type="float" office:value="10568">
                <text:p>10568</text:p>
              </table:table-cell>
              <table:table-cell office:value-type="float" office:value="35504">
                <text:p>35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">
                <text:p>129</text:p>
              </table:table-cell>
              <table:table-cell office:value-type="float" office:value="54123">
                <text:p>54123</text:p>
              </table:table-cell>
              <table:table-cell office:value-type="float" office:value="203">
                <text:p>203</text:p>
              </table:table-cell>
              <table:table-cell office:value-type="float" office:value="116">
                <text:p>1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17121">
                <text:p>17121</text:p>
              </table:table-cell>
              <table:table-cell office:value-type="float" office:value="2249">
                <text:p>2249</text:p>
              </table:table-cell>
              <table:table-cell office:value-type="float" office:value="1806">
                <text:p>1806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">
                <text:p>131</text:p>
              </table:table-cell>
              <table:table-cell office:value-type="float" office:value="36308">
                <text:p>36308</text:p>
              </table:table-cell>
              <table:table-cell office:value-type="float" office:value="2357">
                <text:p>2357</text:p>
              </table:table-cell>
              <table:table-cell office:value-type="float" office:value="1917">
                <text:p>1917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383">
                <text:p>383</text:p>
              </table:table-cell>
              <table:table-cell office:value-type="float" office:value="1548">
                <text:p>1548</text:p>
              </table:table-cell>
              <table:table-cell office:value-type="float" office:value="1349">
                <text:p>134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">
                <text:p>133</text:p>
              </table:table-cell>
              <table:table-cell office:value-type="float" office:value="6692">
                <text:p>6692</text:p>
              </table:table-cell>
              <table:table-cell office:value-type="float" office:value="74">
                <text:p>74</text:p>
              </table:table-cell>
              <table:table-cell office:value-type="float" office:value="210">
                <text:p>2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998613">
                <text:p>998613</text:p>
              </table:table-cell>
              <table:table-cell office:value-type="float" office:value="76527">
                <text:p>76527</text:p>
              </table:table-cell>
              <table:table-cell office:value-type="float" office:value="32042">
                <text:p>32042</text:p>
              </table:table-cell>
              <table:table-cell office:value-type="float" office:value="52188">
                <text:p>52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">
                <text:p>135</text:p>
              </table:table-cell>
              <table:table-cell office:value-type="float" office:value="31526">
                <text:p>31526</text:p>
              </table:table-cell>
              <table:table-cell office:value-type="float" office:value="6075">
                <text:p>6075</text:p>
              </table:table-cell>
              <table:table-cell office:value-type="float" office:value="3699">
                <text:p>3699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">
                <text:p>136</text:p>
              </table:table-cell>
              <table:table-cell office:value-type="float" office:value="922236">
                <text:p>922236</text:p>
              </table:table-cell>
              <table:table-cell office:value-type="float" office:value="2590">
                <text:p>2590</text:p>
              </table:table-cell>
              <table:table-cell office:value-type="float" office:value="4373">
                <text:p>4373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">
                <text:p>137</text:p>
              </table:table-cell>
              <table:table-cell office:value-type="float" office:value="66077">
                <text:p>66077</text:p>
              </table:table-cell>
              <table:table-cell office:value-type="float" office:value="3590">
                <text:p>3590</text:p>
              </table:table-cell>
              <table:table-cell office:value-type="float" office:value="4440">
                <text:p>444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">
                <text:p>138</text:p>
              </table:table-cell>
              <table:table-cell office:value-type="float" office:value="11371">
                <text:p>11371</text:p>
              </table:table-cell>
              <table:table-cell office:value-type="float" office:value="1061">
                <text:p>1061</text:p>
              </table:table-cell>
              <table:table-cell office:value-type="float" office:value="1602">
                <text:p>1602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">
                <text:p>139</text:p>
              </table:table-cell>
              <table:table-cell office:value-type="float" office:value="330628">
                <text:p>330628</text:p>
              </table:table-cell>
              <table:table-cell office:value-type="float" office:value="1828">
                <text:p>1828</text:p>
              </table:table-cell>
              <table:table-cell office:value-type="float" office:value="1059">
                <text:p>105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">
                <text:p>140</text:p>
              </table:table-cell>
              <table:table-cell office:value-type="float" office:value="4267">
                <text:p>4267</text:p>
              </table:table-cell>
              <table:table-cell office:value-type="float" office:value="654">
                <text:p>654</text:p>
              </table:table-cell>
              <table:table-cell office:value-type="float" office:value="878">
                <text:p>878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1">
                <text:p>141</text:p>
              </table:table-cell>
              <table:table-cell office:value-type="float" office:value="8877680">
                <text:p>8877680</text:p>
              </table:table-cell>
              <table:table-cell office:value-type="float" office:value="9789">
                <text:p>9789</text:p>
              </table:table-cell>
              <table:table-cell office:value-type="float" office:value="59560">
                <text:p>59560</text:p>
              </table:table-cell>
              <table:table-cell office:value-type="float" office:value="10534">
                <text:p>10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">
                <text:p>142</text:p>
              </table:table-cell>
              <table:table-cell office:value-type="float" office:value="89030">
                <text:p>89030</text:p>
              </table:table-cell>
              <table:table-cell office:value-type="float" office:value="1630">
                <text:p>1630</text:p>
              </table:table-cell>
              <table:table-cell office:value-type="float" office:value="5403">
                <text:p>540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3">
                <text:p>143</text:p>
              </table:table-cell>
              <table:table-cell office:value-type="float" office:value="84687">
                <text:p>84687</text:p>
              </table:table-cell>
              <table:table-cell office:value-type="float" office:value="2093">
                <text:p>2093</text:p>
              </table:table-cell>
              <table:table-cell office:value-type="float" office:value="235">
                <text:p>23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">
                <text:p>144</text:p>
              </table:table-cell>
              <table:table-cell office:value-type="float" office:value="5389">
                <text:p>5389</text:p>
              </table:table-cell>
              <table:table-cell office:value-type="float" office:value="580">
                <text:p>580</text:p>
              </table:table-cell>
              <table:table-cell office:value-type="float" office:value="843">
                <text:p>8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19901">
                <text:p>19901</text:p>
              </table:table-cell>
              <table:table-cell office:value-type="float" office:value="2168">
                <text:p>2168</text:p>
              </table:table-cell>
              <table:table-cell office:value-type="float" office:value="1129">
                <text:p>1129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">
                <text:p>146</text:p>
              </table:table-cell>
              <table:table-cell office:value-type="float" office:value="3010955">
                <text:p>3010955</text:p>
              </table:table-cell>
              <table:table-cell office:value-type="float" office:value="22730">
                <text:p>22730</text:p>
              </table:table-cell>
              <table:table-cell office:value-type="float" office:value="22826">
                <text:p>22826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">
                <text:p>147</text:p>
              </table:table-cell>
              <table:table-cell office:value-type="float" office:value="185675">
                <text:p>185675</text:p>
              </table:table-cell>
              <table:table-cell office:value-type="float" office:value="6026">
                <text:p>6026</text:p>
              </table:table-cell>
              <table:table-cell office:value-type="float" office:value="5324">
                <text:p>532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">
                <text:p>148</text:p>
              </table:table-cell>
              <table:table-cell office:value-type="float" office:value="8793">
                <text:p>8793</text:p>
              </table:table-cell>
              <table:table-cell office:value-type="float" office:value="560">
                <text:p>560</text:p>
              </table:table-cell>
              <table:table-cell office:value-type="float" office:value="814">
                <text:p>814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">
                <text:p>149</text:p>
              </table:table-cell>
              <table:table-cell office:value-type="float" office:value="192538">
                <text:p>192538</text:p>
              </table:table-cell>
              <table:table-cell office:value-type="float" office:value="6593">
                <text:p>6593</text:p>
              </table:table-cell>
              <table:table-cell office:value-type="float" office:value="5432">
                <text:p>5432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932856">
                <text:p>1932856</text:p>
              </table:table-cell>
              <table:table-cell office:value-type="float" office:value="17207">
                <text:p>17207</text:p>
              </table:table-cell>
              <table:table-cell office:value-type="float" office:value="17379">
                <text:p>17379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1">
                <text:p>151</text:p>
              </table:table-cell>
              <table:table-cell office:value-type="float" office:value="233904">
                <text:p>233904</text:p>
              </table:table-cell>
              <table:table-cell office:value-type="float" office:value="942">
                <text:p>942</text:p>
              </table:table-cell>
              <table:table-cell office:value-type="float" office:value="375">
                <text:p>37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2">
                <text:p>152</text:p>
              </table:table-cell>
              <table:table-cell office:value-type="float" office:value="25722">
                <text:p>25722</text:p>
              </table:table-cell>
              <table:table-cell office:value-type="float" office:value="605">
                <text:p>605</text:p>
              </table:table-cell>
              <table:table-cell office:value-type="float" office:value="689">
                <text:p>68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3">
                <text:p>153</text:p>
              </table:table-cell>
              <table:table-cell office:value-type="float" office:value="2528">
                <text:p>2528</text:p>
              </table:table-cell>
              <table:table-cell office:value-type="float" office:value="121">
                <text:p>121</text:p>
              </table:table-cell>
              <table:table-cell office:value-type="float" office:value="2179">
                <text:p>21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">
                <text:p>154</text:p>
              </table:table-cell>
              <table:table-cell office:value-type="float" office:value="6835">
                <text:p>6835</text:p>
              </table:table-cell>
              <table:table-cell office:value-type="float" office:value="949">
                <text:p>949</text:p>
              </table:table-cell>
              <table:table-cell office:value-type="float" office:value="807">
                <text:p>80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">
                <text:p>155</text:p>
              </table:table-cell>
              <table:table-cell office:value-type="float" office:value="212067">
                <text:p>212067</text:p>
              </table:table-cell>
              <table:table-cell office:value-type="float" office:value="839">
                <text:p>839</text:p>
              </table:table-cell>
              <table:table-cell office:value-type="float" office:value="748">
                <text:p>74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">
                <text:p>156</text:p>
              </table:table-cell>
              <table:table-cell office:value-type="float" office:value="8083">
                <text:p>8083</text:p>
              </table:table-cell>
              <table:table-cell office:value-type="float" office:value="1744">
                <text:p>1744</text:p>
              </table:table-cell>
              <table:table-cell office:value-type="float" office:value="1209">
                <text:p>120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  <table:table-cell office:value-type="float" office:value="63851">
                <text:p>63851</text:p>
              </table:table-cell>
              <table:table-cell office:value-type="float" office:value="881">
                <text:p>881</text:p>
              </table:table-cell>
              <table:table-cell office:value-type="float" office:value="2549">
                <text:p>2549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">
                <text:p>158</text:p>
              </table:table-cell>
              <table:table-cell office:value-type="float" office:value="95950">
                <text:p>95950</text:p>
              </table:table-cell>
              <table:table-cell office:value-type="float" office:value="130">
                <text:p>130</text:p>
              </table:table-cell>
              <table:table-cell office:value-type="float" office:value="105">
                <text:p>105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">
                <text:p>159</text:p>
              </table:table-cell>
              <table:table-cell office:value-type="float" office:value="10221">
                <text:p>10221</text:p>
              </table:table-cell>
              <table:table-cell office:value-type="float" office:value="670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  <table:table-cell office:value-type="float" office:value="6188">
                <text:p>6188</text:p>
              </table:table-cell>
              <table:table-cell office:value-type="float" office:value="6143">
                <text:p>6143</text:p>
              </table:table-cell>
              <table:table-cell office:value-type="float" office:value="3255">
                <text:p>3255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1">
                <text:p>161</text:p>
              </table:table-cell>
              <table:table-cell office:value-type="float" office:value="5755">
                <text:p>5755</text:p>
              </table:table-cell>
              <table:table-cell office:value-type="float" office:value="2677">
                <text:p>2677</text:p>
              </table:table-cell>
              <table:table-cell office:value-type="float" office:value="3392">
                <text:p>3392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">
                <text:p>162</text:p>
              </table:table-cell>
              <table:table-cell office:value-type="float" office:value="972143">
                <text:p>972143</text:p>
              </table:table-cell>
              <table:table-cell office:value-type="float" office:value="1903">
                <text:p>1903</text:p>
              </table:table-cell>
              <table:table-cell office:value-type="float" office:value="5172">
                <text:p>5172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">
                <text:p>163</text:p>
              </table:table-cell>
              <table:table-cell office:value-type="float" office:value="31278">
                <text:p>31278</text:p>
              </table:table-cell>
              <table:table-cell office:value-type="float" office:value="694">
                <text:p>694</text:p>
              </table:table-cell>
              <table:table-cell office:value-type="float" office:value="77">
                <text:p>77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">
                <text:p>164</text:p>
              </table:table-cell>
              <table:table-cell office:value-type="float" office:value="390108">
                <text:p>390108</text:p>
              </table:table-cell>
              <table:table-cell office:value-type="float" office:value="3167">
                <text:p>3167</text:p>
              </table:table-cell>
              <table:table-cell office:value-type="float" office:value="3564">
                <text:p>356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">
                <text:p>165</text:p>
              </table:table-cell>
              <table:table-cell office:value-type="float" office:value="405">
                <text:p>405</text:p>
              </table:table-cell>
              <table:table-cell office:value-type="float" office:value="218">
                <text:p>218</text:p>
              </table:table-cell>
              <table:table-cell office:value-type="float" office:value="1623">
                <text:p>162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327354">
                <text:p>327354</text:p>
              </table:table-cell>
              <table:table-cell office:value-type="float" office:value="1131">
                <text:p>1131</text:p>
              </table:table-cell>
              <table:table-cell office:value-type="float" office:value="1616">
                <text:p>161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7">
                <text:p>167</text:p>
              </table:table-cell>
              <table:table-cell office:value-type="float" office:value="17708">
                <text:p>17708</text:p>
              </table:table-cell>
              <table:table-cell office:value-type="float" office:value="2236">
                <text:p>2236</text:p>
              </table:table-cell>
              <table:table-cell office:value-type="float" office:value="1995">
                <text:p>1995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">
                <text:p>168</text:p>
              </table:table-cell>
              <table:table-cell office:value-type="float" office:value="7759">
                <text:p>7759</text:p>
              </table:table-cell>
              <table:table-cell office:value-type="float" office:value="5951">
                <text:p>5951</text:p>
              </table:table-cell>
              <table:table-cell office:value-type="float" office:value="5795">
                <text:p>5795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">
                <text:p>169</text:p>
              </table:table-cell>
              <table:table-cell office:value-type="float" office:value="40712">
                <text:p>40712</text:p>
              </table:table-cell>
              <table:table-cell office:value-type="float" office:value="1636">
                <text:p>1636</text:p>
              </table:table-cell>
              <table:table-cell office:value-type="float" office:value="970">
                <text:p>97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0">
                <text:p>170</text:p>
              </table:table-cell>
              <table:table-cell office:value-type="float" office:value="168477">
                <text:p>168477</text:p>
              </table:table-cell>
              <table:table-cell office:value-type="float" office:value="1359">
                <text:p>1359</text:p>
              </table:table-cell>
              <table:table-cell office:value-type="float" office:value="1151">
                <text:p>115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1">
                <text:p>171</text:p>
              </table:table-cell>
              <table:table-cell office:value-type="float" office:value="7452712">
                <text:p>7452712</text:p>
              </table:table-cell>
              <table:table-cell office:value-type="float" office:value="10945">
                <text:p>10945</text:p>
              </table:table-cell>
              <table:table-cell office:value-type="float" office:value="3947">
                <text:p>3947</text:p>
              </table:table-cell>
              <table:table-cell office:value-type="float" office:value="11732">
                <text:p>11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">
                <text:p>172</text:p>
              </table:table-cell>
              <table:table-cell office:value-type="float" office:value="35639">
                <text:p>35639</text:p>
              </table:table-cell>
              <table:table-cell office:value-type="float" office:value="367">
                <text:p>367</text:p>
              </table:table-cell>
              <table:table-cell office:value-type="float" office:value="445">
                <text:p>44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3">
                <text:p>173</text:p>
              </table:table-cell>
              <table:table-cell office:value-type="float" office:value="183210">
                <text:p>183210</text:p>
              </table:table-cell>
              <table:table-cell office:value-type="float" office:value="1555">
                <text:p>1555</text:p>
              </table:table-cell>
              <table:table-cell office:value-type="float" office:value="2668">
                <text:p>2668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">
                <text:p>174</text:p>
              </table:table-cell>
              <table:table-cell office:value-type="float" office:value="7245">
                <text:p>7245</text:p>
              </table:table-cell>
              <table:table-cell office:value-type="float" office:value="3346">
                <text:p>3346</text:p>
              </table:table-cell>
              <table:table-cell office:value-type="float" office:value="2025">
                <text:p>2025</text:p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">
                <text:p>175</text:p>
              </table:table-cell>
              <table:table-cell office:value-type="float" office:value="23748">
                <text:p>23748</text:p>
              </table:table-cell>
              <table:table-cell office:value-type="float" office:value="828">
                <text:p>828</text:p>
              </table:table-cell>
              <table:table-cell office:value-type="float" office:value="1170">
                <text:p>117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6">
                <text:p>176</text:p>
              </table:table-cell>
              <table:table-cell office:value-type="float" office:value="294195">
                <text:p>294195</text:p>
              </table:table-cell>
              <table:table-cell office:value-type="float" office:value="1671">
                <text:p>1671</text:p>
              </table:table-cell>
              <table:table-cell office:value-type="float" office:value="1641">
                <text:p>1641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7">
                <text:p>177</text:p>
              </table:table-cell>
              <table:table-cell office:value-type="float" office:value="7742">
                <text:p>7742</text:p>
              </table:table-cell>
              <table:table-cell office:value-type="float" office:value="4985">
                <text:p>4985</text:p>
              </table:table-cell>
              <table:table-cell office:value-type="float" office:value="5867">
                <text:p>5867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">
                <text:p>178</text:p>
              </table:table-cell>
              <table:table-cell office:value-type="float" office:value="217152">
                <text:p>217152</text:p>
              </table:table-cell>
              <table:table-cell office:value-type="float" office:value="136">
                <text:p>136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9">
                <text:p>179</text:p>
              </table:table-cell>
              <table:table-cell office:value-type="float" office:value="11838">
                <text:p>11838</text:p>
              </table:table-cell>
              <table:table-cell office:value-type="float" office:value="2098">
                <text:p>2098</text:p>
              </table:table-cell>
              <table:table-cell office:value-type="float" office:value="4546">
                <text:p>4546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1661">
                <text:p>21661</text:p>
              </table:table-cell>
              <table:table-cell office:value-type="float" office:value="536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1">
                <text:p>181</text:p>
              </table:table-cell>
              <table:table-cell office:value-type="float" office:value="346">
                <text:p>346</text:p>
              </table:table-cell>
              <table:table-cell office:value-type="float" office:value="3313">
                <text:p>3313</text:p>
              </table:table-cell>
              <table:table-cell office:value-type="float" office:value="292">
                <text:p>2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2">
                <text:p>182</text:p>
              </table:table-cell>
              <table:table-cell office:value-type="float" office:value="49583">
                <text:p>49583</text:p>
              </table:table-cell>
              <table:table-cell office:value-type="float" office:value="1019">
                <text:p>1019</text:p>
              </table:table-cell>
              <table:table-cell office:value-type="float" office:value="1051">
                <text:p>105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">
                <text:p>183</text:p>
              </table:table-cell>
              <table:table-cell office:value-type="float" office:value="238388">
                <text:p>238388</text:p>
              </table:table-cell>
              <table:table-cell office:value-type="float" office:value="2090">
                <text:p>2090</text:p>
              </table:table-cell>
              <table:table-cell office:value-type="float" office:value="8811">
                <text:p>8811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4">
                <text:p>184</text:p>
              </table:table-cell>
              <table:table-cell office:value-type="float" office:value="58774">
                <text:p>58774</text:p>
              </table:table-cell>
              <table:table-cell office:value-type="float" office:value="5798">
                <text:p>5798</text:p>
              </table:table-cell>
              <table:table-cell office:value-type="float" office:value="10253">
                <text:p>10253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5">
                <text:p>185</text:p>
              </table:table-cell>
              <table:table-cell office:value-type="float" office:value="17690">
                <text:p>17690</text:p>
              </table:table-cell>
              <table:table-cell office:value-type="float" office:value="1867">
                <text:p>1867</text:p>
              </table:table-cell>
              <table:table-cell office:value-type="float" office:value="1824">
                <text:p>182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6">
                <text:p>186</text:p>
              </table:table-cell>
              <table:table-cell office:value-type="float" office:value="1989">
                <text:p>1989</text:p>
              </table:table-cell>
              <table:table-cell office:value-type="float" office:value="95">
                <text:p>95</text:p>
              </table:table-cell>
              <table:table-cell office:value-type="float" office:value="631">
                <text:p>63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7">
                <text:p>187</text:p>
              </table:table-cell>
              <table:table-cell office:value-type="float" office:value="54931">
                <text:p>54931</text:p>
              </table:table-cell>
              <table:table-cell office:value-type="float" office:value="1155">
                <text:p>1155</text:p>
              </table:table-cell>
              <table:table-cell office:value-type="float" office:value="2888">
                <text:p>288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8">
                <text:p>188</text:p>
              </table:table-cell>
              <table:table-cell office:value-type="float" office:value="11115">
                <text:p>11115</text:p>
              </table:table-cell>
              <table:table-cell office:value-type="float" office:value="498">
                <text:p>498</text:p>
              </table:table-cell>
              <table:table-cell office:value-type="float" office:value="126">
                <text:p>12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9">
                <text:p>189</text:p>
              </table:table-cell>
              <table:table-cell office:value-type="float" office:value="1068216">
                <text:p>1068216</text:p>
              </table:table-cell>
              <table:table-cell office:value-type="float" office:value="1983">
                <text:p>1983</text:p>
              </table:table-cell>
              <table:table-cell office:value-type="float" office:value="1884">
                <text:p>1884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0">
                <text:p>190</text:p>
              </table:table-cell>
              <table:table-cell office:value-type="float" office:value="124">
                <text:p>124</text:p>
              </table:table-cell>
              <table:table-cell office:value-type="float" office:value="198">
                <text:p>198</text:p>
              </table:table-cell>
              <table:table-cell office:value-type="float" office:value="360">
                <text:p>36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">
                <text:p>191</text:p>
              </table:table-cell>
              <table:table-cell office:value-type="float" office:value="6719">
                <text:p>6719</text:p>
              </table:table-cell>
              <table:table-cell office:value-type="float" office:value="871">
                <text:p>871</text:p>
              </table:table-cell>
              <table:table-cell office:value-type="float" office:value="497">
                <text:p>49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2">
                <text:p>192</text:p>
              </table:table-cell>
              <table:table-cell office:value-type="float" office:value="13701">
                <text:p>13701</text:p>
              </table:table-cell>
              <table:table-cell office:value-type="float" office:value="717">
                <text:p>717</text:p>
              </table:table-cell>
              <table:table-cell office:value-type="float" office:value="695">
                <text:p>69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3">
                <text:p>193</text:p>
              </table:table-cell>
              <table:table-cell office:value-type="float" office:value="69386">
                <text:p>69386</text:p>
              </table:table-cell>
              <table:table-cell office:value-type="float" office:value="959">
                <text:p>959</text:p>
              </table:table-cell>
              <table:table-cell office:value-type="float" office:value="1104">
                <text:p>11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4">
                <text:p>194</text:p>
              </table:table-cell>
              <table:table-cell office:value-type="float" office:value="310446">
                <text:p>310446</text:p>
              </table:table-cell>
              <table:table-cell office:value-type="float" office:value="453">
                <text:p>453</text:p>
              </table:table-cell>
              <table:table-cell office:value-type="float" office:value="480">
                <text:p>48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5">
                <text:p>195</text:p>
              </table:table-cell>
              <table:table-cell office:value-type="float" office:value="738968">
                <text:p>738968</text:p>
              </table:table-cell>
              <table:table-cell office:value-type="float" office:value="5598">
                <text:p>5598</text:p>
              </table:table-cell>
              <table:table-cell office:value-type="float" office:value="5552">
                <text:p>5552</text:p>
              </table:table-cell>
              <table:table-cell office:value-type="float" office:value="4668">
                <text:p>46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